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table:formula="of:=SIN(3.14159*[.A1]/256)" office:value-type="float" office:value="0">
            <text:p>0</text:p>
          </table:table-cell>
          <table:table-cell/>
          <table:table-cell table:formula="of:=128 *[.B1]" office:value-type="float" office:value="0">
            <text:p>0</text:p>
          </table:table-cell>
          <table:table-cell table:formula="of:=INT([.D1])" office:value-type="float" office:value="0">
            <text:p>0</text:p>
          </table:table-cell>
          <table:table-cell/>
          <table:table-cell table:formula="of:=([.A1]/119)*127" office:value-type="float" office:value="0">
            <text:p>0</text:p>
          </table:table-cell>
          <table:table-cell table:formula="of:=INT([.G1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3.14159*[.A2]/256)" office:value-type="float" office:value="0.0122715279209153">
            <text:p>0.0122715279</text:p>
          </table:table-cell>
          <table:table-cell/>
          <table:table-cell table:formula="of:=128 *[.B2]" office:value-type="float" office:value="1.57075557387716">
            <text:p>1.5707555739</text:p>
          </table:table-cell>
          <table:table-cell table:formula="of:=INT([.D2])" office:value-type="float" office:value="1">
            <text:p>1</text:p>
          </table:table-cell>
          <table:table-cell/>
          <table:table-cell table:formula="of:=([.A2]/119)*127" office:value-type="float" office:value="1.0672268907563">
            <text:p>1.0672268908</text:p>
          </table:table-cell>
          <table:table-cell table:formula="of:=INT([.G2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3.14159*[.A3]/256)" office:value-type="float" office:value="0.0245412077979859">
            <text:p>0.0245412078</text:p>
          </table:table-cell>
          <table:table-cell/>
          <table:table-cell table:formula="of:=128 *[.B3]" office:value-type="float" office:value="3.14127459814219">
            <text:p>3.1412745981</text:p>
          </table:table-cell>
          <table:table-cell table:formula="of:=INT([.D3])" office:value-type="float" office:value="3">
            <text:p>3</text:p>
          </table:table-cell>
          <table:table-cell/>
          <table:table-cell table:formula="of:=([.A3]/119)*127" office:value-type="float" office:value="2.1344537815126">
            <text:p>2.1344537815</text:p>
          </table:table-cell>
          <table:table-cell table:formula="of:=INT([.G3])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3.14159*[.A4]/256)" office:value-type="float" office:value="0.0368071918656751">
            <text:p>0.0368071919</text:p>
          </table:table-cell>
          <table:table-cell/>
          <table:table-cell table:formula="of:=128 *[.B4]" office:value-type="float" office:value="4.71132055880641">
            <text:p>4.7113205588</text:p>
          </table:table-cell>
          <table:table-cell table:formula="of:=INT([.D4])" office:value-type="float" office:value="4">
            <text:p>4</text:p>
          </table:table-cell>
          <table:table-cell/>
          <table:table-cell table:formula="of:=([.A4]/119)*127" office:value-type="float" office:value="3.20168067226891">
            <text:p>3.2016806723</text:p>
          </table:table-cell>
          <table:table-cell table:formula="of:=INT([.G4])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3.14159*[.A5]/256)" office:value-type="float" office:value="0.0490676329150207">
            <text:p>0.0490676329</text:p>
          </table:table-cell>
          <table:table-cell/>
          <table:table-cell table:formula="of:=128 *[.B5]" office:value-type="float" office:value="6.28065701312264">
            <text:p>6.2806570131</text:p>
          </table:table-cell>
          <table:table-cell table:formula="of:=INT([.D5])" office:value-type="float" office:value="6">
            <text:p>6</text:p>
          </table:table-cell>
          <table:table-cell/>
          <table:table-cell table:formula="of:=([.A5]/119)*127" office:value-type="float" office:value="4.26890756302521">
            <text:p>4.268907563</text:p>
          </table:table-cell>
          <table:table-cell table:formula="of:=INT([.G5]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3.14159*[.A6]/256)" office:value-type="float" office:value="0.0613206845718172">
            <text:p>0.0613206846</text:p>
          </table:table-cell>
          <table:table-cell/>
          <table:table-cell table:formula="of:=128 *[.B6]" office:value-type="float" office:value="7.8490476251926">
            <text:p>7.8490476252</text:p>
          </table:table-cell>
          <table:table-cell table:formula="of:=INT([.D6])" office:value-type="float" office:value="7">
            <text:p>7</text:p>
          </table:table-cell>
          <table:table-cell/>
          <table:table-cell table:formula="of:=([.A6]/119)*127" office:value-type="float" office:value="5.33613445378151">
            <text:p>5.3361344538</text:p>
          </table:table-cell>
          <table:table-cell table:formula="of:=INT([.G6])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3.14159*[.A7]/256)" office:value-type="float" office:value="0.0735645015746725">
            <text:p>0.0735645016</text:p>
          </table:table-cell>
          <table:table-cell/>
          <table:table-cell table:formula="of:=128 *[.B7]" office:value-type="float" office:value="9.41625620155808">
            <text:p>9.4162562016</text:p>
          </table:table-cell>
          <table:table-cell table:formula="of:=INT([.D7])" office:value-type="float" office:value="9">
            <text:p>9</text:p>
          </table:table-cell>
          <table:table-cell/>
          <table:table-cell table:formula="of:=([.A7]/119)*127" office:value-type="float" office:value="6.40336134453782">
            <text:p>6.4033613445</text:p>
          </table:table-cell>
          <table:table-cell table:formula="of:=INT([.G7])"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3.14159*[.A8]/256)" office:value-type="float" office:value="0.0857972400528973">
            <text:p>0.0857972401</text:p>
          </table:table-cell>
          <table:table-cell/>
          <table:table-cell table:formula="of:=128 *[.B8]" office:value-type="float" office:value="10.9820467267709">
            <text:p>10.9820467268</text:p>
          </table:table-cell>
          <table:table-cell table:formula="of:=INT([.D8])" office:value-type="float" office:value="10">
            <text:p>10</text:p>
          </table:table-cell>
          <table:table-cell/>
          <table:table-cell table:formula="of:=([.A8]/119)*127" office:value-type="float" office:value="7.47058823529412">
            <text:p>7.4705882353</text:p>
          </table:table-cell>
          <table:table-cell table:formula="of:=INT([.G8])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IN(3.14159*[.A9]/256)" office:value-type="float" office:value="0.0980170578041842">
            <text:p>0.0980170578</text:p>
          </table:table-cell>
          <table:table-cell/>
          <table:table-cell table:formula="of:=128 *[.B9]" office:value-type="float" office:value="12.5461833989356">
            <text:p>12.5461833989</text:p>
          </table:table-cell>
          <table:table-cell table:formula="of:=INT([.D9])" office:value-type="float" office:value="12">
            <text:p>12</text:p>
          </table:table-cell>
          <table:table-cell/>
          <table:table-cell table:formula="of:=([.A9]/119)*127" office:value-type="float" office:value="8.53781512605042">
            <text:p>8.5378151261</text:p>
          </table:table-cell>
          <table:table-cell table:formula="of:=INT([.G9])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IN(3.14159*[.A10]/256)" office:value-type="float" office:value="0.110222114572037">
            <text:p>0.1102221146</text:p>
          </table:table-cell>
          <table:table-cell/>
          <table:table-cell table:formula="of:=128 *[.B10]" office:value-type="float" office:value="14.1084306652207">
            <text:p>14.1084306652</text:p>
          </table:table-cell>
          <table:table-cell table:formula="of:=INT([.D10])" office:value-type="float" office:value="14">
            <text:p>14</text:p>
          </table:table-cell>
          <table:table-cell/>
          <table:table-cell table:formula="of:=([.A10]/119)*127" office:value-type="float" office:value="9.60504201680672">
            <text:p>9.6050420168</text:p>
          </table:table-cell>
          <table:table-cell table:formula="of:=INT([.G10])"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IN(3.14159*[.A11]/256)" office:value-type="float" office:value="0.122410572322904">
            <text:p>0.1224105723</text:p>
          </table:table-cell>
          <table:table-cell/>
          <table:table-cell table:formula="of:=128 *[.B11]" office:value-type="float" office:value="15.6685532573318">
            <text:p>15.6685532573</text:p>
          </table:table-cell>
          <table:table-cell table:formula="of:=INT([.D11])" office:value-type="float" office:value="15">
            <text:p>15</text:p>
          </table:table-cell>
          <table:table-cell/>
          <table:table-cell table:formula="of:=([.A11]/119)*127" office:value-type="float" office:value="10.672268907563">
            <text:p>10.6722689076</text:p>
          </table:table-cell>
          <table:table-cell table:formula="of:=INT([.G11])"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IN(3.14159*[.A12]/256)" office:value-type="float" office:value="0.134580595522983">
            <text:p>0.1345805955</text:p>
          </table:table-cell>
          <table:table-cell/>
          <table:table-cell table:formula="of:=128 *[.B12]" office:value-type="float" office:value="17.2263162269419">
            <text:p>17.2263162269</text:p>
          </table:table-cell>
          <table:table-cell table:formula="of:=INT([.D12])" office:value-type="float" office:value="17">
            <text:p>17</text:p>
          </table:table-cell>
          <table:table-cell/>
          <table:table-cell table:formula="of:=([.A12]/119)*127" office:value-type="float" office:value="11.7394957983193">
            <text:p>11.7394957983</text:p>
          </table:table-cell>
          <table:table-cell table:formula="of:=INT([.G12])"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IN(3.14159*[.A13]/256)" office:value-type="float" office:value="0.146730351414641">
            <text:p>0.1467303514</text:p>
          </table:table-cell>
          <table:table-cell/>
          <table:table-cell table:formula="of:=128 *[.B13]" office:value-type="float" office:value="18.781484981074">
            <text:p>18.7814849811</text:p>
          </table:table-cell>
          <table:table-cell table:formula="of:=INT([.D13])" office:value-type="float" office:value="18">
            <text:p>18</text:p>
          </table:table-cell>
          <table:table-cell/>
          <table:table-cell table:formula="of:=([.A13]/119)*127" office:value-type="float" office:value="12.8067226890756">
            <text:p>12.8067226891</text:p>
          </table:table-cell>
          <table:table-cell table:formula="of:=INT([.G13])"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IN(3.14159*[.A14]/256)" office:value-type="float" office:value="0.15885801029242">
            <text:p>0.1588580103</text:p>
          </table:table-cell>
          <table:table-cell/>
          <table:table-cell table:formula="of:=128 *[.B14]" office:value-type="float" office:value="20.3338253174298">
            <text:p>20.3338253174</text:p>
          </table:table-cell>
          <table:table-cell table:formula="of:=INT([.D14])" office:value-type="float" office:value="20">
            <text:p>20</text:p>
          </table:table-cell>
          <table:table-cell/>
          <table:table-cell table:formula="of:=([.A14]/119)*127" office:value-type="float" office:value="13.8739495798319">
            <text:p>13.8739495798</text:p>
          </table:table-cell>
          <table:table-cell table:formula="of:=INT([.G14])"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IN(3.14159*[.A15]/256)" office:value-type="float" office:value="0.17096174577859">
            <text:p>0.1709617458</text:p>
          </table:table-cell>
          <table:table-cell/>
          <table:table-cell table:formula="of:=128 *[.B15]" office:value-type="float" office:value="21.8831034596595">
            <text:p>21.8831034597</text:p>
          </table:table-cell>
          <table:table-cell table:formula="of:=INT([.D15])" office:value-type="float" office:value="21">
            <text:p>21</text:p>
          </table:table-cell>
          <table:table-cell/>
          <table:table-cell table:formula="of:=([.A15]/119)*127" office:value-type="float" office:value="14.9411764705882">
            <text:p>14.9411764706</text:p>
          </table:table-cell>
          <table:table-cell table:formula="of:=INT([.G15])"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IN(3.14159*[.A16]/256)" office:value-type="float" office:value="0.183039735098184">
            <text:p>0.1830397351</text:p>
          </table:table-cell>
          <table:table-cell/>
          <table:table-cell table:formula="of:=128 *[.B16]" office:value-type="float" office:value="23.4290860925676">
            <text:p>23.4290860926</text:p>
          </table:table-cell>
          <table:table-cell table:formula="of:=INT([.D16])" office:value-type="float" office:value="23">
            <text:p>23</text:p>
          </table:table-cell>
          <table:table-cell/>
          <table:table-cell table:formula="of:=([.A16]/119)*127" office:value-type="float" office:value="16.0084033613445">
            <text:p>16.0084033613</text:p>
          </table:table-cell>
          <table:table-cell table:formula="of:=INT([.G16])"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IN(3.14159*[.A17]/256)" office:value-type="float" office:value="0.195090159353513">
            <text:p>0.1950901594</text:p>
          </table:table-cell>
          <table:table-cell/>
          <table:table-cell table:formula="of:=128 *[.B17]" office:value-type="float" office:value="24.9715403972496">
            <text:p>24.9715403972</text:p>
          </table:table-cell>
          <table:table-cell table:formula="of:=INT([.D17])" office:value-type="float" office:value="24">
            <text:p>24</text:p>
          </table:table-cell>
          <table:table-cell/>
          <table:table-cell table:formula="of:=([.A17]/119)*127" office:value-type="float" office:value="17.0756302521008">
            <text:p>17.0756302521</text:p>
          </table:table-cell>
          <table:table-cell table:formula="of:=INT([.G17])"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IN(3.14159*[.A18]/256)" office:value-type="float" office:value="0.207111203798071">
            <text:p>0.2071112038</text:p>
          </table:table-cell>
          <table:table-cell/>
          <table:table-cell table:formula="of:=128 *[.B18]" office:value-type="float" office:value="26.5102340861532">
            <text:p>26.5102340862</text:p>
          </table:table-cell>
          <table:table-cell table:formula="of:=INT([.D18])" office:value-type="float" office:value="26">
            <text:p>26</text:p>
          </table:table-cell>
          <table:table-cell/>
          <table:table-cell table:formula="of:=([.A18]/119)*127" office:value-type="float" office:value="18.1428571428571">
            <text:p>18.1428571429</text:p>
          </table:table-cell>
          <table:table-cell table:formula="of:=INT([.G18])"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IN(3.14159*[.A19]/256)" office:value-type="float" office:value="0.219101058109843">
            <text:p>0.2191010581</text:p>
          </table:table-cell>
          <table:table-cell/>
          <table:table-cell table:formula="of:=128 *[.B19]" office:value-type="float" office:value="28.0449354380599">
            <text:p>28.0449354381</text:p>
          </table:table-cell>
          <table:table-cell table:formula="of:=INT([.D19])" office:value-type="float" office:value="28">
            <text:p>28</text:p>
          </table:table-cell>
          <table:table-cell/>
          <table:table-cell table:formula="of:=([.A19]/119)*127" office:value-type="float" office:value="19.2100840336134">
            <text:p>19.2100840336</text:p>
          </table:table-cell>
          <table:table-cell table:formula="of:=INT([.G19])"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IN(3.14159*[.A20]/256)" office:value-type="float" office:value="0.231057916663921">
            <text:p>0.2310579167</text:p>
          </table:table-cell>
          <table:table-cell/>
          <table:table-cell table:formula="of:=128 *[.B20]" office:value-type="float" office:value="29.5754133329818">
            <text:p>29.575413333</text:p>
          </table:table-cell>
          <table:table-cell table:formula="of:=INT([.D20])" office:value-type="float" office:value="29">
            <text:p>29</text:p>
          </table:table-cell>
          <table:table-cell/>
          <table:table-cell table:formula="of:=([.A20]/119)*127" office:value-type="float" office:value="20.2773109243697">
            <text:p>20.2773109244</text:p>
          </table:table-cell>
          <table:table-cell table:formula="of:=INT([.G20])"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IN(3.14159*[.A21]/256)" office:value-type="float" office:value="0.242979978804428">
            <text:p>0.2429799788</text:p>
          </table:table-cell>
          <table:table-cell/>
          <table:table-cell table:formula="of:=128 *[.B21]" office:value-type="float" office:value="31.1014372869668">
            <text:p>31.101437287</text:p>
          </table:table-cell>
          <table:table-cell table:formula="of:=INT([.D21])" office:value-type="float" office:value="31">
            <text:p>31</text:p>
          </table:table-cell>
          <table:table-cell/>
          <table:table-cell table:formula="of:=([.A21]/119)*127" office:value-type="float" office:value="21.3445378151261">
            <text:p>21.3445378151</text:p>
          </table:table-cell>
          <table:table-cell table:formula="of:=INT([.G21])"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IN(3.14159*[.A22]/256)" office:value-type="float" office:value="0.254865449115693">
            <text:p>0.2548654491</text:p>
          </table:table-cell>
          <table:table-cell/>
          <table:table-cell table:formula="of:=128 *[.B22]" office:value-type="float" office:value="32.6227774868087">
            <text:p>32.6227774868</text:p>
          </table:table-cell>
          <table:table-cell table:formula="of:=INT([.D22])" office:value-type="float" office:value="32">
            <text:p>32</text:p>
          </table:table-cell>
          <table:table-cell/>
          <table:table-cell table:formula="of:=([.A22]/119)*127" office:value-type="float" office:value="22.4117647058824">
            <text:p>22.4117647059</text:p>
          </table:table-cell>
          <table:table-cell table:formula="of:=INT([.G22])"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IN(3.14159*[.A23]/256)" office:value-type="float" office:value="0.266712537692629">
            <text:p>0.2667125377</text:p>
          </table:table-cell>
          <table:table-cell/>
          <table:table-cell table:formula="of:=128 *[.B23]" office:value-type="float" office:value="34.1392048246565">
            <text:p>34.1392048247</text:p>
          </table:table-cell>
          <table:table-cell table:formula="of:=INT([.D23])" office:value-type="float" office:value="34">
            <text:p>34</text:p>
          </table:table-cell>
          <table:table-cell/>
          <table:table-cell table:formula="of:=([.A23]/119)*127" office:value-type="float" office:value="23.4789915966387">
            <text:p>23.4789915966</text:p>
          </table:table-cell>
          <table:table-cell table:formula="of:=INT([.G23])"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IN(3.14159*[.A24]/256)" office:value-type="float" office:value="0.278519460410286">
            <text:p>0.2785194604</text:p>
          </table:table-cell>
          <table:table-cell/>
          <table:table-cell table:formula="of:=128 *[.B24]" office:value-type="float" office:value="35.6504909325166">
            <text:p>35.6504909325</text:p>
          </table:table-cell>
          <table:table-cell table:formula="of:=INT([.D24])" office:value-type="float" office:value="35">
            <text:p>35</text:p>
          </table:table-cell>
          <table:table-cell/>
          <table:table-cell table:formula="of:=([.A24]/119)*127" office:value-type="float" office:value="24.546218487395">
            <text:p>24.5462184874</text:p>
          </table:table-cell>
          <table:table-cell table:formula="of:=INT([.G24])"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IN(3.14159*[.A25]/256)" office:value-type="float" office:value="0.290284439192537">
            <text:p>0.2902844392</text:p>
          </table:table-cell>
          <table:table-cell/>
          <table:table-cell table:formula="of:=128 *[.B25]" office:value-type="float" office:value="37.1564082166447">
            <text:p>37.1564082166</text:p>
          </table:table-cell>
          <table:table-cell table:formula="of:=INT([.D25])" office:value-type="float" office:value="37">
            <text:p>37</text:p>
          </table:table-cell>
          <table:table-cell/>
          <table:table-cell table:formula="of:=([.A25]/119)*127" office:value-type="float" office:value="25.6134453781513">
            <text:p>25.6134453782</text:p>
          </table:table-cell>
          <table:table-cell table:formula="of:=INT([.G25])"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IN(3.14159*[.A26]/256)" office:value-type="float" office:value="0.302005702279845">
            <text:p>0.3020057023</text:p>
          </table:table-cell>
          <table:table-cell/>
          <table:table-cell table:formula="of:=128 *[.B26]" office:value-type="float" office:value="38.6567298918202">
            <text:p>38.6567298918</text:p>
          </table:table-cell>
          <table:table-cell table:formula="of:=INT([.D26])" office:value-type="float" office:value="38">
            <text:p>38</text:p>
          </table:table-cell>
          <table:table-cell/>
          <table:table-cell table:formula="of:=([.A26]/119)*127" office:value-type="float" office:value="26.6806722689076">
            <text:p>26.6806722689</text:p>
          </table:table-cell>
          <table:table-cell table:formula="of:=INT([.G26])"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IN(3.14159*[.A27]/256)" office:value-type="float" office:value="0.313681484496085">
            <text:p>0.3136814845</text:p>
          </table:table-cell>
          <table:table-cell/>
          <table:table-cell table:formula="of:=128 *[.B27]" office:value-type="float" office:value="40.1512300154989">
            <text:p>40.1512300155</text:p>
          </table:table-cell>
          <table:table-cell table:formula="of:=INT([.D27])" office:value-type="float" office:value="40">
            <text:p>40</text:p>
          </table:table-cell>
          <table:table-cell/>
          <table:table-cell table:formula="of:=([.A27]/119)*127" office:value-type="float" office:value="27.7478991596639">
            <text:p>27.7478991597</text:p>
          </table:table-cell>
          <table:table-cell table:formula="of:=INT([.G27])"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IN(3.14159*[.A28]/256)" office:value-type="float" office:value="0.325310027514373">
            <text:p>0.3253100275</text:p>
          </table:table-cell>
          <table:table-cell/>
          <table:table-cell table:formula="of:=128 *[.B28]" office:value-type="float" office:value="41.6396835218397">
            <text:p>41.6396835218</text:p>
          </table:table-cell>
          <table:table-cell table:formula="of:=INT([.D28])" office:value-type="float" office:value="41">
            <text:p>41</text:p>
          </table:table-cell>
          <table:table-cell/>
          <table:table-cell table:formula="of:=([.A28]/119)*127" office:value-type="float" office:value="28.8151260504202">
            <text:p>28.8151260504</text:p>
          </table:table-cell>
          <table:table-cell table:formula="of:=INT([.G28])"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IN(3.14159*[.A29]/256)" office:value-type="float" office:value="0.336889580121861">
            <text:p>0.3368895801</text:p>
          </table:table-cell>
          <table:table-cell/>
          <table:table-cell table:formula="of:=128 *[.B29]" office:value-type="float" office:value="43.1218662555983">
            <text:p>43.1218662556</text:p>
          </table:table-cell>
          <table:table-cell table:formula="of:=INT([.D29])" office:value-type="float" office:value="43">
            <text:p>43</text:p>
          </table:table-cell>
          <table:table-cell/>
          <table:table-cell table:formula="of:=([.A29]/119)*127" office:value-type="float" office:value="29.8823529411765">
            <text:p>29.8823529412</text:p>
          </table:table-cell>
          <table:table-cell table:formula="of:=INT([.G29])"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IN(3.14159*[.A30]/256)" office:value-type="float" office:value="0.348418398483466">
            <text:p>0.3484183985</text:p>
          </table:table-cell>
          <table:table-cell/>
          <table:table-cell table:formula="of:=128 *[.B30]" office:value-type="float" office:value="44.5975550058837">
            <text:p>44.5975550059</text:p>
          </table:table-cell>
          <table:table-cell table:formula="of:=INT([.D30])" office:value-type="float" office:value="44">
            <text:p>44</text:p>
          </table:table-cell>
          <table:table-cell/>
          <table:table-cell table:formula="of:=([.A30]/119)*127" office:value-type="float" office:value="30.9495798319328">
            <text:p>30.9495798319</text:p>
          </table:table-cell>
          <table:table-cell table:formula="of:=INT([.G30])"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IN(3.14159*[.A31]/256)" office:value-type="float" office:value="0.359894746404482">
            <text:p>0.3598947464</text:p>
          </table:table-cell>
          <table:table-cell/>
          <table:table-cell table:formula="of:=128 *[.B31]" office:value-type="float" office:value="46.0665275397737">
            <text:p>46.0665275398</text:p>
          </table:table-cell>
          <table:table-cell table:formula="of:=INT([.D31])" office:value-type="float" office:value="46">
            <text:p>46</text:p>
          </table:table-cell>
          <table:table-cell/>
          <table:table-cell table:formula="of:=([.A31]/119)*127" office:value-type="float" office:value="32.0168067226891">
            <text:p>32.0168067227</text:p>
          </table:table-cell>
          <table:table-cell table:formula="of:=INT([.G31])" office:value-type="float" office:value="32">
            <text:p>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IN(3.14159*[.A32]/256)" office:value-type="float" office:value="0.371316895592045">
            <text:p>0.3713168956</text:p>
          </table:table-cell>
          <table:table-cell/>
          <table:table-cell table:formula="of:=128 *[.B32]" office:value-type="float" office:value="47.5285626357818">
            <text:p>47.5285626358</text:p>
          </table:table-cell>
          <table:table-cell table:formula="of:=INT([.D32])" office:value-type="float" office:value="47">
            <text:p>47</text:p>
          </table:table-cell>
          <table:table-cell/>
          <table:table-cell table:formula="of:=([.A32]/119)*127" office:value-type="float" office:value="33.0840336134454">
            <text:p>33.0840336134</text:p>
          </table:table-cell>
          <table:table-cell table:formula="of:=INT([.G32])" office:value-type="float" office:value="33">
            <text:p>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SIN(3.14159*[.A33]/256)" office:value-type="float" office:value="0.382683125915406">
            <text:p>0.3826831259</text:p>
          </table:table-cell>
          <table:table-cell/>
          <table:table-cell table:formula="of:=128 *[.B33]" office:value-type="float" office:value="48.983440117172">
            <text:p>48.9834401172</text:p>
          </table:table-cell>
          <table:table-cell table:formula="of:=INT([.D33])" office:value-type="float" office:value="48">
            <text:p>48</text:p>
          </table:table-cell>
          <table:table-cell/>
          <table:table-cell table:formula="of:=([.A33]/119)*127" office:value-type="float" office:value="34.1512605042017">
            <text:p>34.1512605042</text:p>
          </table:table-cell>
          <table:table-cell table:formula="of:=INT([.G33])" office:value-type="float" office:value="34">
            <text:p>3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SIN(3.14159*[.A34]/256)" office:value-type="float" office:value="0.39399172566498">
            <text:p>0.3939917257</text:p>
          </table:table-cell>
          <table:table-cell/>
          <table:table-cell table:formula="of:=128 *[.B34]" office:value-type="float" office:value="50.4309408851175">
            <text:p>50.4309408851</text:p>
          </table:table-cell>
          <table:table-cell table:formula="of:=INT([.D34])" office:value-type="float" office:value="50">
            <text:p>50</text:p>
          </table:table-cell>
          <table:table-cell/>
          <table:table-cell table:formula="of:=([.A34]/119)*127" office:value-type="float" office:value="35.218487394958">
            <text:p>35.218487395</text:p>
          </table:table-cell>
          <table:table-cell table:formula="of:=INT([.G34])" office:value-type="float" office:value="35">
            <text:p>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SIN(3.14159*[.A35]/256)" office:value-type="float" office:value="0.405240991810117">
            <text:p>0.4052409918</text:p>
          </table:table-cell>
          <table:table-cell/>
          <table:table-cell table:formula="of:=128 *[.B35]" office:value-type="float" office:value="51.870846951695">
            <text:p>51.8708469517</text:p>
          </table:table-cell>
          <table:table-cell table:formula="of:=INT([.D35])" office:value-type="float" office:value="51">
            <text:p>51</text:p>
          </table:table-cell>
          <table:table-cell/>
          <table:table-cell table:formula="of:=([.A35]/119)*127" office:value-type="float" office:value="36.2857142857143">
            <text:p>36.2857142857</text:p>
          </table:table-cell>
          <table:table-cell table:formula="of:=INT([.G35])" office:value-type="float" office:value="36">
            <text:p>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IN(3.14159*[.A36]/256)" office:value-type="float" office:value="0.416429230255575">
            <text:p>0.4164292303</text:p>
          </table:table-cell>
          <table:table-cell/>
          <table:table-cell table:formula="of:=128 *[.B36]" office:value-type="float" office:value="53.3029414727136">
            <text:p>53.3029414727</text:p>
          </table:table-cell>
          <table:table-cell table:formula="of:=INT([.D36])" office:value-type="float" office:value="53">
            <text:p>53</text:p>
          </table:table-cell>
          <table:table-cell/>
          <table:table-cell table:formula="of:=([.A36]/119)*127" office:value-type="float" office:value="37.3529411764706">
            <text:p>37.3529411765</text:p>
          </table:table-cell>
          <table:table-cell table:formula="of:=INT([.G36])" office:value-type="float" office:value="37">
            <text:p>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SIN(3.14159*[.A37]/256)" office:value-type="float" office:value="0.427554756096645">
            <text:p>0.4275547561</text:p>
          </table:table-cell>
          <table:table-cell/>
          <table:table-cell table:formula="of:=128 *[.B37]" office:value-type="float" office:value="54.7270087803706">
            <text:p>54.7270087804</text:p>
          </table:table-cell>
          <table:table-cell table:formula="of:=INT([.D37])" office:value-type="float" office:value="54">
            <text:p>54</text:p>
          </table:table-cell>
          <table:table-cell/>
          <table:table-cell table:formula="of:=([.A37]/119)*127" office:value-type="float" office:value="38.4201680672269">
            <text:p>38.4201680672</text:p>
          </table:table-cell>
          <table:table-cell table:formula="of:=INT([.G37])" office:value-type="float" office:value="38">
            <text:p>3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SIN(3.14159*[.A38]/256)" office:value-type="float" office:value="0.438615893872888">
            <text:p>0.4386158939</text:p>
          </table:table-cell>
          <table:table-cell/>
          <table:table-cell table:formula="of:=128 *[.B38]" office:value-type="float" office:value="56.1428344157297">
            <text:p>56.1428344157</text:p>
          </table:table-cell>
          <table:table-cell table:formula="of:=INT([.D38])" office:value-type="float" office:value="56">
            <text:p>56</text:p>
          </table:table-cell>
          <table:table-cell/>
          <table:table-cell table:formula="of:=([.A38]/119)*127" office:value-type="float" office:value="39.4873949579832">
            <text:p>39.487394958</text:p>
          </table:table-cell>
          <table:table-cell table:formula="of:=INT([.G38])" office:value-type="float" office:value="39">
            <text:p>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SIN(3.14159*[.A39]/256)" office:value-type="float" office:value="0.449610977820455">
            <text:p>0.4496109778</text:p>
          </table:table-cell>
          <table:table-cell/>
          <table:table-cell table:formula="of:=128 *[.B39]" office:value-type="float" office:value="57.5502051610183">
            <text:p>57.550205161</text:p>
          </table:table-cell>
          <table:table-cell table:formula="of:=INT([.D39])" office:value-type="float" office:value="57">
            <text:p>57</text:p>
          </table:table-cell>
          <table:table-cell/>
          <table:table-cell table:formula="of:=([.A39]/119)*127" office:value-type="float" office:value="40.5546218487395">
            <text:p>40.5546218487</text:p>
          </table:table-cell>
          <table:table-cell table:formula="of:=INT([.G39])" office:value-type="float" office:value="40">
            <text:p>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SIN(3.14159*[.A40]/256)" office:value-type="float" office:value="0.460538352122944">
            <text:p>0.4605383521</text:p>
          </table:table-cell>
          <table:table-cell/>
          <table:table-cell table:formula="of:=128 *[.B40]" office:value-type="float" office:value="58.9489090717369">
            <text:p>58.9489090717</text:p>
          </table:table-cell>
          <table:table-cell table:formula="of:=INT([.D40])" office:value-type="float" office:value="58">
            <text:p>58</text:p>
          </table:table-cell>
          <table:table-cell/>
          <table:table-cell table:formula="of:=([.A40]/119)*127" office:value-type="float" office:value="41.6218487394958">
            <text:p>41.6218487395</text:p>
          </table:table-cell>
          <table:table-cell table:formula="of:=INT([.G40])" office:value-type="float" office:value="41">
            <text:p>4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IN(3.14159*[.A41]/256)" office:value-type="float" office:value="0.471396371160759">
            <text:p>0.4713963712</text:p>
          </table:table-cell>
          <table:table-cell/>
          <table:table-cell table:formula="of:=128 *[.B41]" office:value-type="float" office:value="60.3387355085772">
            <text:p>60.3387355086</text:p>
          </table:table-cell>
          <table:table-cell table:formula="of:=INT([.D41])" office:value-type="float" office:value="60">
            <text:p>60</text:p>
          </table:table-cell>
          <table:table-cell/>
          <table:table-cell table:formula="of:=([.A41]/119)*127" office:value-type="float" office:value="42.6890756302521">
            <text:p>42.6890756303</text:p>
          </table:table-cell>
          <table:table-cell table:formula="of:=INT([.G41])" office:value-type="float" office:value="42">
            <text:p>4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SIN(3.14159*[.A42]/256)" office:value-type="float" office:value="0.482183399758934">
            <text:p>0.4821833998</text:p>
          </table:table-cell>
          <table:table-cell/>
          <table:table-cell table:formula="of:=128 *[.B42]" office:value-type="float" office:value="61.7194751691436">
            <text:p>61.7194751691</text:p>
          </table:table-cell>
          <table:table-cell table:formula="of:=INT([.D42])" office:value-type="float" office:value="61">
            <text:p>61</text:p>
          </table:table-cell>
          <table:table-cell/>
          <table:table-cell table:formula="of:=([.A42]/119)*127" office:value-type="float" office:value="43.7563025210084">
            <text:p>43.756302521</text:p>
          </table:table-cell>
          <table:table-cell table:formula="of:=INT([.G42])" office:value-type="float" office:value="43">
            <text:p>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SIN(3.14159*[.A43]/256)" office:value-type="float" office:value="0.492897813433385">
            <text:p>0.4928978134</text:p>
          </table:table-cell>
          <table:table-cell/>
          <table:table-cell table:formula="of:=128 *[.B43]" office:value-type="float" office:value="63.0909201194732">
            <text:p>63.0909201195</text:p>
          </table:table-cell>
          <table:table-cell table:formula="of:=INT([.D43])" office:value-type="float" office:value="63">
            <text:p>63</text:p>
          </table:table-cell>
          <table:table-cell/>
          <table:table-cell table:formula="of:=([.A43]/119)*127" office:value-type="float" office:value="44.8235294117647">
            <text:p>44.8235294118</text:p>
          </table:table-cell>
          <table:table-cell table:formula="of:=INT([.G43])" office:value-type="float" office:value="44">
            <text:p>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SIN(3.14159*[.A44]/256)" office:value-type="float" office:value="0.503537998635547">
            <text:p>0.5035379986</text:p>
          </table:table-cell>
          <table:table-cell/>
          <table:table-cell table:formula="of:=128 *[.B44]" office:value-type="float" office:value="64.4528638253501">
            <text:p>64.4528638254</text:p>
          </table:table-cell>
          <table:table-cell table:formula="of:=INT([.D44])" office:value-type="float" office:value="64">
            <text:p>64</text:p>
          </table:table-cell>
          <table:table-cell/>
          <table:table-cell table:formula="of:=([.A44]/119)*127" office:value-type="float" office:value="45.890756302521">
            <text:p>45.8907563025</text:p>
          </table:table-cell>
          <table:table-cell table:formula="of:=INT([.G44])" office:value-type="float" office:value="45">
            <text:p>4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SIN(3.14159*[.A45]/256)" office:value-type="float" office:value="0.514102352995376">
            <text:p>0.514102353</text:p>
          </table:table-cell>
          <table:table-cell/>
          <table:table-cell table:formula="of:=128 *[.B45]" office:value-type="float" office:value="65.8051011834081">
            <text:p>65.8051011834</text:p>
          </table:table-cell>
          <table:table-cell table:formula="of:=INT([.D45])" office:value-type="float" office:value="65">
            <text:p>65</text:p>
          </table:table-cell>
          <table:table-cell/>
          <table:table-cell table:formula="of:=([.A45]/119)*127" office:value-type="float" office:value="46.9579831932773">
            <text:p>46.9579831933</text:p>
          </table:table-cell>
          <table:table-cell table:formula="of:=INT([.G45])" office:value-type="float" office:value="46">
            <text:p>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IN(3.14159*[.A46]/256)" office:value-type="float" office:value="0.524589285562649">
            <text:p>0.5245892856</text:p>
          </table:table-cell>
          <table:table-cell/>
          <table:table-cell table:formula="of:=128 *[.B46]" office:value-type="float" office:value="67.1474285520191">
            <text:p>67.147428552</text:p>
          </table:table-cell>
          <table:table-cell table:formula="of:=INT([.D46])" office:value-type="float" office:value="67">
            <text:p>67</text:p>
          </table:table-cell>
          <table:table-cell/>
          <table:table-cell table:formula="of:=([.A46]/119)*127" office:value-type="float" office:value="48.0252100840336">
            <text:p>48.025210084</text:p>
          </table:table-cell>
          <table:table-cell table:formula="of:=INT([.G46])" office:value-type="float" office:value="48">
            <text:p>4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SIN(3.14159*[.A47]/256)" office:value-type="float" office:value="0.534997217046565">
            <text:p>0.534997217</text:p>
          </table:table-cell>
          <table:table-cell/>
          <table:table-cell table:formula="of:=128 *[.B47]" office:value-type="float" office:value="68.4796437819603">
            <text:p>68.479643782</text:p>
          </table:table-cell>
          <table:table-cell table:formula="of:=INT([.D47])" office:value-type="float" office:value="68">
            <text:p>68</text:p>
          </table:table-cell>
          <table:table-cell/>
          <table:table-cell table:formula="of:=([.A47]/119)*127" office:value-type="float" office:value="49.0924369747899">
            <text:p>49.0924369748</text:p>
          </table:table-cell>
          <table:table-cell table:formula="of:=INT([.G47])" office:value-type="float" office:value="49">
            <text:p>4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SIN(3.14159*[.A48]/256)" office:value-type="float" office:value="0.545324580053573">
            <text:p>0.5453245801</text:p>
          </table:table-cell>
          <table:table-cell/>
          <table:table-cell table:formula="of:=128 *[.B48]" office:value-type="float" office:value="69.8015462468574">
            <text:p>69.8015462469</text:p>
          </table:table-cell>
          <table:table-cell table:formula="of:=INT([.D48])" office:value-type="float" office:value="69">
            <text:p>69</text:p>
          </table:table-cell>
          <table:table-cell/>
          <table:table-cell table:formula="of:=([.A48]/119)*127" office:value-type="float" office:value="50.1596638655462">
            <text:p>50.1596638655</text:p>
          </table:table-cell>
          <table:table-cell table:formula="of:=INT([.G48])" office:value-type="float" office:value="50">
            <text:p>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SIN(3.14159*[.A49]/256)" office:value-type="float" office:value="0.555569819323419">
            <text:p>0.5555698193</text:p>
          </table:table-cell>
          <table:table-cell/>
          <table:table-cell table:formula="of:=128 *[.B49]" office:value-type="float" office:value="71.1129368733976">
            <text:p>71.1129368734</text:p>
          </table:table-cell>
          <table:table-cell table:formula="of:=INT([.D49])" office:value-type="float" office:value="71">
            <text:p>71</text:p>
          </table:table-cell>
          <table:table-cell/>
          <table:table-cell table:formula="of:=([.A49]/119)*127" office:value-type="float" office:value="51.2268907563025">
            <text:p>51.2268907563</text:p>
          </table:table-cell>
          <table:table-cell table:formula="of:=INT([.G49])" office:value-type="float" office:value="51">
            <text:p>5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SIN(3.14159*[.A50]/256)" office:value-type="float" office:value="0.56573139196336">
            <text:p>0.565731392</text:p>
          </table:table-cell>
          <table:table-cell/>
          <table:table-cell table:formula="of:=128 *[.B50]" office:value-type="float" office:value="72.4136181713101">
            <text:p>72.4136181713</text:p>
          </table:table-cell>
          <table:table-cell table:formula="of:=INT([.D50])" office:value-type="float" office:value="72">
            <text:p>72</text:p>
          </table:table-cell>
          <table:table-cell/>
          <table:table-cell table:formula="of:=([.A50]/119)*127" office:value-type="float" office:value="52.2941176470588">
            <text:p>52.2941176471</text:p>
          </table:table-cell>
          <table:table-cell table:formula="of:=INT([.G50])" office:value-type="float" office:value="52">
            <text:p>5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IN(3.14159*[.A51]/256)" office:value-type="float" office:value="0.575807767680519">
            <text:p>0.5758077677</text:p>
          </table:table-cell>
          <table:table-cell/>
          <table:table-cell table:formula="of:=128 *[.B51]" office:value-type="float" office:value="73.7033942631064">
            <text:p>73.7033942631</text:p>
          </table:table-cell>
          <table:table-cell table:formula="of:=INT([.D51])" office:value-type="float" office:value="73">
            <text:p>73</text:p>
          </table:table-cell>
          <table:table-cell/>
          <table:table-cell table:formula="of:=([.A51]/119)*127" office:value-type="float" office:value="53.3613445378151">
            <text:p>53.3613445378</text:p>
          </table:table-cell>
          <table:table-cell table:formula="of:=INT([.G51])" office:value-type="float" office:value="53">
            <text:p>5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SIN(3.14159*[.A52]/256)" office:value-type="float" office:value="0.58579742901234">
            <text:p>0.585797429</text:p>
          </table:table-cell>
          <table:table-cell/>
          <table:table-cell table:formula="of:=128 *[.B52]" office:value-type="float" office:value="74.9820709135795">
            <text:p>74.9820709136</text:p>
          </table:table-cell>
          <table:table-cell table:formula="of:=INT([.D52])" office:value-type="float" office:value="74">
            <text:p>74</text:p>
          </table:table-cell>
          <table:table-cell/>
          <table:table-cell table:formula="of:=([.A52]/119)*127" office:value-type="float" office:value="54.4285714285714">
            <text:p>54.4285714286</text:p>
          </table:table-cell>
          <table:table-cell table:formula="of:=INT([.G52])" office:value-type="float" office:value="54">
            <text:p>5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SIN(3.14159*[.A53]/256)" office:value-type="float" office:value="0.595698871555112">
            <text:p>0.5956988716</text:p>
          </table:table-cell>
          <table:table-cell/>
          <table:table-cell table:formula="of:=128 *[.B53]" office:value-type="float" office:value="76.2494555590544">
            <text:p>76.2494555591</text:p>
          </table:table-cell>
          <table:table-cell table:formula="of:=INT([.D53])" office:value-type="float" office:value="76">
            <text:p>76</text:p>
          </table:table-cell>
          <table:table-cell/>
          <table:table-cell table:formula="of:=([.A53]/119)*127" office:value-type="float" office:value="55.4957983193277">
            <text:p>55.4957983193</text:p>
          </table:table-cell>
          <table:table-cell table:formula="of:=INT([.G53])" office:value-type="float" office:value="55">
            <text:p>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SIN(3.14159*[.A54]/256)" office:value-type="float" office:value="0.605510604190529">
            <text:p>0.6055106042</text:p>
          </table:table-cell>
          <table:table-cell/>
          <table:table-cell table:formula="of:=128 *[.B54]" office:value-type="float" office:value="77.5053573363878">
            <text:p>77.5053573364</text:p>
          </table:table-cell>
          <table:table-cell table:formula="of:=INT([.D54])" office:value-type="float" office:value="77">
            <text:p>77</text:p>
          </table:table-cell>
          <table:table-cell/>
          <table:table-cell table:formula="of:=([.A54]/119)*127" office:value-type="float" office:value="56.563025210084">
            <text:p>56.5630252101</text:p>
          </table:table-cell>
          <table:table-cell table:formula="of:=INT([.G54])" office:value-type="float" office:value="56">
            <text:p>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SIN(3.14159*[.A55]/256)" office:value-type="float" office:value="0.615231149310242">
            <text:p>0.6152311493</text:p>
          </table:table-cell>
          <table:table-cell/>
          <table:table-cell table:formula="of:=128 *[.B55]" office:value-type="float" office:value="78.749587111711">
            <text:p>78.7495871117</text:p>
          </table:table-cell>
          <table:table-cell table:formula="of:=INT([.D55])" office:value-type="float" office:value="78">
            <text:p>78</text:p>
          </table:table-cell>
          <table:table-cell/>
          <table:table-cell table:formula="of:=([.A55]/119)*127" office:value-type="float" office:value="57.6302521008403">
            <text:p>57.6302521008</text:p>
          </table:table-cell>
          <table:table-cell table:formula="of:=INT([.G55])" office:value-type="float" office:value="57">
            <text:p>5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IN(3.14159*[.A56]/256)" office:value-type="float" office:value="0.624859043038383">
            <text:p>0.624859043</text:p>
          </table:table-cell>
          <table:table-cell/>
          <table:table-cell table:formula="of:=128 *[.B56]" office:value-type="float" office:value="79.9819575089131">
            <text:p>79.9819575089</text:p>
          </table:table-cell>
          <table:table-cell table:formula="of:=INT([.D56])" office:value-type="float" office:value="79">
            <text:p>79</text:p>
          </table:table-cell>
          <table:table-cell/>
          <table:table-cell table:formula="of:=([.A56]/119)*127" office:value-type="float" office:value="58.6974789915966">
            <text:p>58.6974789916</text:p>
          </table:table-cell>
          <table:table-cell table:formula="of:=INT([.G56])" office:value-type="float" office:value="58">
            <text:p>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SIN(3.14159*[.A57]/256)" office:value-type="float" office:value="0.634392835452022">
            <text:p>0.6343928355</text:p>
          </table:table-cell>
          <table:table-cell/>
          <table:table-cell table:formula="of:=128 *[.B57]" office:value-type="float" office:value="81.2022829378588">
            <text:p>81.2022829379</text:p>
          </table:table-cell>
          <table:table-cell table:formula="of:=INT([.D57])" office:value-type="float" office:value="81">
            <text:p>81</text:p>
          </table:table-cell>
          <table:table-cell/>
          <table:table-cell table:formula="of:=([.A57]/119)*127" office:value-type="float" office:value="59.7647058823529">
            <text:p>59.7647058824</text:p>
          </table:table-cell>
          <table:table-cell table:formula="of:=INT([.G57])" office:value-type="float" office:value="59">
            <text:p>5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SIN(3.14159*[.A58]/256)" office:value-type="float" office:value="0.643831090799513">
            <text:p>0.6438310908</text:p>
          </table:table-cell>
          <table:table-cell/>
          <table:table-cell table:formula="of:=128 *[.B58]" office:value-type="float" office:value="82.4103796223376">
            <text:p>82.4103796223</text:p>
          </table:table-cell>
          <table:table-cell table:formula="of:=INT([.D58])" office:value-type="float" office:value="82">
            <text:p>82</text:p>
          </table:table-cell>
          <table:table-cell/>
          <table:table-cell table:formula="of:=([.A58]/119)*127" office:value-type="float" office:value="60.8319327731092">
            <text:p>60.8319327731</text:p>
          </table:table-cell>
          <table:table-cell table:formula="of:=INT([.G58])" office:value-type="float" office:value="60">
            <text:p>6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SIN(3.14159*[.A59]/256)" office:value-type="float" office:value="0.653172387716719">
            <text:p>0.6531723877</text:p>
          </table:table-cell>
          <table:table-cell/>
          <table:table-cell table:formula="of:=128 *[.B59]" office:value-type="float" office:value="83.60606562774">
            <text:p>83.6060656277</text:p>
          </table:table-cell>
          <table:table-cell table:formula="of:=INT([.D59])" office:value-type="float" office:value="83">
            <text:p>83</text:p>
          </table:table-cell>
          <table:table-cell/>
          <table:table-cell table:formula="of:=([.A59]/119)*127" office:value-type="float" office:value="61.8991596638656">
            <text:p>61.8991596639</text:p>
          </table:table-cell>
          <table:table-cell table:formula="of:=INT([.G59])" office:value-type="float" office:value="61">
            <text:p>6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SIN(3.14159*[.A60]/256)" office:value-type="float" office:value="0.662415319441061">
            <text:p>0.6624153194</text:p>
          </table:table-cell>
          <table:table-cell/>
          <table:table-cell table:formula="of:=128 *[.B60]" office:value-type="float" office:value="84.7891608884558">
            <text:p>84.7891608885</text:p>
          </table:table-cell>
          <table:table-cell table:formula="of:=INT([.D60])" office:value-type="float" office:value="84">
            <text:p>84</text:p>
          </table:table-cell>
          <table:table-cell/>
          <table:table-cell table:formula="of:=([.A60]/119)*127" office:value-type="float" office:value="62.9663865546219">
            <text:p>62.9663865546</text:p>
          </table:table-cell>
          <table:table-cell table:formula="of:=INT([.G60])" office:value-type="float" office:value="62">
            <text:p>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IN(3.14159*[.A61]/256)" office:value-type="float" office:value="0.67155849402337">
            <text:p>0.671558494</text:p>
          </table:table-cell>
          <table:table-cell/>
          <table:table-cell table:formula="of:=128 *[.B61]" office:value-type="float" office:value="85.9594872349914">
            <text:p>85.959487235</text:p>
          </table:table-cell>
          <table:table-cell table:formula="of:=INT([.D61])" office:value-type="float" office:value="85">
            <text:p>85</text:p>
          </table:table-cell>
          <table:table-cell/>
          <table:table-cell table:formula="of:=([.A61]/119)*127" office:value-type="float" office:value="64.0336134453782">
            <text:p>64.0336134454</text:p>
          </table:table-cell>
          <table:table-cell table:formula="of:=INT([.G61])" office:value-type="float" office:value="64">
            <text:p>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SIN(3.14159*[.A62]/256)" office:value-type="float" office:value="0.680600534537513">
            <text:p>0.6806005345</text:p>
          </table:table-cell>
          <table:table-cell/>
          <table:table-cell table:formula="of:=128 *[.B62]" office:value-type="float" office:value="87.1168684208017">
            <text:p>87.1168684208</text:p>
          </table:table-cell>
          <table:table-cell table:formula="of:=INT([.D62])" office:value-type="float" office:value="87">
            <text:p>87</text:p>
          </table:table-cell>
          <table:table-cell/>
          <table:table-cell table:formula="of:=([.A62]/119)*127" office:value-type="float" office:value="65.1008403361345">
            <text:p>65.1008403361</text:p>
          </table:table-cell>
          <table:table-cell table:formula="of:=INT([.G62])" office:value-type="float" office:value="65">
            <text:p>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SIN(3.14159*[.A63]/256)" office:value-type="float" office:value="0.689540079287747">
            <text:p>0.6895400793</text:p>
          </table:table-cell>
          <table:table-cell/>
          <table:table-cell table:formula="of:=128 *[.B63]" office:value-type="float" office:value="88.2611301488317">
            <text:p>88.2611301488</text:p>
          </table:table-cell>
          <table:table-cell table:formula="of:=INT([.D63])" office:value-type="float" office:value="88">
            <text:p>88</text:p>
          </table:table-cell>
          <table:table-cell/>
          <table:table-cell table:formula="of:=([.A63]/119)*127" office:value-type="float" office:value="66.1680672268908">
            <text:p>66.1680672269</text:p>
          </table:table-cell>
          <table:table-cell table:formula="of:=INT([.G63])" office:value-type="float" office:value="66">
            <text:p>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SIN(3.14159*[.A64]/256)" office:value-type="float" office:value="0.69837578201379">
            <text:p>0.698375782</text:p>
          </table:table-cell>
          <table:table-cell/>
          <table:table-cell table:formula="of:=128 *[.B64]" office:value-type="float" office:value="89.3921000977651">
            <text:p>89.3921000978</text:p>
          </table:table-cell>
          <table:table-cell table:formula="of:=INT([.D64])" office:value-type="float" office:value="89">
            <text:p>89</text:p>
          </table:table-cell>
          <table:table-cell/>
          <table:table-cell table:formula="of:=([.A64]/119)*127" office:value-type="float" office:value="67.2352941176471">
            <text:p>67.2352941176</text:p>
          </table:table-cell>
          <table:table-cell table:formula="of:=INT([.G64])" office:value-type="float" office:value="67">
            <text:p>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SIN(3.14159*[.A65]/256)" office:value-type="float" office:value="0.707106312093558">
            <text:p>0.7071063121</text:p>
          </table:table-cell>
          <table:table-cell/>
          <table:table-cell table:formula="of:=128 *[.B65]" office:value-type="float" office:value="90.5096079479754">
            <text:p>90.509607948</text:p>
          </table:table-cell>
          <table:table-cell table:formula="of:=INT([.D65])" office:value-type="float" office:value="90">
            <text:p>90</text:p>
          </table:table-cell>
          <table:table-cell/>
          <table:table-cell table:formula="of:=([.A65]/119)*127" office:value-type="float" office:value="68.3025210084034">
            <text:p>68.3025210084</text:p>
          </table:table-cell>
          <table:table-cell table:formula="of:=INT([.G65])" office:value-type="float" office:value="68">
            <text:p>6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IN(3.14159*[.A66]/256)" office:value-type="float" office:value="0.715730354743556">
            <text:p>0.7157303547</text:p>
          </table:table-cell>
          <table:table-cell/>
          <table:table-cell table:formula="of:=128 *[.B66]" office:value-type="float" office:value="91.6134854071752">
            <text:p>91.6134854072</text:p>
          </table:table-cell>
          <table:table-cell table:formula="of:=INT([.D66])" office:value-type="float" office:value="91">
            <text:p>91</text:p>
          </table:table-cell>
          <table:table-cell/>
          <table:table-cell table:formula="of:=([.A66]/119)*127" office:value-type="float" office:value="69.3697478991597">
            <text:p>69.3697478992</text:p>
          </table:table-cell>
          <table:table-cell table:formula="of:=INT([.G66])" office:value-type="float" office:value="69">
            <text:p>6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SIN(3.14159*[.A67]/256)" office:value-type="float" office:value="0.724246611216877">
            <text:p>0.7242466112</text:p>
          </table:table-cell>
          <table:table-cell/>
          <table:table-cell table:formula="of:=128 *[.B67]" office:value-type="float" office:value="92.7035662357603">
            <text:p>92.7035662358</text:p>
          </table:table-cell>
          <table:table-cell table:formula="of:=INT([.D67])" office:value-type="float" office:value="92">
            <text:p>92</text:p>
          </table:table-cell>
          <table:table-cell/>
          <table:table-cell table:formula="of:=([.A67]/119)*127" office:value-type="float" office:value="70.436974789916">
            <text:p>70.4369747899</text:p>
          </table:table-cell>
          <table:table-cell table:formula="of:=INT([.G67])" office:value-type="float" office:value="70">
            <text:p>7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SIN(3.14159*[.A68]/256)" office:value-type="float" office:value="0.732653798998788">
            <text:p>0.732653799</text:p>
          </table:table-cell>
          <table:table-cell/>
          <table:table-cell table:formula="of:=128 *[.B68]" office:value-type="float" office:value="93.7796862718449">
            <text:p>93.7796862718</text:p>
          </table:table-cell>
          <table:table-cell table:formula="of:=INT([.D68])" office:value-type="float" office:value="93">
            <text:p>93</text:p>
          </table:table-cell>
          <table:table-cell/>
          <table:table-cell table:formula="of:=([.A68]/119)*127" office:value-type="float" office:value="71.5042016806723">
            <text:p>71.5042016807</text:p>
          </table:table-cell>
          <table:table-cell table:formula="of:=INT([.G68])" office:value-type="float" office:value="71">
            <text:p>7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SIN(3.14159*[.A69]/256)" office:value-type="float" office:value="0.740950651999872">
            <text:p>0.740950652</text:p>
          </table:table-cell>
          <table:table-cell/>
          <table:table-cell table:formula="of:=128 *[.B69]" office:value-type="float" office:value="94.8416834559836">
            <text:p>94.841683456</text:p>
          </table:table-cell>
          <table:table-cell table:formula="of:=INT([.D69])" office:value-type="float" office:value="94">
            <text:p>94</text:p>
          </table:table-cell>
          <table:table-cell/>
          <table:table-cell table:formula="of:=([.A69]/119)*127" office:value-type="float" office:value="72.5714285714286">
            <text:p>72.5714285714</text:p>
          </table:table-cell>
          <table:table-cell table:formula="of:=INT([.G69])" office:value-type="float" office:value="72">
            <text:p>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SIN(3.14159*[.A70]/256)" office:value-type="float" office:value="0.749135920746695">
            <text:p>0.7491359207</text:p>
          </table:table-cell>
          <table:table-cell/>
          <table:table-cell table:formula="of:=128 *[.B70]" office:value-type="float" office:value="95.889397855577">
            <text:p>95.8893978556</text:p>
          </table:table-cell>
          <table:table-cell table:formula="of:=INT([.D70])" office:value-type="float" office:value="95">
            <text:p>95</text:p>
          </table:table-cell>
          <table:table-cell/>
          <table:table-cell table:formula="of:=([.A70]/119)*127" office:value-type="float" office:value="73.6386554621849">
            <text:p>73.6386554622</text:p>
          </table:table-cell>
          <table:table-cell table:formula="of:=INT([.G70])" office:value-type="float" office:value="73">
            <text:p>7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IN(3.14159*[.A71]/256)" office:value-type="float" office:value="0.757208372569976">
            <text:p>0.7572083726</text:p>
          </table:table-cell>
          <table:table-cell/>
          <table:table-cell table:formula="of:=128 *[.B71]" office:value-type="float" office:value="96.9226716889569">
            <text:p>96.922671689</text:p>
          </table:table-cell>
          <table:table-cell table:formula="of:=INT([.D71])" office:value-type="float" office:value="96">
            <text:p>96</text:p>
          </table:table-cell>
          <table:table-cell/>
          <table:table-cell table:formula="of:=([.A71]/119)*127" office:value-type="float" office:value="74.7058823529412">
            <text:p>74.7058823529</text:p>
          </table:table-cell>
          <table:table-cell table:formula="of:=INT([.G71])" office:value-type="float" office:value="74">
            <text:p>7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SIN(3.14159*[.A72]/256)" office:value-type="float" office:value="0.765166791790214">
            <text:p>0.7651667918</text:p>
          </table:table-cell>
          <table:table-cell/>
          <table:table-cell table:formula="of:=128 *[.B72]" office:value-type="float" office:value="97.9413493491474">
            <text:p>97.9413493491</text:p>
          </table:table-cell>
          <table:table-cell table:formula="of:=INT([.D72])" office:value-type="float" office:value="97">
            <text:p>97</text:p>
          </table:table-cell>
          <table:table-cell/>
          <table:table-cell table:formula="of:=([.A72]/119)*127" office:value-type="float" office:value="75.7731092436975">
            <text:p>75.7731092437</text:p>
          </table:table-cell>
          <table:table-cell table:formula="of:=INT([.G72])" office:value-type="float" office:value="75">
            <text:p>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SIN(3.14159*[.A73]/256)" office:value-type="float" office:value="0.773009979900775">
            <text:p>0.7730099799</text:p>
          </table:table-cell>
          <table:table-cell/>
          <table:table-cell table:formula="of:=128 *[.B73]" office:value-type="float" office:value="98.9452774272992">
            <text:p>98.9452774273</text:p>
          </table:table-cell>
          <table:table-cell table:formula="of:=INT([.D73])" office:value-type="float" office:value="98">
            <text:p>98</text:p>
          </table:table-cell>
          <table:table-cell/>
          <table:table-cell table:formula="of:=([.A73]/119)*127" office:value-type="float" office:value="76.8403361344538">
            <text:p>76.8403361345</text:p>
          </table:table-cell>
          <table:table-cell table:formula="of:=INT([.G73])" office:value-type="float" office:value="76">
            <text:p>7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SIN(3.14159*[.A74]/256)" office:value-type="float" office:value="0.780736755748373">
            <text:p>0.7807367557</text:p>
          </table:table-cell>
          <table:table-cell/>
          <table:table-cell table:formula="of:=128 *[.B74]" office:value-type="float" office:value="99.9343047357917">
            <text:p>99.9343047358</text:p>
          </table:table-cell>
          <table:table-cell table:formula="of:=INT([.D74])" office:value-type="float" office:value="99">
            <text:p>99</text:p>
          </table:table-cell>
          <table:table-cell/>
          <table:table-cell table:formula="of:=([.A74]/119)*127" office:value-type="float" office:value="77.9075630252101">
            <text:p>77.9075630252</text:p>
          </table:table-cell>
          <table:table-cell table:formula="of:=INT([.G74])" office:value-type="float" office:value="77">
            <text:p>7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SIN(3.14159*[.A75]/256)" office:value-type="float" office:value="0.788345955710953">
            <text:p>0.7883459557</text:p>
          </table:table-cell>
          <table:table-cell/>
          <table:table-cell table:formula="of:=128 *[.B75]" office:value-type="float" office:value="100.908282331002">
            <text:p>100.908282331</text:p>
          </table:table-cell>
          <table:table-cell table:formula="of:=INT([.D75])" office:value-type="float" office:value="100">
            <text:p>100</text:p>
          </table:table-cell>
          <table:table-cell/>
          <table:table-cell table:formula="of:=([.A75]/119)*127" office:value-type="float" office:value="78.9747899159664">
            <text:p>78.974789916</text:p>
          </table:table-cell>
          <table:table-cell table:formula="of:=INT([.G75])" office:value-type="float" office:value="78">
            <text:p>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IN(3.14159*[.A76]/256)" office:value-type="float" office:value="0.795836433872925">
            <text:p>0.7958364339</text:p>
          </table:table-cell>
          <table:table-cell/>
          <table:table-cell table:formula="of:=128 *[.B76]" office:value-type="float" office:value="101.867063535734">
            <text:p>101.8670635357</text:p>
          </table:table-cell>
          <table:table-cell table:formula="of:=INT([.D76])" office:value-type="float" office:value="101">
            <text:p>101</text:p>
          </table:table-cell>
          <table:table-cell/>
          <table:table-cell table:formula="of:=([.A76]/119)*127" office:value-type="float" office:value="80.0420168067227">
            <text:p>80.0420168067</text:p>
          </table:table-cell>
          <table:table-cell table:formula="of:=INT([.G76])" office:value-type="float" office:value="80">
            <text:p>8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SIN(3.14159*[.A77]/256)" office:value-type="float" office:value="0.803207062197735">
            <text:p>0.8032070622</text:p>
          </table:table-cell>
          <table:table-cell/>
          <table:table-cell table:formula="of:=128 *[.B77]" office:value-type="float" office:value="102.81050396131">
            <text:p>102.8105039613</text:p>
          </table:table-cell>
          <table:table-cell table:formula="of:=INT([.D77])" office:value-type="float" office:value="102">
            <text:p>102</text:p>
          </table:table-cell>
          <table:table-cell/>
          <table:table-cell table:formula="of:=([.A77]/119)*127" office:value-type="float" office:value="81.109243697479">
            <text:p>81.1092436975</text:p>
          </table:table-cell>
          <table:table-cell table:formula="of:=INT([.G77])" office:value-type="float" office:value="81">
            <text:p>8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SIN(3.14159*[.A78]/256)" office:value-type="float" office:value="0.810456730697744">
            <text:p>0.8104567307</text:p>
          </table:table-cell>
          <table:table-cell/>
          <table:table-cell table:formula="of:=128 *[.B78]" office:value-type="float" office:value="103.738461529311">
            <text:p>103.7384615293</text:p>
          </table:table-cell>
          <table:table-cell table:formula="of:=INT([.D78])" office:value-type="float" office:value="103">
            <text:p>103</text:p>
          </table:table-cell>
          <table:table-cell/>
          <table:table-cell table:formula="of:=([.A78]/119)*127" office:value-type="float" office:value="82.1764705882353">
            <text:p>82.1764705882</text:p>
          </table:table-cell>
          <table:table-cell table:formula="of:=INT([.G78])" office:value-type="float" office:value="82">
            <text:p>8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SIN(3.14159*[.A79]/256)" office:value-type="float" office:value="0.817584347601388">
            <text:p>0.8175843476</text:p>
          </table:table-cell>
          <table:table-cell/>
          <table:table-cell table:formula="of:=128 *[.B79]" office:value-type="float" office:value="104.650796492978">
            <text:p>104.650796493</text:p>
          </table:table-cell>
          <table:table-cell table:formula="of:=INT([.D79])" office:value-type="float" office:value="104">
            <text:p>104</text:p>
          </table:table-cell>
          <table:table-cell/>
          <table:table-cell table:formula="of:=([.A79]/119)*127" office:value-type="float" office:value="83.2436974789916">
            <text:p>83.243697479</text:p>
          </table:table-cell>
          <table:table-cell table:formula="of:=INT([.G79])" office:value-type="float" office:value="83">
            <text:p>8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SIN(3.14159*[.A80]/256)" office:value-type="float" office:value="0.82458883951759">
            <text:p>0.8245888395</text:p>
          </table:table-cell>
          <table:table-cell/>
          <table:table-cell table:formula="of:=128 *[.B80]" office:value-type="float" office:value="105.547371458252">
            <text:p>105.5473714583</text:p>
          </table:table-cell>
          <table:table-cell table:formula="of:=INT([.D80])" office:value-type="float" office:value="105">
            <text:p>105</text:p>
          </table:table-cell>
          <table:table-cell/>
          <table:table-cell table:formula="of:=([.A80]/119)*127" office:value-type="float" office:value="84.3109243697479">
            <text:p>84.3109243697</text:p>
          </table:table-cell>
          <table:table-cell table:formula="of:=INT([.G80])" office:value-type="float" office:value="84">
            <text:p>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IN(3.14159*[.A81]/256)" office:value-type="float" office:value="0.831469151597416">
            <text:p>0.8314691516</text:p>
          </table:table-cell>
          <table:table-cell/>
          <table:table-cell table:formula="of:=128 *[.B81]" office:value-type="float" office:value="106.428051404469">
            <text:p>106.4280514045</text:p>
          </table:table-cell>
          <table:table-cell table:formula="of:=INT([.D81])" office:value-type="float" office:value="106">
            <text:p>106</text:p>
          </table:table-cell>
          <table:table-cell/>
          <table:table-cell table:formula="of:=([.A81]/119)*127" office:value-type="float" office:value="85.3781512605042">
            <text:p>85.3781512605</text:p>
          </table:table-cell>
          <table:table-cell table:formula="of:=INT([.G81])" office:value-type="float" office:value="85">
            <text:p>8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SIN(3.14159*[.A82]/256)" office:value-type="float" office:value="0.838224247692923">
            <text:p>0.8382242477</text:p>
          </table:table-cell>
          <table:table-cell/>
          <table:table-cell table:formula="of:=128 *[.B82]" office:value-type="float" office:value="107.292703704694">
            <text:p>107.2927037047</text:p>
          </table:table-cell>
          <table:table-cell table:formula="of:=INT([.D82])" office:value-type="float" office:value="107">
            <text:p>107</text:p>
          </table:table-cell>
          <table:table-cell/>
          <table:table-cell table:formula="of:=([.A82]/119)*127" office:value-type="float" office:value="86.4453781512605">
            <text:p>86.4453781513</text:p>
          </table:table-cell>
          <table:table-cell table:formula="of:=INT([.G82])" office:value-type="float" office:value="86">
            <text:p>8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SIN(3.14159*[.A83]/256)" office:value-type="float" office:value="0.844853110513205">
            <text:p>0.8448531105</text:p>
          </table:table-cell>
          <table:table-cell/>
          <table:table-cell table:formula="of:=128 *[.B83]" office:value-type="float" office:value="108.14119814569">
            <text:p>108.1411981457</text:p>
          </table:table-cell>
          <table:table-cell table:formula="of:=INT([.D83])" office:value-type="float" office:value="108">
            <text:p>108</text:p>
          </table:table-cell>
          <table:table-cell/>
          <table:table-cell table:formula="of:=([.A83]/119)*127" office:value-type="float" office:value="87.5126050420168">
            <text:p>87.512605042</text:p>
          </table:table-cell>
          <table:table-cell table:formula="of:=INT([.G83])" office:value-type="float" office:value="87">
            <text:p>8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SIN(3.14159*[.A84]/256)" office:value-type="float" office:value="0.851354741777592">
            <text:p>0.8513547418</text:p>
          </table:table-cell>
          <table:table-cell/>
          <table:table-cell table:formula="of:=128 *[.B84]" office:value-type="float" office:value="108.973406947532">
            <text:p>108.9734069475</text:p>
          </table:table-cell>
          <table:table-cell table:formula="of:=INT([.D84])" office:value-type="float" office:value="108">
            <text:p>108</text:p>
          </table:table-cell>
          <table:table-cell/>
          <table:table-cell table:formula="of:=([.A84]/119)*127" office:value-type="float" office:value="88.5798319327731">
            <text:p>88.5798319328</text:p>
          </table:table-cell>
          <table:table-cell table:formula="of:=INT([.G84])" office:value-type="float" office:value="88">
            <text:p>8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SIN(3.14159*[.A85]/256)" office:value-type="float" office:value="0.857728162365983">
            <text:p>0.8577281624</text:p>
          </table:table-cell>
          <table:table-cell/>
          <table:table-cell table:formula="of:=128 *[.B85]" office:value-type="float" office:value="109.789204782846">
            <text:p>109.7892047828</text:p>
          </table:table-cell>
          <table:table-cell table:formula="of:=INT([.D85])" office:value-type="float" office:value="109">
            <text:p>109</text:p>
          </table:table-cell>
          <table:table-cell/>
          <table:table-cell table:formula="of:=([.A85]/119)*127" office:value-type="float" office:value="89.6470588235294">
            <text:p>89.6470588235</text:p>
          </table:table-cell>
          <table:table-cell table:formula="of:=INT([.G85])" office:value-type="float" office:value="89">
            <text:p>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SIN(3.14159*[.A86]/256)" office:value-type="float" office:value="0.863972412466303">
            <text:p>0.8639724125</text:p>
          </table:table-cell>
          <table:table-cell/>
          <table:table-cell table:formula="of:=128 *[.B86]" office:value-type="float" office:value="110.588468795687">
            <text:p>110.5884687957</text:p>
          </table:table-cell>
          <table:table-cell table:formula="of:=INT([.D86])" office:value-type="float" office:value="110">
            <text:p>110</text:p>
          </table:table-cell>
          <table:table-cell/>
          <table:table-cell table:formula="of:=([.A86]/119)*127" office:value-type="float" office:value="90.7142857142857">
            <text:p>90.7142857143</text:p>
          </table:table-cell>
          <table:table-cell table:formula="of:=INT([.G86])" office:value-type="float" office:value="90">
            <text:p>9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SIN(3.14159*[.A87]/256)" office:value-type="float" office:value="0.870086551719043">
            <text:p>0.8700865517</text:p>
          </table:table-cell>
          <table:table-cell/>
          <table:table-cell table:formula="of:=128 *[.B87]" office:value-type="float" office:value="111.371078620038">
            <text:p>111.37107862</text:p>
          </table:table-cell>
          <table:table-cell table:formula="of:=INT([.D87])" office:value-type="float" office:value="111">
            <text:p>111</text:p>
          </table:table-cell>
          <table:table-cell/>
          <table:table-cell table:formula="of:=([.A87]/119)*127" office:value-type="float" office:value="91.781512605042">
            <text:p>91.781512605</text:p>
          </table:table-cell>
          <table:table-cell table:formula="of:=INT([.G87])" office:value-type="float" office:value="91">
            <text:p>9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SIN(3.14159*[.A88]/256)" office:value-type="float" office:value="0.876069659358877">
            <text:p>0.8760696594</text:p>
          </table:table-cell>
          <table:table-cell/>
          <table:table-cell table:formula="of:=128 *[.B88]" office:value-type="float" office:value="112.136916397936">
            <text:p>112.1369163979</text:p>
          </table:table-cell>
          <table:table-cell table:formula="of:=INT([.D88])" office:value-type="float" office:value="112">
            <text:p>112</text:p>
          </table:table-cell>
          <table:table-cell/>
          <table:table-cell table:formula="of:=([.A88]/119)*127" office:value-type="float" office:value="92.8487394957983">
            <text:p>92.8487394958</text:p>
          </table:table-cell>
          <table:table-cell table:formula="of:=INT([.G88])" office:value-type="float" office:value="92">
            <text:p>9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SIN(3.14159*[.A89]/256)" office:value-type="float" office:value="0.881920834353324">
            <text:p>0.8819208344</text:p>
          </table:table-cell>
          <table:table-cell/>
          <table:table-cell table:formula="of:=128 *[.B89]" office:value-type="float" office:value="112.885866797225">
            <text:p>112.8858667972</text:p>
          </table:table-cell>
          <table:table-cell table:formula="of:=INT([.D89])" office:value-type="float" office:value="112">
            <text:p>112</text:p>
          </table:table-cell>
          <table:table-cell/>
          <table:table-cell table:formula="of:=([.A89]/119)*127" office:value-type="float" office:value="93.9159663865546">
            <text:p>93.9159663866</text:p>
          </table:table-cell>
          <table:table-cell table:formula="of:=INT([.G89])" office:value-type="float" office:value="93">
            <text:p>9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SIN(3.14159*[.A90]/256)" office:value-type="float" office:value="0.88763919553844">
            <text:p>0.8876391955</text:p>
          </table:table-cell>
          <table:table-cell/>
          <table:table-cell table:formula="of:=128 *[.B90]" office:value-type="float" office:value="113.61781702892">
            <text:p>113.6178170289</text:p>
          </table:table-cell>
          <table:table-cell table:formula="of:=INT([.D90])" office:value-type="float" office:value="113">
            <text:p>113</text:p>
          </table:table-cell>
          <table:table-cell/>
          <table:table-cell table:formula="of:=([.A90]/119)*127" office:value-type="float" office:value="94.9831932773109">
            <text:p>94.9831932773</text:p>
          </table:table-cell>
          <table:table-cell table:formula="of:=INT([.G90])" office:value-type="float" office:value="94">
            <text:p>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IN(3.14159*[.A91]/256)" office:value-type="float" office:value="0.89322388175152">
            <text:p>0.8932238818</text:p>
          </table:table-cell>
          <table:table-cell/>
          <table:table-cell table:formula="of:=128 *[.B91]" office:value-type="float" office:value="114.332656864195">
            <text:p>114.3326568642</text:p>
          </table:table-cell>
          <table:table-cell table:formula="of:=INT([.D91])" office:value-type="float" office:value="114">
            <text:p>114</text:p>
          </table:table-cell>
          <table:table-cell/>
          <table:table-cell table:formula="of:=([.A91]/119)*127" office:value-type="float" office:value="96.0504201680672">
            <text:p>96.0504201681</text:p>
          </table:table-cell>
          <table:table-cell table:formula="of:=INT([.G91])" office:value-type="float" office:value="96">
            <text:p>9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SIN(3.14159*[.A92]/256)" office:value-type="float" office:value="0.898674051960784">
            <text:p>0.898674052</text:p>
          </table:table-cell>
          <table:table-cell/>
          <table:table-cell table:formula="of:=128 *[.B92]" office:value-type="float" office:value="115.03027865098">
            <text:p>115.030278651</text:p>
          </table:table-cell>
          <table:table-cell table:formula="of:=INT([.D92])" office:value-type="float" office:value="115">
            <text:p>115</text:p>
          </table:table-cell>
          <table:table-cell/>
          <table:table-cell table:formula="of:=([.A92]/119)*127" office:value-type="float" office:value="97.1176470588235">
            <text:p>97.1176470588</text:p>
          </table:table-cell>
          <table:table-cell table:formula="of:=INT([.G92])" office:value-type="float" office:value="97">
            <text:p>9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SIN(3.14159*[.A93]/256)" office:value-type="float" office:value="0.90398888539203">
            <text:p>0.9039888854</text:p>
          </table:table-cell>
          <table:table-cell/>
          <table:table-cell table:formula="of:=128 *[.B93]" office:value-type="float" office:value="115.71057733018">
            <text:p>115.7105773302</text:p>
          </table:table-cell>
          <table:table-cell table:formula="of:=INT([.D93])" office:value-type="float" office:value="115">
            <text:p>115</text:p>
          </table:table-cell>
          <table:table-cell/>
          <table:table-cell table:formula="of:=([.A93]/119)*127" office:value-type="float" office:value="98.1848739495798">
            <text:p>98.1848739496</text:p>
          </table:table-cell>
          <table:table-cell table:formula="of:=INT([.G93])" office:value-type="float" office:value="98">
            <text:p>9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SIN(3.14159*[.A94]/256)" office:value-type="float" office:value="0.909167581652247">
            <text:p>0.9091675817</text:p>
          </table:table-cell>
          <table:table-cell/>
          <table:table-cell table:formula="of:=128 *[.B94]" office:value-type="float" office:value="116.373450451488">
            <text:p>116.3734504515</text:p>
          </table:table-cell>
          <table:table-cell table:formula="of:=INT([.D94])" office:value-type="float" office:value="116">
            <text:p>116</text:p>
          </table:table-cell>
          <table:table-cell/>
          <table:table-cell table:formula="of:=([.A94]/119)*127" office:value-type="float" office:value="99.2521008403361">
            <text:p>99.2521008403</text:p>
          </table:table-cell>
          <table:table-cell table:formula="of:=INT([.G94])" office:value-type="float" office:value="99">
            <text:p>9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SIN(3.14159*[.A95]/256)" office:value-type="float" office:value="0.914209360850143">
            <text:p>0.9142093609</text:p>
          </table:table-cell>
          <table:table-cell/>
          <table:table-cell table:formula="of:=128 *[.B95]" office:value-type="float" office:value="117.018798188818">
            <text:p>117.0187981888</text:p>
          </table:table-cell>
          <table:table-cell table:formula="of:=INT([.D95])" office:value-type="float" office:value="117">
            <text:p>117</text:p>
          </table:table-cell>
          <table:table-cell/>
          <table:table-cell table:formula="of:=([.A95]/119)*127" office:value-type="float" office:value="100.319327731092">
            <text:p>100.3193277311</text:p>
          </table:table-cell>
          <table:table-cell table:formula="of:=INT([.G95])"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SIN(3.14159*[.A96]/256)" office:value-type="float" office:value="0.919113463713599">
            <text:p>0.9191134637</text:p>
          </table:table-cell>
          <table:table-cell/>
          <table:table-cell table:formula="of:=128 *[.B96]" office:value-type="float" office:value="117.646523355341">
            <text:p>117.6465233553</text:p>
          </table:table-cell>
          <table:table-cell table:formula="of:=INT([.D96])" office:value-type="float" office:value="117">
            <text:p>117</text:p>
          </table:table-cell>
          <table:table-cell/>
          <table:table-cell table:formula="of:=([.A96]/119)*127" office:value-type="float" office:value="101.386554621849">
            <text:p>101.3865546218</text:p>
          </table:table-cell>
          <table:table-cell table:formula="of:=INT([.G96])" office:value-type="float" office:value="101">
            <text:p>1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SIN(3.14159*[.A97]/256)" office:value-type="float" office:value="0.92387915170401">
            <text:p>0.9238791517</text:p>
          </table:table-cell>
          <table:table-cell/>
          <table:table-cell table:formula="of:=128 *[.B97]" office:value-type="float" office:value="118.256531418113">
            <text:p>118.2565314181</text:p>
          </table:table-cell>
          <table:table-cell table:formula="of:=INT([.D97])" office:value-type="float" office:value="118">
            <text:p>118</text:p>
          </table:table-cell>
          <table:table-cell/>
          <table:table-cell table:formula="of:=([.A97]/119)*127" office:value-type="float" office:value="102.453781512605">
            <text:p>102.4537815126</text:p>
          </table:table-cell>
          <table:table-cell table:formula="of:=INT([.G97])" office:value-type="float" office:value="102">
            <text:p>10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SIN(3.14159*[.A98]/256)" office:value-type="float" office:value="0.928505707127508">
            <text:p>0.9285057071</text:p>
          </table:table-cell>
          <table:table-cell/>
          <table:table-cell table:formula="of:=128 *[.B98]" office:value-type="float" office:value="118.848730512321">
            <text:p>118.8487305123</text:p>
          </table:table-cell>
          <table:table-cell table:formula="of:=INT([.D98])" office:value-type="float" office:value="118">
            <text:p>118</text:p>
          </table:table-cell>
          <table:table-cell/>
          <table:table-cell table:formula="of:=([.A98]/119)*127" office:value-type="float" office:value="103.521008403361">
            <text:p>103.5210084034</text:p>
          </table:table-cell>
          <table:table-cell table:formula="of:=INT([.G98])" office:value-type="float" office:value="103">
            <text:p>10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SIN(3.14159*[.A99]/256)" office:value-type="float" office:value="0.932992433243039">
            <text:p>0.9329924332</text:p>
          </table:table-cell>
          <table:table-cell/>
          <table:table-cell table:formula="of:=128 *[.B99]" office:value-type="float" office:value="119.423031455109">
            <text:p>119.4230314551</text:p>
          </table:table-cell>
          <table:table-cell table:formula="of:=INT([.D99])" office:value-type="float" office:value="119">
            <text:p>119</text:p>
          </table:table-cell>
          <table:table-cell/>
          <table:table-cell table:formula="of:=([.A99]/119)*127" office:value-type="float" office:value="104.588235294118">
            <text:p>104.5882352941</text:p>
          </table:table-cell>
          <table:table-cell table:formula="of:=INT([.G99])" office:value-type="float" office:value="104">
            <text:p>10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SIN(3.14159*[.A100]/256)" office:value-type="float" office:value="0.937338654367296">
            <text:p>0.9373386544</text:p>
          </table:table-cell>
          <table:table-cell/>
          <table:table-cell table:formula="of:=128 *[.B100]" office:value-type="float" office:value="119.979347759014">
            <text:p>119.979347759</text:p>
          </table:table-cell>
          <table:table-cell table:formula="of:=INT([.D100])" office:value-type="float" office:value="119">
            <text:p>119</text:p>
          </table:table-cell>
          <table:table-cell/>
          <table:table-cell table:formula="of:=([.A100]/119)*127" office:value-type="float" office:value="105.655462184874">
            <text:p>105.6554621849</text:p>
          </table:table-cell>
          <table:table-cell table:formula="of:=INT([.G100])" office:value-type="float" office:value="105">
            <text:p>1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SIN(3.14159*[.A101]/256)" office:value-type="float" office:value="0.941543715976469">
            <text:p>0.941543716</text:p>
          </table:table-cell>
          <table:table-cell/>
          <table:table-cell table:formula="of:=128 *[.B101]" office:value-type="float" office:value="120.517595644988">
            <text:p>120.517595645</text:p>
          </table:table-cell>
          <table:table-cell table:formula="of:=INT([.D101])" office:value-type="float" office:value="120">
            <text:p>120</text:p>
          </table:table-cell>
          <table:table-cell/>
          <table:table-cell table:formula="of:=([.A101]/119)*127" office:value-type="float" office:value="106.72268907563">
            <text:p>106.7226890756</text:p>
          </table:table-cell>
          <table:table-cell table:formula="of:=INT([.G101])" office:value-type="float" office:value="106">
            <text:p>10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SIN(3.14159*[.A102]/256)" office:value-type="float" office:value="0.945606984804819">
            <text:p>0.9456069848</text:p>
          </table:table-cell>
          <table:table-cell/>
          <table:table-cell table:formula="of:=128 *[.B102]" office:value-type="float" office:value="121.037694055017">
            <text:p>121.037694055</text:p>
          </table:table-cell>
          <table:table-cell table:formula="of:=INT([.D102])" office:value-type="float" office:value="121">
            <text:p>121</text:p>
          </table:table-cell>
          <table:table-cell/>
          <table:table-cell table:formula="of:=([.A102]/119)*127" office:value-type="float" office:value="107.789915966387">
            <text:p>107.7899159664</text:p>
          </table:table-cell>
          <table:table-cell table:formula="of:=INT([.G102])" office:value-type="float" office:value="107">
            <text:p>10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SIN(3.14159*[.A103]/256)" office:value-type="float" office:value="0.949527848940038">
            <text:p>0.9495278489</text:p>
          </table:table-cell>
          <table:table-cell/>
          <table:table-cell table:formula="of:=128 *[.B103]" office:value-type="float" office:value="121.539564664325">
            <text:p>121.5395646643</text:p>
          </table:table-cell>
          <table:table-cell table:formula="of:=INT([.D103])" office:value-type="float" office:value="121">
            <text:p>121</text:p>
          </table:table-cell>
          <table:table-cell/>
          <table:table-cell table:formula="of:=([.A103]/119)*127" office:value-type="float" office:value="108.857142857143">
            <text:p>108.8571428571</text:p>
          </table:table-cell>
          <table:table-cell table:formula="of:=INT([.G103])" office:value-type="float" office:value="108">
            <text:p>10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SIN(3.14159*[.A104]/256)" office:value-type="float" office:value="0.953305717915408">
            <text:p>0.9533057179</text:p>
          </table:table-cell>
          <table:table-cell/>
          <table:table-cell table:formula="of:=128 *[.B104]" office:value-type="float" office:value="122.023131893172">
            <text:p>122.0231318932</text:p>
          </table:table-cell>
          <table:table-cell table:formula="of:=INT([.D104])" office:value-type="float" office:value="122">
            <text:p>122</text:p>
          </table:table-cell>
          <table:table-cell/>
          <table:table-cell table:formula="of:=([.A104]/119)*127" office:value-type="float" office:value="109.924369747899">
            <text:p>109.9243697479</text:p>
          </table:table-cell>
          <table:table-cell table:formula="of:=INT([.G104])" office:value-type="float" office:value="109">
            <text:p>10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SIN(3.14159*[.A105]/256)" office:value-type="float" office:value="0.956940022798717">
            <text:p>0.9569400228</text:p>
          </table:table-cell>
          <table:table-cell/>
          <table:table-cell table:formula="of:=128 *[.B105]" office:value-type="float" office:value="122.488322918236">
            <text:p>122.4883229182</text:p>
          </table:table-cell>
          <table:table-cell table:formula="of:=INT([.D105])" office:value-type="float" office:value="122">
            <text:p>122</text:p>
          </table:table-cell>
          <table:table-cell/>
          <table:table-cell table:formula="of:=([.A105]/119)*127" office:value-type="float" office:value="110.991596638655">
            <text:p>110.9915966387</text:p>
          </table:table-cell>
          <table:table-cell table:formula="of:=INT([.G105])" office:value-type="float" office:value="110">
            <text:p>1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SIN(3.14159*[.A106]/256)" office:value-type="float" office:value="0.960430216277944">
            <text:p>0.9604302163</text:p>
          </table:table-cell>
          <table:table-cell/>
          <table:table-cell table:formula="of:=128 *[.B106]" office:value-type="float" office:value="122.935067683577">
            <text:p>122.9350676836</text:p>
          </table:table-cell>
          <table:table-cell table:formula="of:=INT([.D106])" office:value-type="float" office:value="122">
            <text:p>122</text:p>
          </table:table-cell>
          <table:table-cell/>
          <table:table-cell table:formula="of:=([.A106]/119)*127" office:value-type="float" office:value="112.058823529412">
            <text:p>112.0588235294</text:p>
          </table:table-cell>
          <table:table-cell table:formula="of:=INT([.G106])" office:value-type="float" office:value="112">
            <text:p>11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SIN(3.14159*[.A107]/256)" office:value-type="float" office:value="0.963775772743676">
            <text:p>0.9637757727</text:p>
          </table:table-cell>
          <table:table-cell/>
          <table:table-cell table:formula="of:=128 *[.B107]" office:value-type="float" office:value="123.363298911191">
            <text:p>123.3632989112</text:p>
          </table:table-cell>
          <table:table-cell table:formula="of:=INT([.D107])" office:value-type="float" office:value="123">
            <text:p>123</text:p>
          </table:table-cell>
          <table:table-cell/>
          <table:table-cell table:formula="of:=([.A107]/119)*127" office:value-type="float" office:value="113.126050420168">
            <text:p>113.1260504202</text:p>
          </table:table-cell>
          <table:table-cell table:formula="of:=INT([.G107])" office:value-type="float" office:value="113">
            <text:p>11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SIN(3.14159*[.A108]/256)" office:value-type="float" office:value="0.966976188368266">
            <text:p>0.9669761884</text:p>
          </table:table-cell>
          <table:table-cell/>
          <table:table-cell table:formula="of:=128 *[.B108]" office:value-type="float" office:value="123.772952111138">
            <text:p>123.7729521111</text:p>
          </table:table-cell>
          <table:table-cell table:formula="of:=INT([.D108])" office:value-type="float" office:value="123">
            <text:p>123</text:p>
          </table:table-cell>
          <table:table-cell/>
          <table:table-cell table:formula="of:=([.A108]/119)*127" office:value-type="float" office:value="114.193277310924">
            <text:p>114.1932773109</text:p>
          </table:table-cell>
          <table:table-cell table:formula="of:=INT([.G108])" office:value-type="float" office:value="114">
            <text:p>11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SIN(3.14159*[.A109]/256)" office:value-type="float" office:value="0.970030981181708">
            <text:p>0.9700309812</text:p>
          </table:table-cell>
          <table:table-cell/>
          <table:table-cell table:formula="of:=128 *[.B109]" office:value-type="float" office:value="124.163965591259">
            <text:p>124.1639655913</text:p>
          </table:table-cell>
          <table:table-cell table:formula="of:=INT([.D109])" office:value-type="float" office:value="124">
            <text:p>124</text:p>
          </table:table-cell>
          <table:table-cell/>
          <table:table-cell table:formula="of:=([.A109]/119)*127" office:value-type="float" office:value="115.260504201681">
            <text:p>115.2605042017</text:p>
          </table:table-cell>
          <table:table-cell table:formula="of:=INT([.G109])" office:value-type="float" office:value="115">
            <text:p>11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SIN(3.14159*[.A110]/256)" office:value-type="float" office:value="0.972939691144218">
            <text:p>0.9729396911</text:p>
          </table:table-cell>
          <table:table-cell/>
          <table:table-cell table:formula="of:=128 *[.B110]" office:value-type="float" office:value="124.53628046646">
            <text:p>124.5362804665</text:p>
          </table:table-cell>
          <table:table-cell table:formula="of:=INT([.D110])" office:value-type="float" office:value="124">
            <text:p>124</text:p>
          </table:table-cell>
          <table:table-cell/>
          <table:table-cell table:formula="of:=([.A110]/119)*127" office:value-type="float" office:value="116.327731092437">
            <text:p>116.3277310924</text:p>
          </table:table-cell>
          <table:table-cell table:formula="of:=INT([.G110])" office:value-type="float" office:value="116">
            <text:p>1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SIN(3.14159*[.A111]/256)" office:value-type="float" office:value="0.975701880215513">
            <text:p>0.9757018802</text:p>
          </table:table-cell>
          <table:table-cell/>
          <table:table-cell table:formula="of:=128 *[.B111]" office:value-type="float" office:value="124.889840667586">
            <text:p>124.8898406676</text:p>
          </table:table-cell>
          <table:table-cell table:formula="of:=INT([.D111])" office:value-type="float" office:value="124">
            <text:p>124</text:p>
          </table:table-cell>
          <table:table-cell/>
          <table:table-cell table:formula="of:=([.A111]/119)*127" office:value-type="float" office:value="117.394957983193">
            <text:p>117.3949579832</text:p>
          </table:table-cell>
          <table:table-cell table:formula="of:=INT([.G111])" office:value-type="float" office:value="117">
            <text:p>11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SIN(3.14159*[.A112]/256)" office:value-type="float" office:value="0.978317132420783">
            <text:p>0.9783171324</text:p>
          </table:table-cell>
          <table:table-cell/>
          <table:table-cell table:formula="of:=128 *[.B112]" office:value-type="float" office:value="125.22459294986">
            <text:p>125.2245929499</text:p>
          </table:table-cell>
          <table:table-cell table:formula="of:=INT([.D112])" office:value-type="float" office:value="125">
            <text:p>125</text:p>
          </table:table-cell>
          <table:table-cell/>
          <table:table-cell table:formula="of:=([.A112]/119)*127" office:value-type="float" office:value="118.46218487395">
            <text:p>118.462184874</text:p>
          </table:table-cell>
          <table:table-cell table:formula="of:=INT([.G112])" office:value-type="float" office:value="118">
            <text:p>1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SIN(3.14159*[.A113]/256)" office:value-type="float" office:value="0.980785053913331">
            <text:p>0.9807850539</text:p>
          </table:table-cell>
          <table:table-cell/>
          <table:table-cell table:formula="of:=128 *[.B113]" office:value-type="float" office:value="125.540486900906">
            <text:p>125.5404869009</text:p>
          </table:table-cell>
          <table:table-cell table:formula="of:=INT([.D113])" office:value-type="float" office:value="125">
            <text:p>125</text:p>
          </table:table-cell>
          <table:table-cell/>
          <table:table-cell table:formula="of:=([.A113]/119)*127" office:value-type="float" office:value="119.529411764706">
            <text:p>119.5294117647</text:p>
          </table:table-cell>
          <table:table-cell table:formula="of:=INT([.G113])" office:value-type="float" office:value="119">
            <text:p>11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SIN(3.14159*[.A114]/256)" office:value-type="float" office:value="0.983105273033886">
            <text:p>0.983105273</text:p>
          </table:table-cell>
          <table:table-cell/>
          <table:table-cell table:formula="of:=128 *[.B114]" office:value-type="float" office:value="125.837474948337">
            <text:p>125.8374749483</text:p>
          </table:table-cell>
          <table:table-cell table:formula="of:=INT([.D114])" office:value-type="float" office:value="125">
            <text:p>125</text:p>
          </table:table-cell>
          <table:table-cell/>
          <table:table-cell table:formula="of:=([.A114]/119)*127" office:value-type="float" office:value="120.596638655462">
            <text:p>120.5966386555</text:p>
          </table:table-cell>
          <table:table-cell table:formula="of:=INT([.G114])" office:value-type="float" office:value="120">
            <text:p>1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SIN(3.14159*[.A115]/256)" office:value-type="float" office:value="0.985277440366572">
            <text:p>0.9852774404</text:p>
          </table:table-cell>
          <table:table-cell/>
          <table:table-cell table:formula="of:=128 *[.B115]" office:value-type="float" office:value="126.115512366921">
            <text:p>126.1155123669</text:p>
          </table:table-cell>
          <table:table-cell table:formula="of:=INT([.D115])" office:value-type="float" office:value="126">
            <text:p>126</text:p>
          </table:table-cell>
          <table:table-cell/>
          <table:table-cell table:formula="of:=([.A115]/119)*127" office:value-type="float" office:value="121.663865546218">
            <text:p>121.6638655462</text:p>
          </table:table-cell>
          <table:table-cell table:formula="of:=INT([.G115])" office:value-type="float" office:value="121">
            <text:p>1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SIN(3.14159*[.A116]/256)" office:value-type="float" office:value="0.987301228791532">
            <text:p>0.9873012288</text:p>
          </table:table-cell>
          <table:table-cell/>
          <table:table-cell table:formula="of:=128 *[.B116]" office:value-type="float" office:value="126.374557285316">
            <text:p>126.3745572853</text:p>
          </table:table-cell>
          <table:table-cell table:formula="of:=INT([.D116])" office:value-type="float" office:value="126">
            <text:p>126</text:p>
          </table:table-cell>
          <table:table-cell/>
          <table:table-cell table:formula="of:=([.A116]/119)*127" office:value-type="float" office:value="122.731092436975">
            <text:p>122.731092437</text:p>
          </table:table-cell>
          <table:table-cell table:formula="of:=INT([.G116])" office:value-type="float" office:value="122">
            <text:p>12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SIN(3.14159*[.A117]/256)" office:value-type="float" office:value="0.989176333534188">
            <text:p>0.9891763335</text:p>
          </table:table-cell>
          <table:table-cell/>
          <table:table-cell table:formula="of:=128 *[.B117]" office:value-type="float" office:value="126.614570692376">
            <text:p>126.6145706924</text:p>
          </table:table-cell>
          <table:table-cell table:formula="of:=INT([.D117])" office:value-type="float" office:value="126">
            <text:p>126</text:p>
          </table:table-cell>
          <table:table-cell/>
          <table:table-cell table:formula="of:=([.A117]/119)*127" office:value-type="float" office:value="123.798319327731">
            <text:p>123.7983193277</text:p>
          </table:table-cell>
          <table:table-cell table:formula="of:=INT([.G117])" office:value-type="float" office:value="123">
            <text:p>12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SIN(3.14159*[.A118]/256)" office:value-type="float" office:value="0.99090247221114">
            <text:p>0.9909024722</text:p>
          </table:table-cell>
          <table:table-cell/>
          <table:table-cell table:formula="of:=128 *[.B118]" office:value-type="float" office:value="126.835516443026">
            <text:p>126.835516443</text:p>
          </table:table-cell>
          <table:table-cell table:formula="of:=INT([.D118])" office:value-type="float" office:value="126">
            <text:p>126</text:p>
          </table:table-cell>
          <table:table-cell/>
          <table:table-cell table:formula="of:=([.A118]/119)*127" office:value-type="float" office:value="124.865546218487">
            <text:p>124.8655462185</text:p>
          </table:table-cell>
          <table:table-cell table:formula="of:=INT([.G118])" office:value-type="float" office:value="124">
            <text:p>12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SIN(3.14159*[.A119]/256)" office:value-type="float" office:value="0.992479384872691">
            <text:p>0.9924793849</text:p>
          </table:table-cell>
          <table:table-cell/>
          <table:table-cell table:formula="of:=128 *[.B119]" office:value-type="float" office:value="127.037361263704">
            <text:p>127.0373612637</text:p>
          </table:table-cell>
          <table:table-cell table:formula="of:=INT([.D119])" office:value-type="float" office:value="127">
            <text:p>127</text:p>
          </table:table-cell>
          <table:table-cell/>
          <table:table-cell table:formula="of:=([.A119]/119)*127" office:value-type="float" office:value="125.932773109244">
            <text:p>125.9327731092</text:p>
          </table:table-cell>
          <table:table-cell table:formula="of:=INT([.G119])" office:value-type="float" office:value="125">
            <text:p>12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SIN(3.14159*[.A120]/256)" office:value-type="float" office:value="0.993906834041997">
            <text:p>0.993906834</text:p>
          </table:table-cell>
          <table:table-cell/>
          <table:table-cell table:formula="of:=128 *[.B120]" office:value-type="float" office:value="127.220074757376">
            <text:p>127.2200747574</text:p>
          </table:table-cell>
          <table:table-cell table:formula="of:=INT([.D120])" office:value-type="float" office:value="127">
            <text:p>127</text:p>
          </table:table-cell>
          <table:table-cell/>
          <table:table-cell table:formula="of:=([.A120]/119)*127" office:value-type="float" office:value="127">
            <text:p>127</text:p>
          </table:table-cell>
          <table:table-cell table:formula="of:=INT([.G120])" office:value-type="float" office:value="127">
            <text:p>12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IN(3.14159*[.A121]/256)" office:value-type="float" office:value="0.995184604750826">
            <text:p>0.9951846048</text:p>
          </table:table-cell>
          <table:table-cell/>
          <table:table-cell table:formula="of:=128 *[.B121]" office:value-type="float" office:value="127.383629408106">
            <text:p>127.3836294081</text:p>
          </table:table-cell>
          <table:table-cell table:formula="of:=INT([.D121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1])" office:value-type="float" office:value="128">
            <text:p>1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SIN(3.14159*[.A122]/256)" office:value-type="float" office:value="0.996312504571934">
            <text:p>0.9963125046</text:p>
          </table:table-cell>
          <table:table-cell/>
          <table:table-cell table:formula="of:=128 *[.B122]" office:value-type="float" office:value="127.528000585208">
            <text:p>127.5280005852</text:p>
          </table:table-cell>
          <table:table-cell table:formula="of:=INT([.D122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2])" office:value-type="float" office:value="128">
            <text:p>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SIN(3.14159*[.A123]/256)" office:value-type="float" office:value="0.997290363648044">
            <text:p>0.9972903636</text:p>
          </table:table-cell>
          <table:table-cell/>
          <table:table-cell table:formula="of:=128 *[.B123]" office:value-type="float" office:value="127.65316654695">
            <text:p>127.653166547</text:p>
          </table:table-cell>
          <table:table-cell table:formula="of:=INT([.D123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3])" office:value-type="float" office:value="128">
            <text:p>1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SIN(3.14159*[.A124]/256)" office:value-type="float" office:value="0.998118034717425">
            <text:p>0.9981180347</text:p>
          </table:table-cell>
          <table:table-cell/>
          <table:table-cell table:formula="of:=128 *[.B124]" office:value-type="float" office:value="127.75910844383">
            <text:p>127.7591084438</text:p>
          </table:table-cell>
          <table:table-cell table:formula="of:=INT([.D124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4])" office:value-type="float" office:value="128">
            <text:p>1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SIN(3.14159*[.A125]/256)" office:value-type="float" office:value="0.998795393136068">
            <text:p>0.9987953931</text:p>
          </table:table-cell>
          <table:table-cell/>
          <table:table-cell table:formula="of:=128 *[.B125]" office:value-type="float" office:value="127.845810321417">
            <text:p>127.8458103214</text:p>
          </table:table-cell>
          <table:table-cell table:formula="of:=INT([.D125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5])" office:value-type="float" office:value="128">
            <text:p>1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SIN(3.14159*[.A126]/256)" office:value-type="float" office:value="0.99932233689646">
            <text:p>0.9993223369</text:p>
          </table:table-cell>
          <table:table-cell/>
          <table:table-cell table:formula="of:=128 *[.B126]" office:value-type="float" office:value="127.913259122747">
            <text:p>127.9132591227</text:p>
          </table:table-cell>
          <table:table-cell table:formula="of:=INT([.D126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6])" office:value-type="float" office:value="128">
            <text:p>1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SIN(3.14159*[.A127]/256)" office:value-type="float" office:value="0.999698786642943">
            <text:p>0.9996987866</text:p>
          </table:table-cell>
          <table:table-cell/>
          <table:table-cell table:formula="of:=128 *[.B127]" office:value-type="float" office:value="127.961444690297">
            <text:p>127.9614446903</text:p>
          </table:table-cell>
          <table:table-cell table:formula="of:=INT([.D127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7])" office:value-type="float" office:value="128">
            <text:p>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SIN(3.14159*[.A128]/256)" office:value-type="float" office:value="0.999924685683665">
            <text:p>0.9999246857</text:p>
          </table:table-cell>
          <table:table-cell/>
          <table:table-cell table:formula="of:=128 *[.B128]" office:value-type="float" office:value="127.990359767509">
            <text:p>127.9903597675</text:p>
          </table:table-cell>
          <table:table-cell table:formula="of:=INT([.D128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8])"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SIN(3.14159*[.A129]/256)" office:value-type="float" office:value="0.99999999999912">
            <text:p>1</text:p>
          </table:table-cell>
          <table:table-cell/>
          <table:table-cell table:formula="of:=128 *[.B129]" office:value-type="float" office:value="127.999999999887">
            <text:p>127.9999999999</text:p>
          </table:table-cell>
          <table:table-cell table:formula="of:=INT([.D129])" office:value-type="float" office:value="127">
            <text:p>127</text:p>
          </table:table-cell>
          <table:table-cell/>
          <table:table-cell office:value-type="float" office:value="128">
            <text:p>128</text:p>
          </table:table-cell>
          <table:table-cell table:formula="of:=INT([.G129])"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SIN(3.14159*[.A130]/256)" office:value-type="float" office:value="0.999924718247267">
            <text:p>0.9999247182</text:p>
          </table:table-cell>
          <table:table-cell/>
          <table:table-cell table:formula="of:=257-129*[.B130]" office:value-type="float" office:value="128.009711346103">
            <text:p>128.0097113461</text:p>
          </table:table-cell>
          <table:table-cell table:formula="of:=INT([.D130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0])" office:value-type="float" office:value="128">
            <text:p>12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SIN(3.14159*[.A131]/256)" office:value-type="float" office:value="0.999698851765242">
            <text:p>0.9996988518</text:p>
          </table:table-cell>
          <table:table-cell/>
          <table:table-cell table:formula="of:=257-129*[.B131]" office:value-type="float" office:value="128.038848122284">
            <text:p>128.0388481223</text:p>
          </table:table-cell>
          <table:table-cell table:formula="of:=INT([.D131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1])" office:value-type="float" office:value="128">
            <text:p>12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SIN(3.14159*[.A132]/256)" office:value-type="float" office:value="0.999322434567649">
            <text:p>0.9993224346</text:p>
          </table:table-cell>
          <table:table-cell/>
          <table:table-cell table:formula="of:=257-129*[.B132]" office:value-type="float" office:value="128.087405940773">
            <text:p>128.0874059408</text:p>
          </table:table-cell>
          <table:table-cell table:formula="of:=INT([.D132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2])" office:value-type="float" office:value="128">
            <text:p>1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SIN(3.14159*[.A133]/256)" office:value-type="float" office:value="0.998795523341438">
            <text:p>0.9987955233</text:p>
          </table:table-cell>
          <table:table-cell/>
          <table:table-cell table:formula="of:=257-129*[.B133]" office:value-type="float" office:value="128.155377488955">
            <text:p>128.155377489</text:p>
          </table:table-cell>
          <table:table-cell table:formula="of:=INT([.D133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3])" office:value-type="float" office:value="128">
            <text:p>12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SIN(3.14159*[.A134]/256)" office:value-type="float" office:value="0.998118197437367">
            <text:p>0.9981181974</text:p>
          </table:table-cell>
          <table:table-cell/>
          <table:table-cell table:formula="of:=257-129*[.B134]" office:value-type="float" office:value="128.24275253058">
            <text:p>128.2427525306</text:p>
          </table:table-cell>
          <table:table-cell table:formula="of:=INT([.D134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4])" office:value-type="float" office:value="128">
            <text:p>12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SIN(3.14159*[.A135]/256)" office:value-type="float" office:value="0.997290558858054">
            <text:p>0.9972905589</text:p>
          </table:table-cell>
          <table:table-cell/>
          <table:table-cell table:formula="of:=257-129*[.B135]" office:value-type="float" office:value="128.349517907311">
            <text:p>128.3495179073</text:p>
          </table:table-cell>
          <table:table-cell table:formula="of:=INT([.D135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5])" office:value-type="float" office:value="128">
            <text:p>12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SIN(3.14159*[.A136]/256)" office:value-type="float" office:value="0.996312732242614">
            <text:p>0.9963127322</text:p>
          </table:table-cell>
          <table:table-cell/>
          <table:table-cell table:formula="of:=257-129*[.B136]" office:value-type="float" office:value="128.475657540703">
            <text:p>128.4756575407</text:p>
          </table:table-cell>
          <table:table-cell table:formula="of:=INT([.D136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6])" office:value-type="float" office:value="128">
            <text:p>1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SIN(3.14159*[.A137]/256)" office:value-type="float" office:value="0.99518486484789">
            <text:p>0.9951848648</text:p>
          </table:table-cell>
          <table:table-cell/>
          <table:table-cell table:formula="of:=257-129*[.B137]" office:value-type="float" office:value="128.621152434622">
            <text:p>128.6211524346</text:p>
          </table:table-cell>
          <table:table-cell table:formula="of:=INT([.D137]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table:formula="of:=INT([.G137])" office:value-type="float" office:value="128">
            <text:p>12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SIN(3.14159*[.A138]/256)" office:value-type="float" office:value="0.993907126526275">
            <text:p>0.9939071265</text:p>
          </table:table-cell>
          <table:table-cell/>
          <table:table-cell table:formula="of:=257-129*[.B138]" office:value-type="float" office:value="128.785980678111">
            <text:p>128.7859806781</text:p>
          </table:table-cell>
          <table:table-cell table:formula="of:=INT([.D138])" office:value-type="float" office:value="128">
            <text:p>128</text:p>
          </table:table-cell>
          <table:table-cell/>
          <table:table-cell table:formula="of:=(([.A138]-137)/119)*128+129" office:value-type="float" office:value="129">
            <text:p>129</text:p>
          </table:table-cell>
          <table:table-cell table:formula="of:=INT([.G138])" office:value-type="float" office:value="129">
            <text:p>1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SIN(3.14159*[.A139]/256)" office:value-type="float" office:value="0.992479709700136">
            <text:p>0.9924797097</text:p>
          </table:table-cell>
          <table:table-cell/>
          <table:table-cell table:formula="of:=257-129*[.B139]" office:value-type="float" office:value="128.970117448682">
            <text:p>128.9701174487</text:p>
          </table:table-cell>
          <table:table-cell table:formula="of:=INT([.D139])" office:value-type="float" office:value="128">
            <text:p>128</text:p>
          </table:table-cell>
          <table:table-cell/>
          <table:table-cell table:formula="of:=(([.A139]-137)/119)*128+129" office:value-type="float" office:value="130.075630252101">
            <text:p>130.0756302521</text:p>
          </table:table-cell>
          <table:table-cell table:formula="of:=INT([.G139])" office:value-type="float" office:value="130">
            <text:p>1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SIN(3.14159*[.A140]/256)" office:value-type="float" office:value="0.990902829332834">
            <text:p>0.9909028293</text:p>
          </table:table-cell>
          <table:table-cell/>
          <table:table-cell table:formula="of:=257-129*[.B140]" office:value-type="float" office:value="129.173535016064">
            <text:p>129.1735350161</text:p>
          </table:table-cell>
          <table:table-cell table:formula="of:=INT([.D140])" office:value-type="float" office:value="129">
            <text:p>129</text:p>
          </table:table-cell>
          <table:table-cell/>
          <table:table-cell table:formula="of:=(([.A140]-137)/119)*128+129" office:value-type="float" office:value="131.151260504202">
            <text:p>131.1512605042</text:p>
          </table:table-cell>
          <table:table-cell table:formula="of:=INT([.G140])" office:value-type="float" office:value="131">
            <text:p>1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SIN(3.14159*[.A141]/256)" office:value-type="float" office:value="0.989176722896351">
            <text:p>0.9891767229</text:p>
          </table:table-cell>
          <table:table-cell/>
          <table:table-cell table:formula="of:=257-129*[.B141]" office:value-type="float" office:value="129.396202746371">
            <text:p>129.3962027464</text:p>
          </table:table-cell>
          <table:table-cell table:formula="of:=INT([.D141])" office:value-type="float" office:value="129">
            <text:p>129</text:p>
          </table:table-cell>
          <table:table-cell/>
          <table:table-cell table:formula="of:=(([.A141]-137)/119)*128+129" office:value-type="float" office:value="132.226890756303">
            <text:p>132.2268907563</text:p>
          </table:table-cell>
          <table:table-cell table:formula="of:=INT([.G141])" office:value-type="float" office:value="132">
            <text:p>1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SIN(3.14159*[.A142]/256)" office:value-type="float" office:value="0.987301650335527">
            <text:p>0.9873016503</text:p>
          </table:table-cell>
          <table:table-cell/>
          <table:table-cell table:formula="of:=257-129*[.B142]" office:value-type="float" office:value="129.638087106717">
            <text:p>129.6380871067</text:p>
          </table:table-cell>
          <table:table-cell table:formula="of:=INT([.D142])" office:value-type="float" office:value="129">
            <text:p>129</text:p>
          </table:table-cell>
          <table:table-cell/>
          <table:table-cell table:formula="of:=(([.A142]-137)/119)*128+129" office:value-type="float" office:value="133.302521008403">
            <text:p>133.3025210084</text:p>
          </table:table-cell>
          <table:table-cell table:formula="of:=INT([.G142])" office:value-type="float" office:value="133">
            <text:p>13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SIN(3.14159*[.A143]/256)" office:value-type="float" office:value="0.985277894028916">
            <text:p>0.985277894</text:p>
          </table:table-cell>
          <table:table-cell/>
          <table:table-cell table:formula="of:=257-129*[.B143]" office:value-type="float" office:value="129.89915167027">
            <text:p>129.8991516703</text:p>
          </table:table-cell>
          <table:table-cell table:formula="of:=INT([.D143])" office:value-type="float" office:value="129">
            <text:p>129</text:p>
          </table:table-cell>
          <table:table-cell/>
          <table:table-cell table:formula="of:=(([.A143]-137)/119)*128+129" office:value-type="float" office:value="134.378151260504">
            <text:p>134.3781512605</text:p>
          </table:table-cell>
          <table:table-cell table:formula="of:=INT([.G143])" office:value-type="float" office:value="134">
            <text:p>1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SIN(3.14159*[.A144]/256)" office:value-type="float" office:value="0.983105758746259">
            <text:p>0.9831057587</text:p>
          </table:table-cell>
          <table:table-cell/>
          <table:table-cell table:formula="of:=257-129*[.B144]" office:value-type="float" office:value="130.179357121733">
            <text:p>130.1793571217</text:p>
          </table:table-cell>
          <table:table-cell table:formula="of:=INT([.D144])" office:value-type="float" office:value="130">
            <text:p>130</text:p>
          </table:table-cell>
          <table:table-cell/>
          <table:table-cell table:formula="of:=(([.A144]-137)/119)*128+129" office:value-type="float" office:value="135.453781512605">
            <text:p>135.4537815126</text:p>
          </table:table-cell>
          <table:table-cell table:formula="of:=INT([.G144])" office:value-type="float" office:value="135">
            <text:p>13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SIN(3.14159*[.A145]/256)" office:value-type="float" office:value="0.980785571602587">
            <text:p>0.9807855716</text:p>
          </table:table-cell>
          <table:table-cell/>
          <table:table-cell table:formula="of:=257-129*[.B145]" office:value-type="float" office:value="130.478661263266">
            <text:p>130.4786612633</text:p>
          </table:table-cell>
          <table:table-cell table:formula="of:=INT([.D145])" office:value-type="float" office:value="130">
            <text:p>130</text:p>
          </table:table-cell>
          <table:table-cell/>
          <table:table-cell table:formula="of:=(([.A145]-137)/119)*128+129" office:value-type="float" office:value="136.529411764706">
            <text:p>136.5294117647</text:p>
          </table:table-cell>
          <table:table-cell table:formula="of:=INT([.G145])" office:value-type="float" office:value="136">
            <text:p>1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SIN(3.14159*[.A146]/256)" office:value-type="float" office:value="0.97831768200896">
            <text:p>0.978317682</text:p>
          </table:table-cell>
          <table:table-cell/>
          <table:table-cell table:formula="of:=257-129*[.B146]" office:value-type="float" office:value="130.797019020844">
            <text:p>130.7970190208</text:p>
          </table:table-cell>
          <table:table-cell table:formula="of:=INT([.D146])" office:value-type="float" office:value="130">
            <text:p>130</text:p>
          </table:table-cell>
          <table:table-cell/>
          <table:table-cell table:formula="of:=(([.A146]-137)/119)*128+129" office:value-type="float" office:value="137.605042016807">
            <text:p>137.6050420168</text:p>
          </table:table-cell>
          <table:table-cell table:formula="of:=INT([.G146])" office:value-type="float" office:value="137">
            <text:p>13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SIN(3.14159*[.A147]/256)" office:value-type="float" office:value="0.975702461619844">
            <text:p>0.9757024616</text:p>
          </table:table-cell>
          <table:table-cell/>
          <table:table-cell table:formula="of:=257-129*[.B147]" office:value-type="float" office:value="131.13438245104">
            <text:p>131.134382451</text:p>
          </table:table-cell>
          <table:table-cell table:formula="of:=INT([.D147])" office:value-type="float" office:value="131">
            <text:p>131</text:p>
          </table:table-cell>
          <table:table-cell/>
          <table:table-cell table:formula="of:=(([.A147]-137)/119)*128+129" office:value-type="float" office:value="138.680672268908">
            <text:p>138.6806722689</text:p>
          </table:table-cell>
          <table:table-cell table:formula="of:=INT([.G147])" office:value-type="float" office:value="138">
            <text:p>13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SIN(3.14159*[.A148]/256)" office:value-type="float" office:value="0.972940304277147">
            <text:p>0.9729403043</text:p>
          </table:table-cell>
          <table:table-cell/>
          <table:table-cell table:formula="of:=257-129*[.B148]" office:value-type="float" office:value="131.490700748248">
            <text:p>131.4907007482</text:p>
          </table:table-cell>
          <table:table-cell table:formula="of:=INT([.D148])" office:value-type="float" office:value="131">
            <text:p>131</text:p>
          </table:table-cell>
          <table:table-cell/>
          <table:table-cell table:formula="of:=(([.A148]-137)/119)*128+129" office:value-type="float" office:value="139.756302521008">
            <text:p>139.756302521</text:p>
          </table:table-cell>
          <table:table-cell table:formula="of:=INT([.G148])" office:value-type="float" office:value="139">
            <text:p>13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SIN(3.14159*[.A149]/256)" office:value-type="float" office:value="0.9700316259509">
            <text:p>0.970031626</text:p>
          </table:table-cell>
          <table:table-cell/>
          <table:table-cell table:formula="of:=257-129*[.B149]" office:value-type="float" office:value="131.865920252334">
            <text:p>131.8659202523</text:p>
          </table:table-cell>
          <table:table-cell table:formula="of:=INT([.D149])" office:value-type="float" office:value="131">
            <text:p>131</text:p>
          </table:table-cell>
          <table:table-cell/>
          <table:table-cell table:formula="of:=(([.A149]-137)/119)*128+129" office:value-type="float" office:value="140.831932773109">
            <text:p>140.8319327731</text:p>
          </table:table-cell>
          <table:table-cell table:formula="of:=INT([.G149])" office:value-type="float" office:value="140">
            <text:p>14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SIN(3.14159*[.A150]/256)" office:value-type="float" office:value="0.966976864676621">
            <text:p>0.9669768647</text:p>
          </table:table-cell>
          <table:table-cell/>
          <table:table-cell table:formula="of:=257-129*[.B150]" office:value-type="float" office:value="132.259984456716">
            <text:p>132.2599844567</text:p>
          </table:table-cell>
          <table:table-cell table:formula="of:=INT([.D150])" office:value-type="float" office:value="132">
            <text:p>132</text:p>
          </table:table-cell>
          <table:table-cell/>
          <table:table-cell table:formula="of:=(([.A150]-137)/119)*128+129" office:value-type="float" office:value="141.90756302521">
            <text:p>141.9075630252</text:p>
          </table:table-cell>
          <table:table-cell table:formula="of:=INT([.G150])" office:value-type="float" office:value="141">
            <text:p>14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SIN(3.14159*[.A151]/256)" office:value-type="float" office:value="0.963776480489344">
            <text:p>0.9637764805</text:p>
          </table:table-cell>
          <table:table-cell/>
          <table:table-cell table:formula="of:=257-129*[.B151]" office:value-type="float" office:value="132.672834016875">
            <text:p>132.6728340169</text:p>
          </table:table-cell>
          <table:table-cell table:formula="of:=INT([.D151])" office:value-type="float" office:value="132">
            <text:p>132</text:p>
          </table:table-cell>
          <table:table-cell/>
          <table:table-cell table:formula="of:=(([.A151]-137)/119)*128+129" office:value-type="float" office:value="142.983193277311">
            <text:p>142.9831932773</text:p>
          </table:table-cell>
          <table:table-cell table:formula="of:=INT([.G151])" office:value-type="float" office:value="142">
            <text:p>1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SIN(3.14159*[.A152]/256)" office:value-type="float" office:value="0.960430955354341">
            <text:p>0.9604309554</text:p>
          </table:table-cell>
          <table:table-cell/>
          <table:table-cell table:formula="of:=257-129*[.B152]" office:value-type="float" office:value="133.10440675929">
            <text:p>133.1044067593</text:p>
          </table:table-cell>
          <table:table-cell table:formula="of:=INT([.D152])" office:value-type="float" office:value="133">
            <text:p>133</text:p>
          </table:table-cell>
          <table:table-cell/>
          <table:table-cell table:formula="of:=(([.A152]-137)/119)*128+129" office:value-type="float" office:value="144.058823529412">
            <text:p>144.0588235294</text:p>
          </table:table-cell>
          <table:table-cell table:formula="of:=INT([.G152])" office:value-type="float" office:value="144">
            <text:p>14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SIN(3.14159*[.A153]/256)" office:value-type="float" office:value="0.956940793094542">
            <text:p>0.9569407931</text:p>
          </table:table-cell>
          <table:table-cell/>
          <table:table-cell table:formula="of:=257-129*[.B153]" office:value-type="float" office:value="133.554637690804">
            <text:p>133.5546376908</text:p>
          </table:table-cell>
          <table:table-cell table:formula="of:=INT([.D153])" office:value-type="float" office:value="133">
            <text:p>133</text:p>
          </table:table-cell>
          <table:table-cell/>
          <table:table-cell table:formula="of:=(([.A153]-137)/119)*128+129" office:value-type="float" office:value="145.134453781513">
            <text:p>145.1344537815</text:p>
          </table:table-cell>
          <table:table-cell table:formula="of:=INT([.G153])" office:value-type="float" office:value="145">
            <text:p>14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SIN(3.14159*[.A154]/256)" office:value-type="float" office:value="0.953306519314657">
            <text:p>0.9533065193</text:p>
          </table:table-cell>
          <table:table-cell/>
          <table:table-cell table:formula="of:=257-129*[.B154]" office:value-type="float" office:value="134.023459008409">
            <text:p>134.0234590084</text:p>
          </table:table-cell>
          <table:table-cell table:formula="of:=INT([.D154])" office:value-type="float" office:value="134">
            <text:p>134</text:p>
          </table:table-cell>
          <table:table-cell/>
          <table:table-cell table:formula="of:=(([.A154]-137)/119)*128+129" office:value-type="float" office:value="146.210084033613">
            <text:p>146.2100840336</text:p>
          </table:table-cell>
          <table:table-cell table:formula="of:=INT([.G154])" office:value-type="float" office:value="146">
            <text:p>14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SIN(3.14159*[.A155]/256)" office:value-type="float" office:value="0.949528681322024">
            <text:p>0.9495286813</text:p>
          </table:table-cell>
          <table:table-cell/>
          <table:table-cell table:formula="of:=257-129*[.B155]" office:value-type="float" office:value="134.510800109459">
            <text:p>134.5108001095</text:p>
          </table:table-cell>
          <table:table-cell table:formula="of:=INT([.D155])" office:value-type="float" office:value="134">
            <text:p>134</text:p>
          </table:table-cell>
          <table:table-cell/>
          <table:table-cell table:formula="of:=(([.A155]-137)/119)*128+129" office:value-type="float" office:value="147.285714285714">
            <text:p>147.2857142857</text:p>
          </table:table-cell>
          <table:table-cell table:formula="of:=INT([.G155])" office:value-type="float" office:value="147">
            <text:p>14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SIN(3.14159*[.A156]/256)" office:value-type="float" office:value="0.945607848044187">
            <text:p>0.945607848</text:p>
          </table:table-cell>
          <table:table-cell/>
          <table:table-cell table:formula="of:=257-129*[.B156]" office:value-type="float" office:value="135.0165876023">
            <text:p>135.0165876023</text:p>
          </table:table-cell>
          <table:table-cell table:formula="of:=INT([.D156])" office:value-type="float" office:value="135">
            <text:p>135</text:p>
          </table:table-cell>
          <table:table-cell/>
          <table:table-cell table:formula="of:=(([.A156]-137)/119)*128+129" office:value-type="float" office:value="148.361344537815">
            <text:p>148.3613445378</text:p>
          </table:table-cell>
          <table:table-cell table:formula="of:=INT([.G156])" office:value-type="float" office:value="148">
            <text:p>14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SIN(3.14159*[.A157]/256)" office:value-type="float" office:value="0.941544609943221">
            <text:p>0.9415446099</text:p>
          </table:table-cell>
          <table:table-cell/>
          <table:table-cell table:formula="of:=257-129*[.B157]" office:value-type="float" office:value="135.540745317325">
            <text:p>135.5407453173</text:p>
          </table:table-cell>
          <table:table-cell table:formula="of:=INT([.D157])" office:value-type="float" office:value="135">
            <text:p>135</text:p>
          </table:table-cell>
          <table:table-cell/>
          <table:table-cell table:formula="of:=(([.A157]-137)/119)*128+129" office:value-type="float" office:value="149.436974789916">
            <text:p>149.4369747899</text:p>
          </table:table-cell>
          <table:table-cell table:formula="of:=INT([.G157])" office:value-type="float" office:value="149">
            <text:p>14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SIN(3.14159*[.A158]/256)" office:value-type="float" office:value="0.937339578926802">
            <text:p>0.9373395789</text:p>
          </table:table-cell>
          <table:table-cell/>
          <table:table-cell table:formula="of:=257-129*[.B158]" office:value-type="float" office:value="136.083194318443">
            <text:p>136.0831943184</text:p>
          </table:table-cell>
          <table:table-cell table:formula="of:=INT([.D158])" office:value-type="float" office:value="136">
            <text:p>136</text:p>
          </table:table-cell>
          <table:table-cell/>
          <table:table-cell table:formula="of:=(([.A158]-137)/119)*128+129" office:value-type="float" office:value="150.512605042017">
            <text:p>150.512605042</text:p>
          </table:table-cell>
          <table:table-cell table:formula="of:=INT([.G158])" office:value-type="float" office:value="150">
            <text:p>1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SIN(3.14159*[.A159]/256)" office:value-type="float" office:value="0.932993388256065">
            <text:p>0.9329933883</text:p>
          </table:table-cell>
          <table:table-cell/>
          <table:table-cell table:formula="of:=257-129*[.B159]" office:value-type="float" office:value="136.643852914968">
            <text:p>136.643852915</text:p>
          </table:table-cell>
          <table:table-cell table:formula="of:=INT([.D159])" office:value-type="float" office:value="136">
            <text:p>136</text:p>
          </table:table-cell>
          <table:table-cell/>
          <table:table-cell table:formula="of:=(([.A159]-137)/119)*128+129" office:value-type="float" office:value="151.588235294118">
            <text:p>151.5882352941</text:p>
          </table:table-cell>
          <table:table-cell table:formula="of:=INT([.G159])" office:value-type="float" office:value="151">
            <text:p>15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SIN(3.14159*[.A160]/256)" office:value-type="float" office:value="0.928506692450232">
            <text:p>0.9285066925</text:p>
          </table:table-cell>
          <table:table-cell/>
          <table:table-cell table:formula="of:=257-129*[.B160]" office:value-type="float" office:value="137.22263667392">
            <text:p>137.2226366739</text:p>
          </table:table-cell>
          <table:table-cell table:formula="of:=INT([.D160])" office:value-type="float" office:value="137">
            <text:p>137</text:p>
          </table:table-cell>
          <table:table-cell/>
          <table:table-cell table:formula="of:=(([.A160]-137)/119)*128+129" office:value-type="float" office:value="152.663865546219">
            <text:p>152.6638655462</text:p>
          </table:table-cell>
          <table:table-cell table:formula="of:=INT([.G160])" office:value-type="float" office:value="152">
            <text:p>15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SIN(3.14159*[.A161]/256)" office:value-type="float" office:value="0.923880167188047">
            <text:p>0.9238801672</text:p>
          </table:table-cell>
          <table:table-cell/>
          <table:table-cell table:formula="of:=257-129*[.B161]" office:value-type="float" office:value="137.819458432742">
            <text:p>137.8194584327</text:p>
          </table:table-cell>
          <table:table-cell table:formula="of:=INT([.D161])" office:value-type="float" office:value="137">
            <text:p>137</text:p>
          </table:table-cell>
          <table:table-cell/>
          <table:table-cell table:formula="of:=(([.A161]-137)/119)*128+129" office:value-type="float" office:value="153.739495798319">
            <text:p>153.7394957983</text:p>
          </table:table-cell>
          <table:table-cell table:formula="of:=INT([.G161])" office:value-type="float" office:value="153">
            <text:p>15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SIN(3.14159*[.A162]/256)" office:value-type="float" office:value="0.919114509206021">
            <text:p>0.9191145092</text:p>
          </table:table-cell>
          <table:table-cell/>
          <table:table-cell table:formula="of:=257-129*[.B162]" office:value-type="float" office:value="138.434228312423">
            <text:p>138.4342283124</text:p>
          </table:table-cell>
          <table:table-cell table:formula="of:=INT([.D162])" office:value-type="float" office:value="138">
            <text:p>138</text:p>
          </table:table-cell>
          <table:table-cell/>
          <table:table-cell table:formula="of:=(([.A162]-137)/119)*128+129" office:value-type="float" office:value="154.81512605042">
            <text:p>154.8151260504</text:p>
          </table:table-cell>
          <table:table-cell table:formula="of:=INT([.G162])" office:value-type="float" office:value="154">
            <text:p>15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SIN(3.14159*[.A163]/256)" office:value-type="float" office:value="0.914210436193503">
            <text:p>0.9142104362</text:p>
          </table:table-cell>
          <table:table-cell/>
          <table:table-cell table:formula="of:=257-129*[.B163]" office:value-type="float" office:value="139.066853731038">
            <text:p>139.066853731</text:p>
          </table:table-cell>
          <table:table-cell table:formula="of:=INT([.D163])" office:value-type="float" office:value="139">
            <text:p>139</text:p>
          </table:table-cell>
          <table:table-cell/>
          <table:table-cell table:formula="of:=(([.A163]-137)/119)*128+129" office:value-type="float" office:value="155.890756302521">
            <text:p>155.8907563025</text:p>
          </table:table-cell>
          <table:table-cell table:formula="of:=INT([.G163])" office:value-type="float" office:value="155">
            <text:p>15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SIN(3.14159*[.A164]/256)" office:value-type="float" office:value="0.909168686684602">
            <text:p>0.9091686867</text:p>
          </table:table-cell>
          <table:table-cell/>
          <table:table-cell table:formula="of:=257-129*[.B164]" office:value-type="float" office:value="139.717239417686">
            <text:p>139.7172394177</text:p>
          </table:table-cell>
          <table:table-cell table:formula="of:=INT([.D164])" office:value-type="float" office:value="139">
            <text:p>139</text:p>
          </table:table-cell>
          <table:table-cell/>
          <table:table-cell table:formula="of:=(([.A164]-137)/119)*128+129" office:value-type="float" office:value="156.966386554622">
            <text:p>156.9663865546</text:p>
          </table:table-cell>
          <table:table-cell table:formula="of:=INT([.G164])" office:value-type="float" office:value="156">
            <text:p>15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SIN(3.14159*[.A165]/256)" office:value-type="float" office:value="0.903990019946967">
            <text:p>0.9039900199</text:p>
          </table:table-cell>
          <table:table-cell/>
          <table:table-cell table:formula="of:=257-129*[.B165]" office:value-type="float" office:value="140.385287426841">
            <text:p>140.3852874268</text:p>
          </table:table-cell>
          <table:table-cell table:formula="of:=INT([.D165])" office:value-type="float" office:value="140">
            <text:p>140</text:p>
          </table:table-cell>
          <table:table-cell/>
          <table:table-cell table:formula="of:=(([.A165]-137)/119)*128+129" office:value-type="float" office:value="158.042016806723">
            <text:p>158.0420168067</text:p>
          </table:table-cell>
          <table:table-cell table:formula="of:=INT([.G165])" office:value-type="float" office:value="158">
            <text:p>15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SIN(3.14159*[.A166]/256)" office:value-type="float" office:value="0.898675215867443">
            <text:p>0.8986752159</text:p>
          </table:table-cell>
          <table:table-cell/>
          <table:table-cell table:formula="of:=257-129*[.B166]" office:value-type="float" office:value="141.0708971531">
            <text:p>141.0708971531</text:p>
          </table:table-cell>
          <table:table-cell table:formula="of:=INT([.D166])" office:value-type="float" office:value="141">
            <text:p>141</text:p>
          </table:table-cell>
          <table:table-cell/>
          <table:table-cell table:formula="of:=(([.A166]-137)/119)*128+129" office:value-type="float" office:value="159.117647058824">
            <text:p>159.1176470588</text:p>
          </table:table-cell>
          <table:table-cell table:formula="of:=INT([.G166])" office:value-type="float" office:value="159">
            <text:p>15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SIN(3.14159*[.A167]/256)" office:value-type="float" office:value="0.893225074834622">
            <text:p>0.8932250748</text:p>
          </table:table-cell>
          <table:table-cell/>
          <table:table-cell table:formula="of:=257-129*[.B167]" office:value-type="float" office:value="141.773965346334">
            <text:p>141.7739653463</text:p>
          </table:table-cell>
          <table:table-cell table:formula="of:=INT([.D167])" office:value-type="float" office:value="141">
            <text:p>141</text:p>
          </table:table-cell>
          <table:table-cell/>
          <table:table-cell table:formula="of:=(([.A167]-137)/119)*128+129" office:value-type="float" office:value="160.193277310924">
            <text:p>160.1932773109</text:p>
          </table:table-cell>
          <table:table-cell table:formula="of:=INT([.G167])" office:value-type="float" office:value="160">
            <text:p>16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SIN(3.14159*[.A168]/256)" office:value-type="float" office:value="0.887640417618311">
            <text:p>0.8876404176</text:p>
          </table:table-cell>
          <table:table-cell/>
          <table:table-cell table:formula="of:=257-129*[.B168]" office:value-type="float" office:value="142.494386127238">
            <text:p>142.4943861272</text:p>
          </table:table-cell>
          <table:table-cell table:formula="of:=INT([.D168])" office:value-type="float" office:value="142">
            <text:p>142</text:p>
          </table:table-cell>
          <table:table-cell/>
          <table:table-cell table:formula="of:=(([.A168]-137)/119)*128+129" office:value-type="float" office:value="161.268907563025">
            <text:p>161.268907563</text:p>
          </table:table-cell>
          <table:table-cell table:formula="of:=INT([.G168])" office:value-type="float" office:value="161">
            <text:p>16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SIN(3.14159*[.A169]/256)" office:value-type="float" office:value="0.881922085245923">
            <text:p>0.8819220852</text:p>
          </table:table-cell>
          <table:table-cell/>
          <table:table-cell table:formula="of:=257-129*[.B169]" office:value-type="float" office:value="143.232051003276">
            <text:p>143.2320510033</text:p>
          </table:table-cell>
          <table:table-cell table:formula="of:=INT([.D169])" office:value-type="float" office:value="143">
            <text:p>143</text:p>
          </table:table-cell>
          <table:table-cell/>
          <table:table-cell table:formula="of:=(([.A169]-137)/119)*128+129" office:value-type="float" office:value="162.344537815126">
            <text:p>162.3445378151</text:p>
          </table:table-cell>
          <table:table-cell table:formula="of:=INT([.G169])" office:value-type="float" office:value="162">
            <text:p>16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SIN(3.14159*[.A170]/256)" office:value-type="float" office:value="0.876070938875825">
            <text:p>0.8760709389</text:p>
          </table:table-cell>
          <table:table-cell/>
          <table:table-cell table:formula="of:=257-129*[.B170]" office:value-type="float" office:value="143.986848885019">
            <text:p>143.986848885</text:p>
          </table:table-cell>
          <table:table-cell table:formula="of:=INT([.D170])" office:value-type="float" office:value="143">
            <text:p>143</text:p>
          </table:table-cell>
          <table:table-cell/>
          <table:table-cell table:formula="of:=(([.A170]-137)/119)*128+129" office:value-type="float" office:value="163.420168067227">
            <text:p>163.4201680672</text:p>
          </table:table-cell>
          <table:table-cell table:formula="of:=INT([.G170])" office:value-type="float" office:value="163">
            <text:p>16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SIN(3.14159*[.A171]/256)" office:value-type="float" office:value="0.87008785966765">
            <text:p>0.8700878597</text:p>
          </table:table-cell>
          <table:table-cell/>
          <table:table-cell table:formula="of:=257-129*[.B171]" office:value-type="float" office:value="144.758666102873">
            <text:p>144.7586661029</text:p>
          </table:table-cell>
          <table:table-cell table:formula="of:=INT([.D171])" office:value-type="float" office:value="144">
            <text:p>144</text:p>
          </table:table-cell>
          <table:table-cell/>
          <table:table-cell table:formula="of:=(([.A171]-137)/119)*128+129" office:value-type="float" office:value="164.495798319328">
            <text:p>164.4957983193</text:p>
          </table:table-cell>
          <table:table-cell table:formula="of:=INT([.G171])" office:value-type="float" office:value="164">
            <text:p>16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SIN(3.14159*[.A172]/256)" office:value-type="float" office:value="0.863973748649597">
            <text:p>0.8639737486</text:p>
          </table:table-cell>
          <table:table-cell/>
          <table:table-cell table:formula="of:=257-129*[.B172]" office:value-type="float" office:value="145.547386424202">
            <text:p>145.5473864242</text:p>
          </table:table-cell>
          <table:table-cell table:formula="of:=INT([.D172])" office:value-type="float" office:value="145">
            <text:p>145</text:p>
          </table:table-cell>
          <table:table-cell/>
          <table:table-cell table:formula="of:=(([.A172]-137)/119)*128+129" office:value-type="float" office:value="165.571428571429">
            <text:p>165.5714285714</text:p>
          </table:table-cell>
          <table:table-cell table:formula="of:=INT([.G172])" office:value-type="float" office:value="165">
            <text:p>16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SIN(3.14159*[.A173]/256)" office:value-type="float" office:value="0.85772952658274">
            <text:p>0.8577295266</text:p>
          </table:table-cell>
          <table:table-cell/>
          <table:table-cell table:formula="of:=257-129*[.B173]" office:value-type="float" office:value="146.352891070827">
            <text:p>146.3528910708</text:p>
          </table:table-cell>
          <table:table-cell table:formula="of:=INT([.D173])" office:value-type="float" office:value="146">
            <text:p>146</text:p>
          </table:table-cell>
          <table:table-cell/>
          <table:table-cell table:formula="of:=(([.A173]-137)/119)*128+129" office:value-type="float" office:value="166.647058823529">
            <text:p>166.6470588235</text:p>
          </table:table-cell>
          <table:table-cell table:formula="of:=INT([.G173])" office:value-type="float" office:value="166">
            <text:p>16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SIN(3.14159*[.A174]/256)" office:value-type="float" office:value="0.851356133822366">
            <text:p>0.8513561338</text:p>
          </table:table-cell>
          <table:table-cell/>
          <table:table-cell table:formula="of:=257-129*[.B174]" office:value-type="float" office:value="147.175058736915">
            <text:p>147.1750587369</text:p>
          </table:table-cell>
          <table:table-cell table:formula="of:=INT([.D174])" office:value-type="float" office:value="147">
            <text:p>147</text:p>
          </table:table-cell>
          <table:table-cell/>
          <table:table-cell table:formula="of:=(([.A174]-137)/119)*128+129" office:value-type="float" office:value="167.72268907563">
            <text:p>167.7226890756</text:p>
          </table:table-cell>
          <table:table-cell table:formula="of:=INT([.G174])" office:value-type="float" office:value="167">
            <text:p>16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SIN(3.14159*[.A175]/256)" office:value-type="float" office:value="0.84485453017636">
            <text:p>0.8448545302</text:p>
          </table:table-cell>
          <table:table-cell/>
          <table:table-cell table:formula="of:=257-129*[.B175]" office:value-type="float" office:value="148.01376560725">
            <text:p>148.0137656073</text:p>
          </table:table-cell>
          <table:table-cell table:formula="of:=INT([.D175])" office:value-type="float" office:value="148">
            <text:p>148</text:p>
          </table:table-cell>
          <table:table-cell/>
          <table:table-cell table:formula="of:=(([.A175]-137)/119)*128+129" office:value-type="float" office:value="168.798319327731">
            <text:p>168.7983193277</text:p>
          </table:table-cell>
          <table:table-cell table:formula="of:=INT([.G175])" office:value-type="float" office:value="168">
            <text:p>16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SIN(3.14159*[.A176]/256)" office:value-type="float" office:value="0.838225694760662">
            <text:p>0.8382256948</text:p>
          </table:table-cell>
          <table:table-cell/>
          <table:table-cell table:formula="of:=257-129*[.B176]" office:value-type="float" office:value="148.868885375875">
            <text:p>148.8688853759</text:p>
          </table:table-cell>
          <table:table-cell table:formula="of:=INT([.D176])" office:value-type="float" office:value="148">
            <text:p>148</text:p>
          </table:table-cell>
          <table:table-cell/>
          <table:table-cell table:formula="of:=(([.A176]-137)/119)*128+129" office:value-type="float" office:value="169.873949579832">
            <text:p>169.8739495798</text:p>
          </table:table-cell>
          <table:table-cell table:formula="of:=INT([.G176])" office:value-type="float" office:value="169">
            <text:p>16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SIN(3.14159*[.A177]/256)" office:value-type="float" office:value="0.831470625851818">
            <text:p>0.8314706259</text:p>
          </table:table-cell>
          <table:table-cell/>
          <table:table-cell table:formula="of:=257-129*[.B177]" office:value-type="float" office:value="149.740289265116">
            <text:p>149.7402892651</text:p>
          </table:table-cell>
          <table:table-cell table:formula="of:=INT([.D177])" office:value-type="float" office:value="149">
            <text:p>149</text:p>
          </table:table-cell>
          <table:table-cell/>
          <table:table-cell table:formula="of:=(([.A177]-137)/119)*128+129" office:value-type="float" office:value="170.949579831933">
            <text:p>170.9495798319</text:p>
          </table:table-cell>
          <table:table-cell table:formula="of:=INT([.G177])" office:value-type="float" office:value="170">
            <text:p>17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SIN(3.14159*[.A178]/256)" office:value-type="float" office:value="0.824590340736638">
            <text:p>0.8245903407</text:p>
          </table:table-cell>
          <table:table-cell/>
          <table:table-cell table:formula="of:=257-129*[.B178]" office:value-type="float" office:value="150.627846044974">
            <text:p>150.627846045</text:p>
          </table:table-cell>
          <table:table-cell table:formula="of:=INT([.D178])" office:value-type="float" office:value="150">
            <text:p>150</text:p>
          </table:table-cell>
          <table:table-cell/>
          <table:table-cell table:formula="of:=(([.A178]-137)/119)*128+129" office:value-type="float" office:value="172.025210084034">
            <text:p>172.025210084</text:p>
          </table:table-cell>
          <table:table-cell table:formula="of:=INT([.G178])" office:value-type="float" office:value="172">
            <text:p>17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SIN(3.14159*[.A179]/256)" office:value-type="float" office:value="0.817585875559003">
            <text:p>0.8175858756</text:p>
          </table:table-cell>
          <table:table-cell/>
          <table:table-cell table:formula="of:=257-129*[.B179]" office:value-type="float" office:value="151.531422052889">
            <text:p>151.5314220529</text:p>
          </table:table-cell>
          <table:table-cell table:formula="of:=INT([.D179])" office:value-type="float" office:value="151">
            <text:p>151</text:p>
          </table:table-cell>
          <table:table-cell/>
          <table:table-cell table:formula="of:=(([.A179]-137)/119)*128+129" office:value-type="float" office:value="173.100840336134">
            <text:p>173.1008403361</text:p>
          </table:table-cell>
          <table:table-cell table:formula="of:=INT([.G179])" office:value-type="float" office:value="173">
            <text:p>17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SIN(3.14159*[.A180]/256)" office:value-type="float" office:value="0.810458285163823">
            <text:p>0.8104582852</text:p>
          </table:table-cell>
          <table:table-cell/>
          <table:table-cell table:formula="of:=257-129*[.B180]" office:value-type="float" office:value="152.450881213867">
            <text:p>152.4508812139</text:p>
          </table:table-cell>
          <table:table-cell table:formula="of:=INT([.D180])" office:value-type="float" office:value="152">
            <text:p>152</text:p>
          </table:table-cell>
          <table:table-cell/>
          <table:table-cell table:formula="of:=(([.A180]-137)/119)*128+129" office:value-type="float" office:value="174.176470588235">
            <text:p>174.1764705882</text:p>
          </table:table-cell>
          <table:table-cell table:formula="of:=INT([.G180])" office:value-type="float" office:value="174">
            <text:p>1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SIN(3.14159*[.A181]/256)" office:value-type="float" office:value="0.80320864293818">
            <text:p>0.8032086429</text:p>
          </table:table-cell>
          <table:table-cell/>
          <table:table-cell table:formula="of:=257-129*[.B181]" office:value-type="float" office:value="153.386085060975">
            <text:p>153.386085061</text:p>
          </table:table-cell>
          <table:table-cell table:formula="of:=INT([.D181])" office:value-type="float" office:value="153">
            <text:p>153</text:p>
          </table:table-cell>
          <table:table-cell/>
          <table:table-cell table:formula="of:=(([.A181]-137)/119)*128+129" office:value-type="float" office:value="175.252100840336">
            <text:p>175.2521008403</text:p>
          </table:table-cell>
          <table:table-cell table:formula="of:=INT([.G181])" office:value-type="float" office:value="175">
            <text:p>17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SIN(3.14159*[.A182]/256)" office:value-type="float" office:value="0.795838040649684">
            <text:p>0.7958380406</text:p>
          </table:table-cell>
          <table:table-cell/>
          <table:table-cell table:formula="of:=257-129*[.B182]" office:value-type="float" office:value="154.336892756191">
            <text:p>154.3368927562</text:p>
          </table:table-cell>
          <table:table-cell table:formula="of:=INT([.D182])" office:value-type="float" office:value="154">
            <text:p>154</text:p>
          </table:table-cell>
          <table:table-cell/>
          <table:table-cell table:formula="of:=(([.A182]-137)/119)*128+129" office:value-type="float" office:value="176.327731092437">
            <text:p>176.3277310924</text:p>
          </table:table-cell>
          <table:table-cell table:formula="of:=INT([.G182])" office:value-type="float" office:value="176">
            <text:p>17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SIN(3.14159*[.A183]/256)" office:value-type="float" office:value="0.788347588282051">
            <text:p>0.7883475883</text:p>
          </table:table-cell>
          <table:table-cell/>
          <table:table-cell table:formula="of:=257-129*[.B183]" office:value-type="float" office:value="155.303161111615">
            <text:p>155.3031611116</text:p>
          </table:table-cell>
          <table:table-cell table:formula="of:=INT([.D183])" office:value-type="float" office:value="155">
            <text:p>155</text:p>
          </table:table-cell>
          <table:table-cell/>
          <table:table-cell table:formula="of:=(([.A183]-137)/119)*128+129" office:value-type="float" office:value="177.403361344538">
            <text:p>177.4033613445</text:p>
          </table:table-cell>
          <table:table-cell table:formula="of:=INT([.G183])" office:value-type="float" office:value="177">
            <text:p>17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SIN(3.14159*[.A184]/256)" office:value-type="float" office:value="0.780738413867952">
            <text:p>0.7807384139</text:p>
          </table:table-cell>
          <table:table-cell/>
          <table:table-cell table:formula="of:=257-129*[.B184]" office:value-type="float" office:value="156.284744611034">
            <text:p>156.284744611</text:p>
          </table:table-cell>
          <table:table-cell table:formula="of:=INT([.D184])" office:value-type="float" office:value="156">
            <text:p>156</text:p>
          </table:table-cell>
          <table:table-cell/>
          <table:table-cell table:formula="of:=(([.A184]-137)/119)*128+129" office:value-type="float" office:value="178.478991596639">
            <text:p>178.4789915966</text:p>
          </table:table-cell>
          <table:table-cell table:formula="of:=INT([.G184])" office:value-type="float" office:value="178">
            <text:p>17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SIN(3.14159*[.A185]/256)" office:value-type="float" office:value="0.773011663319128">
            <text:p>0.7730116633</text:p>
          </table:table-cell>
          <table:table-cell/>
          <table:table-cell table:formula="of:=257-129*[.B185]" office:value-type="float" office:value="157.281495431832">
            <text:p>157.2814954318</text:p>
          </table:table-cell>
          <table:table-cell table:formula="of:=INT([.D185])" office:value-type="float" office:value="157">
            <text:p>157</text:p>
          </table:table-cell>
          <table:table-cell/>
          <table:table-cell table:formula="of:=(([.A185]-137)/119)*128+129" office:value-type="float" office:value="179.55462184874">
            <text:p>179.5546218487</text:p>
          </table:table-cell>
          <table:table-cell table:formula="of:=INT([.G185])" office:value-type="float" office:value="179">
            <text:p>17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SIN(3.14159*[.A186]/256)" office:value-type="float" office:value="0.765168500253826">
            <text:p>0.7651685003</text:p>
          </table:table-cell>
          <table:table-cell/>
          <table:table-cell table:formula="of:=257-129*[.B186]" office:value-type="float" office:value="158.293263467257">
            <text:p>158.2932634673</text:p>
          </table:table-cell>
          <table:table-cell table:formula="of:=INT([.D186])" office:value-type="float" office:value="158">
            <text:p>158</text:p>
          </table:table-cell>
          <table:table-cell/>
          <table:table-cell table:formula="of:=(([.A186]-137)/119)*128+129" office:value-type="float" office:value="180.63025210084">
            <text:p>180.6302521008</text:p>
          </table:table-cell>
          <table:table-cell table:formula="of:=INT([.G186])" office:value-type="float" office:value="180">
            <text:p>18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SIN(3.14159*[.A187]/256)" office:value-type="float" office:value="0.757210105821557">
            <text:p>0.7572101058</text:p>
          </table:table-cell>
          <table:table-cell/>
          <table:table-cell table:formula="of:=257-129*[.B187]" office:value-type="float" office:value="159.319896349019">
            <text:p>159.319896349</text:p>
          </table:table-cell>
          <table:table-cell table:formula="of:=INT([.D187])" office:value-type="float" office:value="159">
            <text:p>159</text:p>
          </table:table-cell>
          <table:table-cell/>
          <table:table-cell table:formula="of:=(([.A187]-137)/119)*128+129" office:value-type="float" office:value="181.705882352941">
            <text:p>181.7058823529</text:p>
          </table:table-cell>
          <table:table-cell table:formula="of:=INT([.G187])" office:value-type="float" office:value="181">
            <text:p>18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SIN(3.14159*[.A188]/256)" office:value-type="float" office:value="0.749137678525226">
            <text:p>0.7491376785</text:p>
          </table:table-cell>
          <table:table-cell/>
          <table:table-cell table:formula="of:=257-129*[.B188]" office:value-type="float" office:value="160.361239470246">
            <text:p>160.3612394702</text:p>
          </table:table-cell>
          <table:table-cell table:formula="of:=INT([.D188])" office:value-type="float" office:value="160">
            <text:p>160</text:p>
          </table:table-cell>
          <table:table-cell/>
          <table:table-cell table:formula="of:=(([.A188]-137)/119)*128+129" office:value-type="float" office:value="182.781512605042">
            <text:p>182.781512605</text:p>
          </table:table-cell>
          <table:table-cell table:formula="of:=INT([.G188])" office:value-type="float" office:value="182">
            <text:p>18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SIN(3.14159*[.A189]/256)" office:value-type="float" office:value="0.740952434040637">
            <text:p>0.740952434</text:p>
          </table:table-cell>
          <table:table-cell/>
          <table:table-cell table:formula="of:=257-129*[.B189]" office:value-type="float" office:value="161.417136008758">
            <text:p>161.4171360088</text:p>
          </table:table-cell>
          <table:table-cell table:formula="of:=INT([.D189])" office:value-type="float" office:value="161">
            <text:p>161</text:p>
          </table:table-cell>
          <table:table-cell/>
          <table:table-cell table:formula="of:=(([.A189]-137)/119)*128+129" office:value-type="float" office:value="183.857142857143">
            <text:p>183.8571428571</text:p>
          </table:table-cell>
          <table:table-cell table:formula="of:=INT([.G189])" office:value-type="float" office:value="183">
            <text:p>18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SIN(3.14159*[.A190]/256)" office:value-type="float" office:value="0.73265560503342">
            <text:p>0.732655605</text:p>
          </table:table-cell>
          <table:table-cell/>
          <table:table-cell table:formula="of:=257-129*[.B190]" office:value-type="float" office:value="162.487426950689">
            <text:p>162.4874269507</text:p>
          </table:table-cell>
          <table:table-cell table:formula="of:=INT([.D190])" office:value-type="float" office:value="162">
            <text:p>162</text:p>
          </table:table-cell>
          <table:table-cell/>
          <table:table-cell table:formula="of:=(([.A190]-137)/119)*128+129" office:value-type="float" office:value="184.932773109244">
            <text:p>184.9327731092</text:p>
          </table:table-cell>
          <table:table-cell table:formula="of:=INT([.G190])" office:value-type="float" office:value="184">
            <text:p>1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SIN(3.14159*[.A191]/256)" office:value-type="float" office:value="0.724248440973393">
            <text:p>0.724248441</text:p>
          </table:table-cell>
          <table:table-cell/>
          <table:table-cell table:formula="of:=257-129*[.B191]" office:value-type="float" office:value="163.571951114432">
            <text:p>163.5719511144</text:p>
          </table:table-cell>
          <table:table-cell table:formula="of:=INT([.D191])" office:value-type="float" office:value="163">
            <text:p>163</text:p>
          </table:table-cell>
          <table:table-cell/>
          <table:table-cell table:formula="of:=(([.A191]-137)/119)*128+129" office:value-type="float" office:value="186.008403361345">
            <text:p>186.0084033613</text:p>
          </table:table-cell>
          <table:table-cell table:formula="of:=INT([.G191])" office:value-type="float" office:value="186">
            <text:p>18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SIN(3.14159*[.A192]/256)" office:value-type="float" office:value="0.715732207946403">
            <text:p>0.7157322079</text:p>
          </table:table-cell>
          <table:table-cell/>
          <table:table-cell table:formula="of:=257-129*[.B192]" office:value-type="float" office:value="164.670545174914">
            <text:p>164.6705451749</text:p>
          </table:table-cell>
          <table:table-cell table:formula="of:=INT([.D192])" office:value-type="float" office:value="164">
            <text:p>164</text:p>
          </table:table-cell>
          <table:table-cell/>
          <table:table-cell table:formula="of:=(([.A192]-137)/119)*128+129" office:value-type="float" office:value="187.084033613445">
            <text:p>187.0840336134</text:p>
          </table:table-cell>
          <table:table-cell table:formula="of:=INT([.G192])" office:value-type="float" office:value="187">
            <text:p>18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SIN(3.14159*[.A193]/256)" office:value-type="float" office:value="0.70710818846365">
            <text:p>0.7071081885</text:p>
          </table:table-cell>
          <table:table-cell/>
          <table:table-cell table:formula="of:=257-129*[.B193]" office:value-type="float" office:value="165.783043688189">
            <text:p>165.7830436882</text:p>
          </table:table-cell>
          <table:table-cell table:formula="of:=INT([.D193])" office:value-type="float" office:value="165">
            <text:p>165</text:p>
          </table:table-cell>
          <table:table-cell/>
          <table:table-cell table:formula="of:=(([.A193]-137)/119)*128+129" office:value-type="float" office:value="188.159663865546">
            <text:p>188.1596638655</text:p>
          </table:table-cell>
          <table:table-cell table:formula="of:=INT([.G193])" office:value-type="float" office:value="188">
            <text:p>18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SIN(3.14159*[.A194]/256)" office:value-type="float" office:value="0.698377681268554">
            <text:p>0.6983776813</text:p>
          </table:table-cell>
          <table:table-cell/>
          <table:table-cell table:formula="of:=257-129*[.B194]" office:value-type="float" office:value="166.909279116357">
            <text:p>166.9092791164</text:p>
          </table:table-cell>
          <table:table-cell table:formula="of:=INT([.D194])" office:value-type="float" office:value="166">
            <text:p>166</text:p>
          </table:table-cell>
          <table:table-cell/>
          <table:table-cell table:formula="of:=(([.A194]-137)/119)*128+129" office:value-type="float" office:value="189.235294117647">
            <text:p>189.2352941176</text:p>
          </table:table-cell>
          <table:table-cell table:formula="of:=INT([.G194])" office:value-type="float" office:value="189">
            <text:p>18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SIN(3.14159*[.A195]/256)" office:value-type="float" office:value="0.689542001141163">
            <text:p>0.6895420011</text:p>
          </table:table-cell>
          <table:table-cell/>
          <table:table-cell table:formula="of:=257-129*[.B195]" office:value-type="float" office:value="168.04908185279">
            <text:p>168.0490818528</text:p>
          </table:table-cell>
          <table:table-cell table:formula="of:=INT([.D195])" office:value-type="float" office:value="168">
            <text:p>168</text:p>
          </table:table-cell>
          <table:table-cell/>
          <table:table-cell table:formula="of:=(([.A195]-137)/119)*128+129" office:value-type="float" office:value="190.310924369748">
            <text:p>190.3109243697</text:p>
          </table:table-cell>
          <table:table-cell table:formula="of:=INT([.G195])" office:value-type="float" office:value="190">
            <text:p>19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SIN(3.14159*[.A196]/256)" office:value-type="float" office:value="0.680602478700156">
            <text:p>0.6806024787</text:p>
          </table:table-cell>
          <table:table-cell/>
          <table:table-cell table:formula="of:=257-129*[.B196]" office:value-type="float" office:value="169.20228024768">
            <text:p>169.2022802477</text:p>
          </table:table-cell>
          <table:table-cell table:formula="of:=INT([.D196])" office:value-type="float" office:value="169">
            <text:p>169</text:p>
          </table:table-cell>
          <table:table-cell/>
          <table:table-cell table:formula="of:=(([.A196]-137)/119)*128+129" office:value-type="float" office:value="191.386554621849">
            <text:p>191.3865546218</text:p>
          </table:table-cell>
          <table:table-cell table:formula="of:=INT([.G196])" office:value-type="float" office:value="191">
            <text:p>19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SIN(3.14159*[.A197]/256)" office:value-type="float" office:value="0.671560460202458">
            <text:p>0.6715604602</text:p>
          </table:table-cell>
          <table:table-cell/>
          <table:table-cell table:formula="of:=257-129*[.B197]" office:value-type="float" office:value="170.368700633883">
            <text:p>170.3687006339</text:p>
          </table:table-cell>
          <table:table-cell table:formula="of:=INT([.D197])" office:value-type="float" office:value="170">
            <text:p>170</text:p>
          </table:table-cell>
          <table:table-cell/>
          <table:table-cell table:formula="of:=(([.A197]-137)/119)*128+129" office:value-type="float" office:value="192.46218487395">
            <text:p>192.462184874</text:p>
          </table:table-cell>
          <table:table-cell table:formula="of:=INT([.G197])" office:value-type="float" office:value="192">
            <text:p>19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SIN(3.14159*[.A198]/256)" office:value-type="float" office:value="0.662417307340494">
            <text:p>0.6624173073</text:p>
          </table:table-cell>
          <table:table-cell/>
          <table:table-cell table:formula="of:=257-129*[.B198]" office:value-type="float" office:value="171.548167353076">
            <text:p>171.5481673531</text:p>
          </table:table-cell>
          <table:table-cell table:formula="of:=INT([.D198])" office:value-type="float" office:value="171">
            <text:p>171</text:p>
          </table:table-cell>
          <table:table-cell/>
          <table:table-cell table:formula="of:=(([.A198]-137)/119)*128+129" office:value-type="float" office:value="193.53781512605">
            <text:p>193.5378151261</text:p>
          </table:table-cell>
          <table:table-cell table:formula="of:=INT([.G198])" office:value-type="float" office:value="193">
            <text:p>19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SIN(3.14159*[.A199]/256)" office:value-type="float" office:value="0.653174397037128">
            <text:p>0.653174397</text:p>
          </table:table-cell>
          <table:table-cell/>
          <table:table-cell table:formula="of:=257-129*[.B199]" office:value-type="float" office:value="172.740502782211">
            <text:p>172.7405027822</text:p>
          </table:table-cell>
          <table:table-cell table:formula="of:=INT([.D199])" office:value-type="float" office:value="172">
            <text:p>172</text:p>
          </table:table-cell>
          <table:table-cell/>
          <table:table-cell table:formula="of:=(([.A199]-137)/119)*128+129" office:value-type="float" office:value="194.613445378151">
            <text:p>194.6134453782</text:p>
          </table:table-cell>
          <table:table-cell table:formula="of:=INT([.G199])" office:value-type="float" office:value="194">
            <text:p>19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SIN(3.14159*[.A200]/256)" office:value-type="float" office:value="0.643833121238301">
            <text:p>0.6438331212</text:p>
          </table:table-cell>
          <table:table-cell/>
          <table:table-cell table:formula="of:=257-129*[.B200]" office:value-type="float" office:value="173.945527360259">
            <text:p>173.9455273603</text:p>
          </table:table-cell>
          <table:table-cell table:formula="of:=INT([.D200])" office:value-type="float" office:value="173">
            <text:p>173</text:p>
          </table:table-cell>
          <table:table-cell/>
          <table:table-cell table:formula="of:=(([.A200]-137)/119)*128+129" office:value-type="float" office:value="195.689075630252">
            <text:p>195.6890756303</text:p>
          </table:table-cell>
          <table:table-cell table:formula="of:=INT([.G200])" office:value-type="float" office:value="195">
            <text:p>19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SIN(3.14159*[.A201]/256)" office:value-type="float" office:value="0.634394886703414">
            <text:p>0.6343948867</text:p>
          </table:table-cell>
          <table:table-cell/>
          <table:table-cell table:formula="of:=257-129*[.B201]" office:value-type="float" office:value="175.16305961526">
            <text:p>175.1630596153</text:p>
          </table:table-cell>
          <table:table-cell table:formula="of:=INT([.D201])" office:value-type="float" office:value="175">
            <text:p>175</text:p>
          </table:table-cell>
          <table:table-cell/>
          <table:table-cell table:formula="of:=(([.A201]-137)/119)*128+129" office:value-type="float" office:value="196.764705882353">
            <text:p>196.7647058824</text:p>
          </table:table-cell>
          <table:table-cell table:formula="of:=INT([.G201])" office:value-type="float" office:value="196">
            <text:p>19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SIN(3.14159*[.A202]/256)" office:value-type="float" office:value="0.62486111479347">
            <text:p>0.6248611148</text:p>
          </table:table-cell>
          <table:table-cell/>
          <table:table-cell table:formula="of:=257-129*[.B202]" office:value-type="float" office:value="176.392916191642">
            <text:p>176.3929161916</text:p>
          </table:table-cell>
          <table:table-cell table:formula="of:=INT([.D202])" office:value-type="float" office:value="176">
            <text:p>176</text:p>
          </table:table-cell>
          <table:table-cell/>
          <table:table-cell table:formula="of:=(([.A202]-137)/119)*128+129" office:value-type="float" office:value="197.840336134454">
            <text:p>197.8403361345</text:p>
          </table:table-cell>
          <table:table-cell table:formula="of:=INT([.G202])" office:value-type="float" office:value="197">
            <text:p>19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SIN(3.14159*[.A203]/256)" office:value-type="float" office:value="0.615233241257024">
            <text:p>0.6152332413</text:p>
          </table:table-cell>
          <table:table-cell/>
          <table:table-cell table:formula="of:=257-129*[.B203]" office:value-type="float" office:value="177.634911877844">
            <text:p>177.6349118778</text:p>
          </table:table-cell>
          <table:table-cell table:formula="of:=INT([.D203])" office:value-type="float" office:value="177">
            <text:p>177</text:p>
          </table:table-cell>
          <table:table-cell/>
          <table:table-cell table:formula="of:=(([.A203]-137)/119)*128+129" office:value-type="float" office:value="198.915966386555">
            <text:p>198.9159663866</text:p>
          </table:table-cell>
          <table:table-cell table:formula="of:=INT([.G203])" office:value-type="float" office:value="198">
            <text:p>19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SIN(3.14159*[.A204]/256)" office:value-type="float" office:value="0.605512716013967">
            <text:p>0.605512716</text:p>
          </table:table-cell>
          <table:table-cell/>
          <table:table-cell table:formula="of:=257-129*[.B204]" office:value-type="float" office:value="178.888859634198">
            <text:p>178.8888596342</text:p>
          </table:table-cell>
          <table:table-cell table:formula="of:=INT([.D204])" office:value-type="float" office:value="178">
            <text:p>178</text:p>
          </table:table-cell>
          <table:table-cell/>
          <table:table-cell table:formula="of:=(([.A204]-137)/119)*128+129" office:value-type="float" office:value="199.991596638655">
            <text:p>199.9915966387</text:p>
          </table:table-cell>
          <table:table-cell table:formula="of:=INT([.G204])" office:value-type="float" office:value="199">
            <text:p>19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SIN(3.14159*[.A205]/256)" office:value-type="float" office:value="0.595701002937175">
            <text:p>0.5957010029</text:p>
          </table:table-cell>
          <table:table-cell/>
          <table:table-cell table:formula="of:=257-129*[.B205]" office:value-type="float" office:value="180.154570621104">
            <text:p>180.1545706211</text:p>
          </table:table-cell>
          <table:table-cell table:formula="of:=INT([.D205])" office:value-type="float" office:value="180">
            <text:p>180</text:p>
          </table:table-cell>
          <table:table-cell/>
          <table:table-cell table:formula="of:=(([.A205]-137)/119)*128+129" office:value-type="float" office:value="201.067226890756">
            <text:p>201.0672268908</text:p>
          </table:table-cell>
          <table:table-cell table:formula="of:=INT([.G205])" office:value-type="float" office:value="201">
            <text:p>20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SIN(3.14159*[.A206]/256)" office:value-type="float" office:value="0.585799579632048">
            <text:p>0.5857995796</text:p>
          </table:table-cell>
          <table:table-cell/>
          <table:table-cell table:formula="of:=257-129*[.B206]" office:value-type="float" office:value="181.431854227466">
            <text:p>181.4318542275</text:p>
          </table:table-cell>
          <table:table-cell table:formula="of:=INT([.D206])" office:value-type="float" office:value="181">
            <text:p>181</text:p>
          </table:table-cell>
          <table:table-cell/>
          <table:table-cell table:formula="of:=(([.A206]-137)/119)*128+129" office:value-type="float" office:value="202.142857142857">
            <text:p>202.1428571429</text:p>
          </table:table-cell>
          <table:table-cell table:formula="of:=INT([.G206])" office:value-type="float" office:value="202">
            <text:p>20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SIN(3.14159*[.A207]/256)" office:value-type="float" office:value="0.575809937213999">
            <text:p>0.5758099372</text:p>
          </table:table-cell>
          <table:table-cell/>
          <table:table-cell table:formula="of:=257-129*[.B207]" office:value-type="float" office:value="182.720518099394">
            <text:p>182.7205180994</text:p>
          </table:table-cell>
          <table:table-cell table:formula="of:=INT([.D207])" office:value-type="float" office:value="182">
            <text:p>182</text:p>
          </table:table-cell>
          <table:table-cell/>
          <table:table-cell table:formula="of:=(([.A207]-137)/119)*128+129" office:value-type="float" office:value="203.218487394958">
            <text:p>203.218487395</text:p>
          </table:table-cell>
          <table:table-cell table:formula="of:=INT([.G207])" office:value-type="float" office:value="203">
            <text:p>20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SIN(3.14159*[.A208]/256)" office:value-type="float" office:value="0.565733580083888">
            <text:p>0.5657335801</text:p>
          </table:table-cell>
          <table:table-cell/>
          <table:table-cell table:formula="of:=257-129*[.B208]" office:value-type="float" office:value="184.020368169178">
            <text:p>184.0203681692</text:p>
          </table:table-cell>
          <table:table-cell table:formula="of:=INT([.D208])" office:value-type="float" office:value="184">
            <text:p>184</text:p>
          </table:table-cell>
          <table:table-cell/>
          <table:table-cell table:formula="of:=(([.A208]-137)/119)*128+129" office:value-type="float" office:value="204.294117647059">
            <text:p>204.2941176471</text:p>
          </table:table-cell>
          <table:table-cell table:formula="of:=INT([.G208])" office:value-type="float" office:value="204">
            <text:p>20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SIN(3.14159*[.A209]/256)" office:value-type="float" office:value="0.555572025701473">
            <text:p>0.5555720257</text:p>
          </table:table-cell>
          <table:table-cell/>
          <table:table-cell table:formula="of:=257-129*[.B209]" office:value-type="float" office:value="185.33120868451">
            <text:p>185.3312086845</text:p>
          </table:table-cell>
          <table:table-cell table:formula="of:=INT([.D209])" office:value-type="float" office:value="185">
            <text:p>185</text:p>
          </table:table-cell>
          <table:table-cell/>
          <table:table-cell table:formula="of:=(([.A209]-137)/119)*128+129" office:value-type="float" office:value="205.36974789916">
            <text:p>205.3697478992</text:p>
          </table:table-cell>
          <table:table-cell table:formula="of:=INT([.G209])" office:value-type="float" office:value="205">
            <text:p>20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SIN(3.14159*[.A210]/256)" office:value-type="float" office:value="0.545326804356881">
            <text:p>0.5453268044</text:p>
          </table:table-cell>
          <table:table-cell/>
          <table:table-cell table:formula="of:=257-129*[.B210]" office:value-type="float" office:value="186.652842237962">
            <text:p>186.652842238</text:p>
          </table:table-cell>
          <table:table-cell table:formula="of:=INT([.D210])" office:value-type="float" office:value="186">
            <text:p>186</text:p>
          </table:table-cell>
          <table:table-cell/>
          <table:table-cell table:formula="of:=(([.A210]-137)/119)*128+129" office:value-type="float" office:value="206.445378151261">
            <text:p>206.4453781513</text:p>
          </table:table-cell>
          <table:table-cell table:formula="of:=INT([.G210])" office:value-type="float" office:value="206">
            <text:p>20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SIN(3.14159*[.A211]/256)" office:value-type="float" office:value="0.534999458940156">
            <text:p>0.5349994589</text:p>
          </table:table-cell>
          <table:table-cell/>
          <table:table-cell table:formula="of:=257-129*[.B211]" office:value-type="float" office:value="187.98506979672">
            <text:p>187.9850697967</text:p>
          </table:table-cell>
          <table:table-cell table:formula="of:=INT([.D211])" office:value-type="float" office:value="187">
            <text:p>187</text:p>
          </table:table-cell>
          <table:table-cell/>
          <table:table-cell table:formula="of:=(([.A211]-137)/119)*128+129" office:value-type="float" office:value="207.521008403361">
            <text:p>207.5210084034</text:p>
          </table:table-cell>
          <table:table-cell table:formula="of:=INT([.G211])" office:value-type="float" office:value="207">
            <text:p>20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SIN(3.14159*[.A212]/256)" office:value-type="float" office:value="0.524591544708902">
            <text:p>0.5245915447</text:p>
          </table:table-cell>
          <table:table-cell/>
          <table:table-cell table:formula="of:=257-129*[.B212]" office:value-type="float" office:value="189.327690732552">
            <text:p>189.3276907326</text:p>
          </table:table-cell>
          <table:table-cell table:formula="of:=INT([.D212])" office:value-type="float" office:value="189">
            <text:p>189</text:p>
          </table:table-cell>
          <table:table-cell/>
          <table:table-cell table:formula="of:=(([.A212]-137)/119)*128+129" office:value-type="float" office:value="208.596638655462">
            <text:p>208.5966386555</text:p>
          </table:table-cell>
          <table:table-cell table:formula="of:=INT([.G212])" office:value-type="float" office:value="208">
            <text:p>20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SIN(3.14159*[.A213]/256)" office:value-type="float" office:value="0.514104629054073">
            <text:p>0.5141046291</text:p>
          </table:table-cell>
          <table:table-cell/>
          <table:table-cell table:formula="of:=257-129*[.B213]" office:value-type="float" office:value="190.680502852025">
            <text:p>190.680502852</text:p>
          </table:table-cell>
          <table:table-cell table:formula="of:=INT([.D213])" office:value-type="float" office:value="190">
            <text:p>190</text:p>
          </table:table-cell>
          <table:table-cell/>
          <table:table-cell table:formula="of:=(([.A213]-137)/119)*128+129" office:value-type="float" office:value="209.672268907563">
            <text:p>209.6722689076</text:p>
          </table:table-cell>
          <table:table-cell table:formula="of:=INT([.G213])" office:value-type="float" office:value="209">
            <text:p>20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SIN(3.14159*[.A214]/256)" office:value-type="float" office:value="0.503540291263923">
            <text:p>0.5035402913</text:p>
          </table:table-cell>
          <table:table-cell/>
          <table:table-cell table:formula="of:=257-129*[.B214]" office:value-type="float" office:value="192.043302426954">
            <text:p>192.043302427</text:p>
          </table:table-cell>
          <table:table-cell table:formula="of:=INT([.D214])" office:value-type="float" office:value="192">
            <text:p>192</text:p>
          </table:table-cell>
          <table:table-cell/>
          <table:table-cell table:formula="of:=(([.A214]-137)/119)*128+129" office:value-type="float" office:value="210.747899159664">
            <text:p>210.7478991597</text:p>
          </table:table-cell>
          <table:table-cell table:formula="of:=INT([.G214])" office:value-type="float" office:value="210">
            <text:p>21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SIN(3.14159*[.A215]/256)" office:value-type="float" office:value="0.492900122286178">
            <text:p>0.4929001223</text:p>
          </table:table-cell>
          <table:table-cell/>
          <table:table-cell table:formula="of:=257-129*[.B215]" office:value-type="float" office:value="193.415884225083">
            <text:p>193.4158842251</text:p>
          </table:table-cell>
          <table:table-cell table:formula="of:=INT([.D215])" office:value-type="float" office:value="193">
            <text:p>193</text:p>
          </table:table-cell>
          <table:table-cell/>
          <table:table-cell table:formula="of:=(([.A215]-137)/119)*128+129" office:value-type="float" office:value="211.823529411765">
            <text:p>211.8235294118</text:p>
          </table:table-cell>
          <table:table-cell table:formula="of:=INT([.G215])" office:value-type="float" office:value="211">
            <text:p>21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SIN(3.14159*[.A216]/256)" office:value-type="float" office:value="0.482185724488441">
            <text:p>0.4821857245</text:p>
          </table:table-cell>
          <table:table-cell/>
          <table:table-cell table:formula="of:=257-129*[.B216]" office:value-type="float" office:value="194.798041540991">
            <text:p>194.798041541</text:p>
          </table:table-cell>
          <table:table-cell table:formula="of:=INT([.D216])" office:value-type="float" office:value="194">
            <text:p>194</text:p>
          </table:table-cell>
          <table:table-cell/>
          <table:table-cell table:formula="of:=(([.A216]-137)/119)*128+129" office:value-type="float" office:value="212.899159663866">
            <text:p>212.8991596639</text:p>
          </table:table-cell>
          <table:table-cell table:formula="of:=INT([.G216])" office:value-type="float" office:value="212">
            <text:p>21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SIN(3.14159*[.A217]/256)" office:value-type="float" office:value="0.471398711416884">
            <text:p>0.4713987114</text:p>
          </table:table-cell>
          <table:table-cell/>
          <table:table-cell table:formula="of:=257-129*[.B217]" office:value-type="float" office:value="196.189566227222">
            <text:p>196.1895662272</text:p>
          </table:table-cell>
          <table:table-cell table:formula="of:=INT([.D217])" office:value-type="float" office:value="196">
            <text:p>196</text:p>
          </table:table-cell>
          <table:table-cell/>
          <table:table-cell table:formula="of:=(([.A217]-137)/119)*128+129" office:value-type="float" office:value="213.974789915966">
            <text:p>213.974789916</text:p>
          </table:table-cell>
          <table:table-cell table:formula="of:=INT([.G217])" office:value-type="float" office:value="213">
            <text:p>21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SIN(3.14159*[.A218]/256)" office:value-type="float" office:value="0.460540707553254">
            <text:p>0.4605407076</text:p>
          </table:table-cell>
          <table:table-cell/>
          <table:table-cell table:formula="of:=257-129*[.B218]" office:value-type="float" office:value="197.59024872563">
            <text:p>197.5902487256</text:p>
          </table:table-cell>
          <table:table-cell table:formula="of:=INT([.D218])" office:value-type="float" office:value="197">
            <text:p>197</text:p>
          </table:table-cell>
          <table:table-cell/>
          <table:table-cell table:formula="of:=(([.A218]-137)/119)*128+129" office:value-type="float" office:value="215.050420168067">
            <text:p>215.0504201681</text:p>
          </table:table-cell>
          <table:table-cell table:formula="of:=INT([.G218])" office:value-type="float" office:value="215">
            <text:p>2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SIN(3.14159*[.A219]/256)" office:value-type="float" office:value="0.449613348070231">
            <text:p>0.4496133481</text:p>
          </table:table-cell>
          <table:table-cell/>
          <table:table-cell table:formula="of:=257-129*[.B219]" office:value-type="float" office:value="198.99987809894">
            <text:p>198.9998780989</text:p>
          </table:table-cell>
          <table:table-cell table:formula="of:=INT([.D219])" office:value-type="float" office:value="198">
            <text:p>198</text:p>
          </table:table-cell>
          <table:table-cell/>
          <table:table-cell table:formula="of:=(([.A219]-137)/119)*128+129" office:value-type="float" office:value="216.126050420168">
            <text:p>216.1260504202</text:p>
          </table:table-cell>
          <table:table-cell table:formula="of:=INT([.G219])" office:value-type="float" office:value="216">
            <text:p>2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SIN(3.14159*[.A220]/256)" office:value-type="float" office:value="0.43861827858518">
            <text:p>0.4386182786</text:p>
          </table:table-cell>
          <table:table-cell/>
          <table:table-cell table:formula="of:=257-129*[.B220]" office:value-type="float" office:value="200.418242062512">
            <text:p>200.4182420625</text:p>
          </table:table-cell>
          <table:table-cell table:formula="of:=INT([.D220])" office:value-type="float" office:value="200">
            <text:p>200</text:p>
          </table:table-cell>
          <table:table-cell/>
          <table:table-cell table:formula="of:=(([.A220]-137)/119)*128+129" office:value-type="float" office:value="217.201680672269">
            <text:p>217.2016806723</text:p>
          </table:table-cell>
          <table:table-cell table:formula="of:=INT([.G220])" office:value-type="float" office:value="217">
            <text:p>21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SIN(3.14159*[.A221]/256)" office:value-type="float" office:value="0.427557154912325">
            <text:p>0.4275571549</text:p>
          </table:table-cell>
          <table:table-cell/>
          <table:table-cell table:formula="of:=257-129*[.B221]" office:value-type="float" office:value="201.84512701631">
            <text:p>201.8451270163</text:p>
          </table:table-cell>
          <table:table-cell table:formula="of:=INT([.D221])" office:value-type="float" office:value="201">
            <text:p>201</text:p>
          </table:table-cell>
          <table:table-cell/>
          <table:table-cell table:formula="of:=(([.A221]-137)/119)*128+129" office:value-type="float" office:value="218.27731092437">
            <text:p>218.2773109244</text:p>
          </table:table-cell>
          <table:table-cell table:formula="of:=INT([.G221])" office:value-type="float" office:value="218">
            <text:p>21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SIN(3.14159*[.A222]/256)" office:value-type="float" office:value="0.416431642813391">
            <text:p>0.4164316428</text:p>
          </table:table-cell>
          <table:table-cell/>
          <table:table-cell table:formula="of:=257-129*[.B222]" office:value-type="float" office:value="203.280318077073">
            <text:p>203.2803180771</text:p>
          </table:table-cell>
          <table:table-cell table:formula="of:=INT([.D222])" office:value-type="float" office:value="203">
            <text:p>203</text:p>
          </table:table-cell>
          <table:table-cell/>
          <table:table-cell table:formula="of:=(([.A222]-137)/119)*128+129" office:value-type="float" office:value="219.352941176471">
            <text:p>219.3529411765</text:p>
          </table:table-cell>
          <table:table-cell table:formula="of:=INT([.G222])" office:value-type="float" office:value="219">
            <text:p>21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SIN(3.14159*[.A223]/256)" office:value-type="float" office:value="0.405243417746746">
            <text:p>0.4052434177</text:p>
          </table:table-cell>
          <table:table-cell/>
          <table:table-cell table:formula="of:=257-129*[.B223]" office:value-type="float" office:value="204.72359911067">
            <text:p>204.7235991107</text:p>
          </table:table-cell>
          <table:table-cell table:formula="of:=INT([.D223])" office:value-type="float" office:value="204">
            <text:p>204</text:p>
          </table:table-cell>
          <table:table-cell/>
          <table:table-cell table:formula="of:=(([.A223]-137)/119)*128+129" office:value-type="float" office:value="220.428571428571">
            <text:p>220.4285714286</text:p>
          </table:table-cell>
          <table:table-cell table:formula="of:=INT([.G223])" office:value-type="float" office:value="220">
            <text:p>22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SIN(3.14159*[.A224]/256)" office:value-type="float" office:value="0.393994164615086">
            <text:p>0.3939941646</text:p>
          </table:table-cell>
          <table:table-cell/>
          <table:table-cell table:formula="of:=257-129*[.B224]" office:value-type="float" office:value="206.174752764654">
            <text:p>206.1747527647</text:p>
          </table:table-cell>
          <table:table-cell table:formula="of:=INT([.D224])" office:value-type="float" office:value="206">
            <text:p>206</text:p>
          </table:table-cell>
          <table:table-cell/>
          <table:table-cell table:formula="of:=(([.A224]-137)/119)*128+129" office:value-type="float" office:value="221.504201680672">
            <text:p>221.5042016807</text:p>
          </table:table-cell>
          <table:table-cell table:formula="of:=INT([.G224])" office:value-type="float" office:value="221">
            <text:p>22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SIN(3.14159*[.A225]/256)" office:value-type="float" office:value="0.382685577511694">
            <text:p>0.3826855775</text:p>
          </table:table-cell>
          <table:table-cell/>
          <table:table-cell table:formula="of:=257-129*[.B225]" office:value-type="float" office:value="207.633560500991">
            <text:p>207.633560501</text:p>
          </table:table-cell>
          <table:table-cell table:formula="of:=INT([.D225])" office:value-type="float" office:value="207">
            <text:p>207</text:p>
          </table:table-cell>
          <table:table-cell/>
          <table:table-cell table:formula="of:=(([.A225]-137)/119)*128+129" office:value-type="float" office:value="222.579831932773">
            <text:p>222.5798319328</text:p>
          </table:table-cell>
          <table:table-cell table:formula="of:=INT([.G225])" office:value-type="float" office:value="222">
            <text:p>22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SIN(3.14159*[.A226]/256)" office:value-type="float" office:value="0.371319359465312">
            <text:p>0.3713193595</text:p>
          </table:table-cell>
          <table:table-cell/>
          <table:table-cell table:formula="of:=257-129*[.B226]" office:value-type="float" office:value="209.099802628975">
            <text:p>209.099802629</text:p>
          </table:table-cell>
          <table:table-cell table:formula="of:=INT([.D226])" office:value-type="float" office:value="209">
            <text:p>209</text:p>
          </table:table-cell>
          <table:table-cell/>
          <table:table-cell table:formula="of:=(([.A226]-137)/119)*128+129" office:value-type="float" office:value="223.655462184874">
            <text:p>223.6554621849</text:p>
          </table:table-cell>
          <table:table-cell table:formula="of:=INT([.G226])" office:value-type="float" office:value="223">
            <text:p>22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SIN(3.14159*[.A227]/256)" office:value-type="float" office:value="0.35989722218368">
            <text:p>0.3598972222</text:p>
          </table:table-cell>
          <table:table-cell/>
          <table:table-cell table:formula="of:=257-129*[.B227]" office:value-type="float" office:value="210.573258338305">
            <text:p>210.5732583383</text:p>
          </table:table-cell>
          <table:table-cell table:formula="of:=INT([.D227])" office:value-type="float" office:value="210">
            <text:p>210</text:p>
          </table:table-cell>
          <table:table-cell/>
          <table:table-cell table:formula="of:=(([.A227]-137)/119)*128+129" office:value-type="float" office:value="224.731092436975">
            <text:p>224.731092437</text:p>
          </table:table-cell>
          <table:table-cell table:formula="of:=INT([.G227])" office:value-type="float" office:value="224">
            <text:p>22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SIN(3.14159*[.A228]/256)" office:value-type="float" office:value="0.348420885795752">
            <text:p>0.3484208858</text:p>
          </table:table-cell>
          <table:table-cell/>
          <table:table-cell table:formula="of:=257-129*[.B228]" office:value-type="float" office:value="212.053705732348">
            <text:p>212.0537057323</text:p>
          </table:table-cell>
          <table:table-cell table:formula="of:=INT([.D228])" office:value-type="float" office:value="212">
            <text:p>212</text:p>
          </table:table-cell>
          <table:table-cell/>
          <table:table-cell table:formula="of:=(([.A228]-137)/119)*128+129" office:value-type="float" office:value="225.806722689076">
            <text:p>225.8067226891</text:p>
          </table:table-cell>
          <table:table-cell table:formula="of:=INT([.G228])" office:value-type="float" office:value="225">
            <text:p>22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SIN(3.14159*[.A229]/256)" office:value-type="float" office:value="0.336892078592656">
            <text:p>0.3368920786</text:p>
          </table:table-cell>
          <table:table-cell/>
          <table:table-cell table:formula="of:=257-129*[.B229]" office:value-type="float" office:value="213.540921861547">
            <text:p>213.5409218615</text:p>
          </table:table-cell>
          <table:table-cell table:formula="of:=INT([.D229])" office:value-type="float" office:value="213">
            <text:p>213</text:p>
          </table:table-cell>
          <table:table-cell/>
          <table:table-cell table:formula="of:=(([.A229]-137)/119)*128+129" office:value-type="float" office:value="226.882352941176">
            <text:p>226.8823529412</text:p>
          </table:table-cell>
          <table:table-cell table:formula="of:=INT([.G229])" office:value-type="float" office:value="226">
            <text:p>22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SIN(3.14159*[.A230]/256)" office:value-type="float" office:value="0.325312536767416">
            <text:p>0.3253125368</text:p>
          </table:table-cell>
          <table:table-cell/>
          <table:table-cell table:formula="of:=257-129*[.B230]" office:value-type="float" office:value="215.034682757003">
            <text:p>215.034682757</text:p>
          </table:table-cell>
          <table:table-cell table:formula="of:=INT([.D230])" office:value-type="float" office:value="215">
            <text:p>215</text:p>
          </table:table-cell>
          <table:table-cell/>
          <table:table-cell table:formula="of:=(([.A230]-137)/119)*128+129" office:value-type="float" office:value="227.957983193277">
            <text:p>227.9579831933</text:p>
          </table:table-cell>
          <table:table-cell table:formula="of:=INT([.G230])" office:value-type="float" office:value="227">
            <text:p>22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SIN(3.14159*[.A231]/256)" office:value-type="float" office:value="0.313684004153493">
            <text:p>0.3136840042</text:p>
          </table:table-cell>
          <table:table-cell/>
          <table:table-cell table:formula="of:=257-129*[.B231]" office:value-type="float" office:value="216.534763464199">
            <text:p>216.5347634642</text:p>
          </table:table-cell>
          <table:table-cell table:formula="of:=INT([.D231])" office:value-type="float" office:value="216">
            <text:p>216</text:p>
          </table:table-cell>
          <table:table-cell/>
          <table:table-cell table:formula="of:=(([.A231]-137)/119)*128+129" office:value-type="float" office:value="229.033613445378">
            <text:p>229.0336134454</text:p>
          </table:table-cell>
          <table:table-cell table:formula="of:=INT([.G231])" office:value-type="float" office:value="229">
            <text:p>2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SIN(3.14159*[.A232]/256)" office:value-type="float" office:value="0.302008231962168">
            <text:p>0.302008232</text:p>
          </table:table-cell>
          <table:table-cell/>
          <table:table-cell table:formula="of:=257-129*[.B232]" office:value-type="float" office:value="218.04093807688">
            <text:p>218.0409380769</text:p>
          </table:table-cell>
          <table:table-cell table:formula="of:=INT([.D232])" office:value-type="float" office:value="218">
            <text:p>218</text:p>
          </table:table-cell>
          <table:table-cell/>
          <table:table-cell table:formula="of:=(([.A232]-137)/119)*128+129" office:value-type="float" office:value="230.109243697479">
            <text:p>230.1092436975</text:p>
          </table:table-cell>
          <table:table-cell table:formula="of:=INT([.G232])" office:value-type="float" office:value="230">
            <text:p>23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SIN(3.14159*[.A233]/256)" office:value-type="float" office:value="0.290286978518814">
            <text:p>0.2902869785</text:p>
          </table:table-cell>
          <table:table-cell/>
          <table:table-cell table:formula="of:=257-129*[.B233]" office:value-type="float" office:value="219.552979771073">
            <text:p>219.5529797711</text:p>
          </table:table-cell>
          <table:table-cell table:formula="of:=INT([.D233])" office:value-type="float" office:value="219">
            <text:p>219</text:p>
          </table:table-cell>
          <table:table-cell/>
          <table:table-cell table:formula="of:=(([.A233]-137)/119)*128+129" office:value-type="float" office:value="231.18487394958">
            <text:p>231.1848739496</text:p>
          </table:table-cell>
          <table:table-cell table:formula="of:=INT([.G233])" office:value-type="float" office:value="231">
            <text:p>23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SIN(3.14159*[.A234]/256)" office:value-type="float" office:value="0.278522008998105">
            <text:p>0.278522009</text:p>
          </table:table-cell>
          <table:table-cell/>
          <table:table-cell table:formula="of:=257-129*[.B234]" office:value-type="float" office:value="221.070660839244">
            <text:p>221.0706608392</text:p>
          </table:table-cell>
          <table:table-cell table:formula="of:=INT([.D234])" office:value-type="float" office:value="221">
            <text:p>221</text:p>
          </table:table-cell>
          <table:table-cell/>
          <table:table-cell table:formula="of:=(([.A234]-137)/119)*128+129" office:value-type="float" office:value="232.260504201681">
            <text:p>232.2605042017</text:p>
          </table:table-cell>
          <table:table-cell table:formula="of:=INT([.G234])" office:value-type="float" office:value="232">
            <text:p>23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SIN(3.14159*[.A235]/256)" office:value-type="float" office:value="0.266715095158182">
            <text:p>0.2667150952</text:p>
          </table:table-cell>
          <table:table-cell/>
          <table:table-cell table:formula="of:=257-129*[.B235]" office:value-type="float" office:value="222.593752724595">
            <text:p>222.5937527246</text:p>
          </table:table-cell>
          <table:table-cell table:formula="of:=INT([.D235])" office:value-type="float" office:value="222">
            <text:p>222</text:p>
          </table:table-cell>
          <table:table-cell/>
          <table:table-cell table:formula="of:=(([.A235]-137)/119)*128+129" office:value-type="float" office:value="233.336134453782">
            <text:p>233.3361344538</text:p>
          </table:table-cell>
          <table:table-cell table:formula="of:=INT([.G235])" office:value-type="float" office:value="233">
            <text:p>2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SIN(3.14159*[.A236]/256)" office:value-type="float" office:value="0.254868015073837">
            <text:p>0.2548680151</text:p>
          </table:table-cell>
          <table:table-cell/>
          <table:table-cell table:formula="of:=257-129*[.B236]" office:value-type="float" office:value="224.122026055475">
            <text:p>224.1220260555</text:p>
          </table:table-cell>
          <table:table-cell table:formula="of:=INT([.D236])" office:value-type="float" office:value="224">
            <text:p>224</text:p>
          </table:table-cell>
          <table:table-cell/>
          <table:table-cell table:formula="of:=(([.A236]-137)/119)*128+129" office:value-type="float" office:value="234.411764705882">
            <text:p>234.4117647059</text:p>
          </table:table-cell>
          <table:table-cell table:formula="of:=INT([.G236])" office:value-type="float" office:value="234">
            <text:p>23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SIN(3.14159*[.A237]/256)" office:value-type="float" office:value="0.242982552868739">
            <text:p>0.2429825529</text:p>
          </table:table-cell>
          <table:table-cell/>
          <table:table-cell table:formula="of:=257-129*[.B237]" office:value-type="float" office:value="225.655250679933">
            <text:p>225.6552506799</text:p>
          </table:table-cell>
          <table:table-cell table:formula="of:=INT([.D237])" office:value-type="float" office:value="225">
            <text:p>225</text:p>
          </table:table-cell>
          <table:table-cell/>
          <table:table-cell table:formula="of:=(([.A237]-137)/119)*128+129" office:value-type="float" office:value="235.487394957983">
            <text:p>235.487394958</text:p>
          </table:table-cell>
          <table:table-cell table:formula="of:=INT([.G237])" office:value-type="float" office:value="235">
            <text:p>23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SIN(3.14159*[.A238]/256)" office:value-type="float" office:value="0.231060498446754">
            <text:p>0.2310604984</text:p>
          </table:table-cell>
          <table:table-cell/>
          <table:table-cell table:formula="of:=257-129*[.B238]" office:value-type="float" office:value="227.193195700369">
            <text:p>227.1931957004</text:p>
          </table:table-cell>
          <table:table-cell table:formula="of:=INT([.D238])" office:value-type="float" office:value="227">
            <text:p>227</text:p>
          </table:table-cell>
          <table:table-cell/>
          <table:table-cell table:formula="of:=(([.A238]-137)/119)*128+129" office:value-type="float" office:value="236.563025210084">
            <text:p>236.5630252101</text:p>
          </table:table-cell>
          <table:table-cell table:formula="of:=INT([.G238])" office:value-type="float" office:value="236">
            <text:p>23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SIN(3.14159*[.A239]/256)" office:value-type="float" office:value="0.219103647222394">
            <text:p>0.2191036472</text:p>
          </table:table-cell>
          <table:table-cell/>
          <table:table-cell table:formula="of:=257-129*[.B239]" office:value-type="float" office:value="228.735629508311">
            <text:p>228.7356295083</text:p>
          </table:table-cell>
          <table:table-cell table:formula="of:=INT([.D239])" office:value-type="float" office:value="228">
            <text:p>228</text:p>
          </table:table-cell>
          <table:table-cell/>
          <table:table-cell table:formula="of:=(([.A239]-137)/119)*128+129" office:value-type="float" office:value="237.638655462185">
            <text:p>237.6386554622</text:p>
          </table:table-cell>
          <table:table-cell table:formula="of:=INT([.G239])" office:value-type="float" office:value="237">
            <text:p>23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SIN(3.14159*[.A240]/256)" office:value-type="float" office:value="0.207113799850429">
            <text:p>0.2071137999</text:p>
          </table:table-cell>
          <table:table-cell/>
          <table:table-cell table:formula="of:=257-129*[.B240]" office:value-type="float" office:value="230.282319819295">
            <text:p>230.2823198193</text:p>
          </table:table-cell>
          <table:table-cell table:formula="of:=INT([.D240])" office:value-type="float" office:value="230">
            <text:p>230</text:p>
          </table:table-cell>
          <table:table-cell/>
          <table:table-cell table:formula="of:=(([.A240]-137)/119)*128+129" office:value-type="float" office:value="238.714285714286">
            <text:p>238.7142857143</text:p>
          </table:table-cell>
          <table:table-cell table:formula="of:=INT([.G240])" office:value-type="float" office:value="238">
            <text:p>23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SIN(3.14159*[.A241]/256)" office:value-type="float" office:value="0.195092761954721">
            <text:p>0.195092762</text:p>
          </table:table-cell>
          <table:table-cell/>
          <table:table-cell table:formula="of:=257-129*[.B241]" office:value-type="float" office:value="231.833033707841">
            <text:p>231.8330337078</text:p>
          </table:table-cell>
          <table:table-cell table:formula="of:=INT([.D241])" office:value-type="float" office:value="231">
            <text:p>231</text:p>
          </table:table-cell>
          <table:table-cell/>
          <table:table-cell table:formula="of:=(([.A241]-137)/119)*128+129" office:value-type="float" office:value="239.789915966387">
            <text:p>239.7899159664</text:p>
          </table:table-cell>
          <table:table-cell table:formula="of:=INT([.G241])" office:value-type="float" office:value="239">
            <text:p>23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SIN(3.14159*[.A242]/256)" office:value-type="float" office:value="0.183042343856303">
            <text:p>0.1830423439</text:p>
          </table:table-cell>
          <table:table-cell/>
          <table:table-cell table:formula="of:=257-129*[.B242]" office:value-type="float" office:value="233.387537642537">
            <text:p>233.3875376425</text:p>
          </table:table-cell>
          <table:table-cell table:formula="of:=INT([.D242])" office:value-type="float" office:value="233">
            <text:p>233</text:p>
          </table:table-cell>
          <table:table-cell/>
          <table:table-cell table:formula="of:=(([.A242]-137)/119)*128+129" office:value-type="float" office:value="240.865546218487">
            <text:p>240.8655462185</text:p>
          </table:table-cell>
          <table:table-cell table:formula="of:=INT([.G242])" office:value-type="float" office:value="240">
            <text:p>24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SIN(3.14159*[.A243]/256)" office:value-type="float" office:value="0.170964360300749">
            <text:p>0.1709643603</text:p>
          </table:table-cell>
          <table:table-cell/>
          <table:table-cell table:formula="of:=257-129*[.B243]" office:value-type="float" office:value="234.945597521203">
            <text:p>234.9455975212</text:p>
          </table:table-cell>
          <table:table-cell table:formula="of:=INT([.D243])" office:value-type="float" office:value="234">
            <text:p>234</text:p>
          </table:table-cell>
          <table:table-cell/>
          <table:table-cell table:formula="of:=(([.A243]-137)/119)*128+129" office:value-type="float" office:value="241.941176470588">
            <text:p>241.9411764706</text:p>
          </table:table-cell>
          <table:table-cell table:formula="of:=INT([.G243])" office:value-type="float" office:value="241">
            <text:p>24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SIN(3.14159*[.A244]/256)" office:value-type="float" office:value="0.158860630184884">
            <text:p>0.1588606302</text:p>
          </table:table-cell>
          <table:table-cell/>
          <table:table-cell table:formula="of:=257-129*[.B244]" office:value-type="float" office:value="236.50697870615">
            <text:p>236.5069787062</text:p>
          </table:table-cell>
          <table:table-cell table:formula="of:=INT([.D244])" office:value-type="float" office:value="236">
            <text:p>236</text:p>
          </table:table-cell>
          <table:table-cell/>
          <table:table-cell table:formula="of:=(([.A244]-137)/119)*128+129" office:value-type="float" office:value="243.016806722689">
            <text:p>243.0168067227</text:p>
          </table:table-cell>
          <table:table-cell table:formula="of:=INT([.G244])"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SIN(3.14159*[.A245]/256)" office:value-type="float" office:value="0.146732976282863">
            <text:p>0.1467329763</text:p>
          </table:table-cell>
          <table:table-cell/>
          <table:table-cell table:formula="of:=257-129*[.B245]" office:value-type="float" office:value="238.071446059511">
            <text:p>238.0714460595</text:p>
          </table:table-cell>
          <table:table-cell table:formula="of:=INT([.D245])" office:value-type="float" office:value="238">
            <text:p>238</text:p>
          </table:table-cell>
          <table:table-cell/>
          <table:table-cell table:formula="of:=(([.A245]-137)/119)*128+129" office:value-type="float" office:value="244.09243697479">
            <text:p>244.0924369748</text:p>
          </table:table-cell>
          <table:table-cell table:formula="of:=INT([.G245])"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SIN(3.14159*[.A246]/256)" office:value-type="float" office:value="0.13458322497167">
            <text:p>0.134583225</text:p>
          </table:table-cell>
          <table:table-cell/>
          <table:table-cell table:formula="of:=257-129*[.B246]" office:value-type="float" office:value="239.638763978655">
            <text:p>239.6387639787</text:p>
          </table:table-cell>
          <table:table-cell table:formula="of:=INT([.D246])" office:value-type="float" office:value="239">
            <text:p>239</text:p>
          </table:table-cell>
          <table:table-cell/>
          <table:table-cell table:formula="of:=(([.A246]-137)/119)*128+129" office:value-type="float" office:value="245.168067226891">
            <text:p>245.1680672269</text:p>
          </table:table-cell>
          <table:table-cell table:formula="of:=INT([.G246])"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SIN(3.14159*[.A247]/256)" office:value-type="float" office:value="0.12241320595607">
            <text:p>0.122413206</text:p>
          </table:table-cell>
          <table:table-cell/>
          <table:table-cell table:formula="of:=257-129*[.B247]" office:value-type="float" office:value="241.208696431667">
            <text:p>241.2086964317</text:p>
          </table:table-cell>
          <table:table-cell table:formula="of:=INT([.D247])" office:value-type="float" office:value="241">
            <text:p>241</text:p>
          </table:table-cell>
          <table:table-cell/>
          <table:table-cell table:formula="of:=(([.A247]-137)/119)*128+129" office:value-type="float" office:value="246.243697478992">
            <text:p>246.243697479</text:p>
          </table:table-cell>
          <table:table-cell table:formula="of:=INT([.G247])"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SIN(3.14159*[.A248]/256)" office:value-type="float" office:value="0.110224751993067">
            <text:p>0.110224752</text:p>
          </table:table-cell>
          <table:table-cell/>
          <table:table-cell table:formula="of:=257-129*[.B248]" office:value-type="float" office:value="242.781006992894">
            <text:p>242.7810069929</text:p>
          </table:table-cell>
          <table:table-cell table:formula="of:=INT([.D248])" office:value-type="float" office:value="242">
            <text:p>242</text:p>
          </table:table-cell>
          <table:table-cell/>
          <table:table-cell table:formula="of:=(([.A248]-137)/119)*128+129" office:value-type="float" office:value="247.319327731092">
            <text:p>247.3193277311</text:p>
          </table:table-cell>
          <table:table-cell table:formula="of:=INT([.G248])"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SIN(3.14159*[.A249]/256)" office:value-type="float" office:value="0.0980196986158937">
            <text:p>0.0980196986</text:p>
          </table:table-cell>
          <table:table-cell/>
          <table:table-cell table:formula="of:=257-129*[.B249]" office:value-type="float" office:value="244.35545887855">
            <text:p>244.3554588786</text:p>
          </table:table-cell>
          <table:table-cell table:formula="of:=INT([.D249])" office:value-type="float" office:value="244">
            <text:p>244</text:p>
          </table:table-cell>
          <table:table-cell/>
          <table:table-cell table:formula="of:=(([.A249]-137)/119)*128+129" office:value-type="float" office:value="248.394957983193">
            <text:p>248.3949579832</text:p>
          </table:table-cell>
          <table:table-cell table:formula="of:=INT([.G249])"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SIN(3.14159*[.A250]/256)" office:value-type="float" office:value="0.0857998838575904">
            <text:p>0.0857998839</text:p>
          </table:table-cell>
          <table:table-cell/>
          <table:table-cell table:formula="of:=257-129*[.B250]" office:value-type="float" office:value="245.931814982371">
            <text:p>245.9318149824</text:p>
          </table:table-cell>
          <table:table-cell table:formula="of:=INT([.D250])" office:value-type="float" office:value="245">
            <text:p>245</text:p>
          </table:table-cell>
          <table:table-cell/>
          <table:table-cell table:formula="of:=(([.A250]-137)/119)*128+129" office:value-type="float" office:value="249.470588235294">
            <text:p>249.4705882353</text:p>
          </table:table-cell>
          <table:table-cell table:formula="of:=INT([.G250])"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SIN(3.14159*[.A251]/256)" office:value-type="float" office:value="0.0735671479742027">
            <text:p>0.073567148</text:p>
          </table:table-cell>
          <table:table-cell/>
          <table:table-cell table:formula="of:=257-129*[.B251]" office:value-type="float" office:value="247.509837911328">
            <text:p>247.5098379113</text:p>
          </table:table-cell>
          <table:table-cell table:formula="of:=INT([.D251])" office:value-type="float" office:value="247">
            <text:p>247</text:p>
          </table:table-cell>
          <table:table-cell/>
          <table:table-cell table:formula="of:=(([.A251]-137)/119)*128+129" office:value-type="float" office:value="250.546218487395">
            <text:p>250.5462184874</text:p>
          </table:table-cell>
          <table:table-cell table:formula="of:=INT([.G251])"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SIN(3.14159*[.A252]/256)" office:value-type="float" office:value="0.0613233331676466">
            <text:p>0.0613233332</text:p>
          </table:table-cell>
          <table:table-cell/>
          <table:table-cell table:formula="of:=257-129*[.B252]" office:value-type="float" office:value="249.089290021374">
            <text:p>249.0892900214</text:p>
          </table:table-cell>
          <table:table-cell table:formula="of:=INT([.D252])" office:value-type="float" office:value="249">
            <text:p>249</text:p>
          </table:table-cell>
          <table:table-cell/>
          <table:table-cell table:formula="of:=(([.A252]-137)/119)*128+129" office:value-type="float" office:value="251.621848739496">
            <text:p>251.6218487395</text:p>
          </table:table-cell>
          <table:table-cell table:formula="of:=INT([.G252])"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SIN(3.14159*[.A253]/256)" office:value-type="float" office:value="0.0490702833082817">
            <text:p>0.0490702833</text:p>
          </table:table-cell>
          <table:table-cell/>
          <table:table-cell table:formula="of:=257-129*[.B253]" office:value-type="float" office:value="250.669933453232">
            <text:p>250.6699334532</text:p>
          </table:table-cell>
          <table:table-cell table:formula="of:=INT([.D253])" office:value-type="float" office:value="250">
            <text:p>250</text:p>
          </table:table-cell>
          <table:table-cell/>
          <table:table-cell table:formula="of:=(([.A253]-137)/119)*128+129" office:value-type="float" office:value="252.697478991597">
            <text:p>252.6974789916</text:p>
          </table:table-cell>
          <table:table-cell table:formula="of:=INT([.G253])"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SIN(3.14159*[.A254]/256)" office:value-type="float" office:value="0.0368098436572284">
            <text:p>0.0368098437</text:p>
          </table:table-cell>
          <table:table-cell/>
          <table:table-cell table:formula="of:=257-129*[.B254]" office:value-type="float" office:value="252.251530168217">
            <text:p>252.2515301682</text:p>
          </table:table-cell>
          <table:table-cell table:formula="of:=INT([.D254])" office:value-type="float" office:value="252">
            <text:p>252</text:p>
          </table:table-cell>
          <table:table-cell/>
          <table:table-cell table:formula="of:=(([.A254]-137)/119)*128+129" office:value-type="float" office:value="253.773109243697">
            <text:p>253.7731092437</text:p>
          </table:table-cell>
          <table:table-cell table:formula="of:=INT([.G254])"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SIN(3.14159*[.A255]/256)" office:value-type="float" office:value="0.0245438605884826">
            <text:p>0.0245438606</text:p>
          </table:table-cell>
          <table:table-cell/>
          <table:table-cell table:formula="of:=257-129*[.B255]" office:value-type="float" office:value="253.833841984086">
            <text:p>253.8338419841</text:p>
          </table:table-cell>
          <table:table-cell table:formula="of:=INT([.D255])" office:value-type="float" office:value="253">
            <text:p>253</text:p>
          </table:table-cell>
          <table:table-cell/>
          <table:table-cell table:formula="of:=(([.A255]-137)/119)*128+129" office:value-type="float" office:value="254.848739495798">
            <text:p>254.8487394958</text:p>
          </table:table-cell>
          <table:table-cell table:formula="of:=INT([.G255])"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SIN(3.14159*[.A256]/256)" office:value-type="float" office:value="0.0122741813108552">
            <text:p>0.0122741813</text:p>
          </table:table-cell>
          <table:table-cell/>
          <table:table-cell table:formula="of:=257-129*[.B256]" office:value-type="float" office:value="255.4166306109">
            <text:p>255.4166306109</text:p>
          </table:table-cell>
          <table:table-cell table:formula="of:=INT([.D256])" office:value-type="float" office:value="255">
            <text:p>255</text:p>
          </table:table-cell>
          <table:table-cell/>
          <table:table-cell table:formula="of:=(([.A256]-137)/119)*128+129" office:value-type="float" office:value="255.924369747899">
            <text:p>255.9243697479</text:p>
          </table:table-cell>
          <table:table-cell table:formula="of:=INT([.G256])" office:value-type="float" office:value="255">
            <text:p>2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8/11/2016</text:date>, <text:time>01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2:01:21.83</meta:creation-date>
    <dc:date>2016-08-11T01:03:45.49</dc:date>
    <meta:editing-duration>PT2M12S</meta:editing-duration>
    <meta:editing-cycles>1</meta:editing-cycles>
    <meta:document-statistic meta:table-count="3" meta:cell-count="1536" meta:object-count="0"/>
    <meta:generator>OpenOffice.org/3.4.1$Win32 OpenOffice.org_project/341m1$Build-9593</meta:generator>
  </office:meta>
</office:document-meta>
</file>